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61.09pt"/>
    </style:style>
    <style:style style:name="co6" style:family="table-column">
      <style:table-column-properties fo:break-before="auto" style:column-width="87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etailed_20_Poi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tailed Point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5" table:default-cell-style-name="Default"/>
        <table:table-column table:style-name="co1" table:visibility="collapse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oted For</text:p>
          </table:table-cell>
          <table:table-cell table:style-name="ce3" office:value-type="string" calcext:value-type="string">
            <text:p>Juror A</text:p>
          </table:table-cell>
          <table:table-cell table:style-name="ce3" office:value-type="string" calcext:value-type="string">
            <text:p>Juror B</text:p>
          </table:table-cell>
          <table:table-cell table:style-name="ce3" office:value-type="string" calcext:value-type="string">
            <text:p>Juror C</text:p>
          </table:table-cell>
          <table:table-cell table:style-name="ce3" office:value-type="string" calcext:value-type="string">
            <text:p>Juror D</text:p>
          </table:table-cell>
          <table:table-cell table:style-name="ce3" office:value-type="string" calcext:value-type="string">
            <text:p>Juror E</text:p>
          </table:table-cell>
          <table:table-cell table:style-name="ce1" office:value-type="string" calcext:value-type="string">
            <text:p>Jury</text:p>
          </table:table-cell>
          <table:table-cell table:style-name="ce1" office:value-type="string" calcext:value-type="string">
            <text:p>Televoting</text:p>
          </table:table-cell>
          <table:table-cell table:style-name="ce3" office:value-type="string" calcext:value-type="string">
            <text:p>Jury points</text:p>
          </table:table-cell>
          <table:table-cell table:style-name="ce3" office:value-type="string" calcext:value-type="string">
            <text:p>Televoting points</text:p>
          </table:table-cell>
          <table:table-cell table:style-name="ce3" office:value-type="string" calcext:value-type="string">
            <text:p>Jury rank</text:p>
          </table:table-cell>
          <table:table-cell table:style-name="ce3" office:value-type="string" calcext:value-type="string">
            <text:p>Televoting rank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]);&quot;/grand-final/results/&quot;);LOWER(SUBSTITUTE([.B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2,&quot;&quot;\d+ points?&quot;&quot;),REGEXEXTRACT(J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,&quot;&quot;\d+ points?&quot;&quot;),REGEXEXTRACT(K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2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3]);&quot;/grand-final/results/&quot;);LOWER(SUBSTITUTE([.B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3,&quot;&quot;\d+ points?&quot;&quot;),REGEXEXTRACT(J3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3,&quot;&quot;\d+ points?&quot;&quot;),REGEXEXTRACT(K3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3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3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4]);&quot;/grand-final/results/&quot;);LOWER(SUBSTITUTE([.B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4,&quot;&quot;\d+ points?&quot;&quot;),REGEXEXTRACT(J4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,&quot;&quot;\d+ points?&quot;&quot;),REGEXEXTRACT(K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4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5]);&quot;/grand-final/results/&quot;);LOWER(SUBSTITUTE([.B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5,&quot;&quot;\d+ points?&quot;&quot;),REGEXEXTRACT(J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,&quot;&quot;\d+ points?&quot;&quot;),REGEXEXTRACT(K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6]);&quot;/grand-final/results/&quot;);LOWER(SUBSTITUTE([.B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,&quot;&quot;\d+ points?&quot;&quot;),REGEXEXTRACT(J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,&quot;&quot;\d+ points?&quot;&quot;),REGEXEXTRACT(K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7]);&quot;/grand-final/results/&quot;);LOWER(SUBSTITUTE([.B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7,&quot;&quot;\d+ points?&quot;&quot;),REGEXEXTRACT(J7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7,&quot;&quot;\d+ points?&quot;&quot;),REGEXEXTRACT(K7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7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8]);&quot;/grand-final/results/&quot;);LOWER(SUBSTITUTE([.B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8,&quot;&quot;\d+ points?&quot;&quot;),REGEXEXTRACT(J8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,&quot;&quot;\d+ points?&quot;&quot;),REGEXEXTRACT(K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8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9]);&quot;/grand-final/results/&quot;);LOWER(SUBSTITUTE([.B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9,&quot;&quot;\d+ points?&quot;&quot;),REGEXEXTRACT(J9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9,&quot;&quot;\d+ points?&quot;&quot;),REGEXEXTRACT(K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0]);&quot;/grand-final/results/&quot;);LOWER(SUBSTITUTE([.B1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10,&quot;&quot;\d+ points?&quot;&quot;),REGEXEXTRACT(J10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10,&quot;&quot;\d+ points?&quot;&quot;),REGEXEXTRACT(K10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10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10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1]);&quot;/grand-final/results/&quot;);LOWER(SUBSTITUTE([.B1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11,&quot;&quot;\d+ points?&quot;&quot;),REGEXEXTRACT(J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,&quot;&quot;\d+ points?&quot;&quot;),REGEXEXTRACT(K11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11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11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2]);&quot;/grand-final/results/&quot;);LOWER(SUBSTITUTE([.B1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12,&quot;&quot;\d+ points?&quot;&quot;),REGEXEXTRACT(J1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,&quot;&quot;\d+ points?&quot;&quot;),REGEXEXTRACT(K12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1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12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3]);&quot;/grand-final/results/&quot;);LOWER(SUBSTITUTE([.B1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13,&quot;&quot;\d+ points?&quot;&quot;),REGEXEXTRACT(J1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13,&quot;&quot;\d+ points?&quot;&quot;),REGEXEXTRACT(K13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1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13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4]);&quot;/grand-final/results/&quot;);LOWER(SUBSTITUTE([.B1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14,&quot;&quot;\d+ points?&quot;&quot;),REGEXEXTRACT(J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,&quot;&quot;\d+ points?&quot;&quot;),REGEXEXTRACT(K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1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5]);&quot;/grand-final/results/&quot;);LOWER(SUBSTITUTE([.B1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15,&quot;&quot;\d+ points?&quot;&quot;),REGEXEXTRACT(J1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,&quot;&quot;\d+ points?&quot;&quot;),REGEXEXTRACT(K1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15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6]);&quot;/grand-final/results/&quot;);LOWER(SUBSTITUTE([.B1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16,&quot;&quot;\d+ points?&quot;&quot;),REGEXEXTRACT(J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,&quot;&quot;\d+ points?&quot;&quot;),REGEXEXTRACT(K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16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7]);&quot;/grand-final/results/&quot;);LOWER(SUBSTITUTE([.B1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17,&quot;&quot;\d+ points?&quot;&quot;),REGEXEXTRACT(J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,&quot;&quot;\d+ points?&quot;&quot;),REGEXEXTRACT(K1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17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8]);&quot;/grand-final/results/&quot;);LOWER(SUBSTITUTE([.B1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18,&quot;&quot;\d+ points?&quot;&quot;),REGEXEXTRACT(J1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18,&quot;&quot;\d+ points?&quot;&quot;),REGEXEXTRACT(K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18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19]);&quot;/grand-final/results/&quot;);LOWER(SUBSTITUTE([.B1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19,&quot;&quot;\d+ points?&quot;&quot;),REGEXEXTRACT(J19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19,&quot;&quot;\d+ points?&quot;&quot;),REGEXEXTRACT(K1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19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0]);&quot;/grand-final/results/&quot;);LOWER(SUBSTITUTE([.B2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20,&quot;&quot;\d+ points?&quot;&quot;),REGEXEXTRACT(J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,&quot;&quot;\d+ points?&quot;&quot;),REGEXEXTRACT(K2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20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1]);&quot;/grand-final/results/&quot;);LOWER(SUBSTITUTE([.B2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21,&quot;&quot;\d+ points?&quot;&quot;),REGEXEXTRACT(J2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,&quot;&quot;\d+ points?&quot;&quot;),REGEXEXTRACT(K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2]);&quot;/grand-final/results/&quot;);LOWER(SUBSTITUTE([.B2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22,&quot;&quot;\d+ points?&quot;&quot;),REGEXEXTRACT(J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,&quot;&quot;\d+ points?&quot;&quot;),REGEXEXTRACT(K2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2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3]);&quot;/grand-final/results/&quot;);LOWER(SUBSTITUTE([.B2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23,&quot;&quot;\d+ points?&quot;&quot;),REGEXEXTRACT(J23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23,&quot;&quot;\d+ points?&quot;&quot;),REGEXEXTRACT(K2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23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2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4]);&quot;/grand-final/results/&quot;);LOWER(SUBSTITUTE([.B2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24,&quot;&quot;\d+ points?&quot;&quot;),REGEXEXTRACT(J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,&quot;&quot;\d+ points?&quot;&quot;),REGEXEXTRACT(K24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2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24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rmenia</text:p>
          </table:table-cell>
          <table:table-cell table:style-name="ce2" table:formula="of:=HYPERLINK(concat(concat(concat(&quot;https://eurovision.tv/event/malmo-&quot;;[.A25]);&quot;/grand-final/results/&quot;);LOWER(SUBSTITUTE([.B2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25,&quot;&quot;\d+ points?&quot;&quot;),REGEXEXTRACT(J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,&quot;&quot;\d+ points?&quot;&quot;),REGEXEXTRACT(K2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25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26]);&quot;/grand-final/results/&quot;);LOWER(SUBSTITUTE([.B2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26,&quot;&quot;\d+ points?&quot;&quot;),REGEXEXTRACT(J26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26,&quot;&quot;\d+ points?&quot;&quot;),REGEXEXTRACT(K26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26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26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27]);&quot;/grand-final/results/&quot;);LOWER(SUBSTITUTE([.B2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27,&quot;&quot;\d+ points?&quot;&quot;),REGEXEXTRACT(J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,&quot;&quot;\d+ points?&quot;&quot;),REGEXEXTRACT(K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27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28]);&quot;/grand-final/results/&quot;);LOWER(SUBSTITUTE([.B2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28,&quot;&quot;\d+ points?&quot;&quot;),REGEXEXTRACT(J28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28,&quot;&quot;\d+ points?&quot;&quot;),REGEXEXTRACT(K28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28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28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29]);&quot;/grand-final/results/&quot;);LOWER(SUBSTITUTE([.B2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29,&quot;&quot;\d+ points?&quot;&quot;),REGEXEXTRACT(J2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9,&quot;&quot;\d+ points?&quot;&quot;),REGEXEXTRACT(K29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29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9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0]);&quot;/grand-final/results/&quot;);LOWER(SUBSTITUTE([.B3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30,&quot;&quot;\d+ points?&quot;&quot;),REGEXEXTRACT(J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,&quot;&quot;\d+ points?&quot;&quot;),REGEXEXTRACT(K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3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1]);&quot;/grand-final/results/&quot;);LOWER(SUBSTITUTE([.B3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31,&quot;&quot;\d+ points?&quot;&quot;),REGEXEXTRACT(J3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,&quot;&quot;\d+ points?&quot;&quot;),REGEXEXTRACT(K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3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2]);&quot;/grand-final/results/&quot;);LOWER(SUBSTITUTE([.B3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32,&quot;&quot;\d+ points?&quot;&quot;),REGEXEXTRACT(J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,&quot;&quot;\d+ points?&quot;&quot;),REGEXEXTRACT(K32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32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32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3]);&quot;/grand-final/results/&quot;);LOWER(SUBSTITUTE([.B3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33,&quot;&quot;\d+ points?&quot;&quot;),REGEXEXTRACT(J3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,&quot;&quot;\d+ points?&quot;&quot;),REGEXEXTRACT(K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3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4]);&quot;/grand-final/results/&quot;);LOWER(SUBSTITUTE([.B3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16th</text:p>
          </table:table-cell>
          <table:table-cell table:style-name="ce4" table:formula="of:=IFERROR(__xludf.dummyfunction(&quot;INT(IF(REGEXMATCH(J34,&quot;&quot;\d+ points?&quot;&quot;),REGEXEXTRACT(J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,&quot;&quot;\d+ points?&quot;&quot;),REGEXEXTRACT(K3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34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5]);&quot;/grand-final/results/&quot;);LOWER(SUBSTITUTE([.B3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35,&quot;&quot;\d+ points?&quot;&quot;),REGEXEXTRACT(J35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35,&quot;&quot;\d+ points?&quot;&quot;),REGEXEXTRACT(K35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35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35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6]);&quot;/grand-final/results/&quot;);LOWER(SUBSTITUTE([.B3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36,&quot;&quot;\d+ points?&quot;&quot;),REGEXEXTRACT(J3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,&quot;&quot;\d+ points?&quot;&quot;),REGEXEXTRACT(K3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36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7]);&quot;/grand-final/results/&quot;);LOWER(SUBSTITUTE([.B3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37,&quot;&quot;\d+ points?&quot;&quot;),REGEXEXTRACT(J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,&quot;&quot;\d+ points?&quot;&quot;),REGEXEXTRACT(K37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37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37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8]);&quot;/grand-final/results/&quot;);LOWER(SUBSTITUTE([.B3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38,&quot;&quot;\d+ points?&quot;&quot;),REGEXEXTRACT(J3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8,&quot;&quot;\d+ points?&quot;&quot;),REGEXEXTRACT(K38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3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8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39]);&quot;/grand-final/results/&quot;);LOWER(SUBSTITUTE([.B3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39,&quot;&quot;\d+ points?&quot;&quot;),REGEXEXTRACT(J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,&quot;&quot;\d+ points?&quot;&quot;),REGEXEXTRACT(K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39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0]);&quot;/grand-final/results/&quot;);LOWER(SUBSTITUTE([.B4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0,&quot;&quot;\d+ points?&quot;&quot;),REGEXEXTRACT(J4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,&quot;&quot;\d+ points?&quot;&quot;),REGEXEXTRACT(K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4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1]);&quot;/grand-final/results/&quot;);LOWER(SUBSTITUTE([.B4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41,&quot;&quot;\d+ points?&quot;&quot;),REGEXEXTRACT(J41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1,&quot;&quot;\d+ points?&quot;&quot;),REGEXEXTRACT(K4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1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2]);&quot;/grand-final/results/&quot;);LOWER(SUBSTITUTE([.B4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42,&quot;&quot;\d+ points?&quot;&quot;),REGEXEXTRACT(J42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2,&quot;&quot;\d+ points?&quot;&quot;),REGEXEXTRACT(K4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3]);&quot;/grand-final/results/&quot;);LOWER(SUBSTITUTE([.B4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43,&quot;&quot;\d+ points?&quot;&quot;),REGEXEXTRACT(J43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43,&quot;&quot;\d+ points?&quot;&quot;),REGEXEXTRACT(K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4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4]);&quot;/grand-final/results/&quot;);LOWER(SUBSTITUTE([.B4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44,&quot;&quot;\d+ points?&quot;&quot;),REGEXEXTRACT(J4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44,&quot;&quot;\d+ points?&quot;&quot;),REGEXEXTRACT(K44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44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5]);&quot;/grand-final/results/&quot;);LOWER(SUBSTITUTE([.B4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45,&quot;&quot;\d+ points?&quot;&quot;),REGEXEXTRACT(J45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5,&quot;&quot;\d+ points?&quot;&quot;),REGEXEXTRACT(K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5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6]);&quot;/grand-final/results/&quot;);LOWER(SUBSTITUTE([.B4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46,&quot;&quot;\d+ points?&quot;&quot;),REGEXEXTRACT(J4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6,&quot;&quot;\d+ points?&quot;&quot;),REGEXEXTRACT(K4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6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7]);&quot;/grand-final/results/&quot;);LOWER(SUBSTITUTE([.B4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47,&quot;&quot;\d+ points?&quot;&quot;),REGEXEXTRACT(J4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,&quot;&quot;\d+ points?&quot;&quot;),REGEXEXTRACT(K4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7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8]);&quot;/grand-final/results/&quot;);LOWER(SUBSTITUTE([.B4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8,&quot;&quot;\d+ points?&quot;&quot;),REGEXEXTRACT(J48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48,&quot;&quot;\d+ points?&quot;&quot;),REGEXEXTRACT(K48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8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48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49]);&quot;/grand-final/results/&quot;);LOWER(SUBSTITUTE([.B4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49,&quot;&quot;\d+ points?&quot;&quot;),REGEXEXTRACT(J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,&quot;&quot;\d+ points?&quot;&quot;),REGEXEXTRACT(K4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49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4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lbania</text:p>
          </table:table-cell>
          <table:table-cell table:style-name="ce2" table:formula="of:=HYPERLINK(concat(concat(concat(&quot;https://eurovision.tv/event/malmo-&quot;;[.A50]);&quot;/grand-final/results/&quot;);LOWER(SUBSTITUTE([.B5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50,&quot;&quot;\d+ points?&quot;&quot;),REGEXEXTRACT(J5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,&quot;&quot;\d+ points?&quot;&quot;),REGEXEXTRACT(K5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50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1]);&quot;/grand-final/results/&quot;);LOWER(SUBSTITUTE([.B5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51,&quot;&quot;\d+ points?&quot;&quot;),REGEXEXTRACT(J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,&quot;&quot;\d+ points?&quot;&quot;),REGEXEXTRACT(K51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51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1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2]);&quot;/grand-final/results/&quot;);LOWER(SUBSTITUTE([.B5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52,&quot;&quot;\d+ points?&quot;&quot;),REGEXEXTRACT(J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,&quot;&quot;\d+ points?&quot;&quot;),REGEXEXTRACT(K5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5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3]);&quot;/grand-final/results/&quot;);LOWER(SUBSTITUTE([.B5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53,&quot;&quot;\d+ points?&quot;&quot;),REGEXEXTRACT(J5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3,&quot;&quot;\d+ points?&quot;&quot;),REGEXEXTRACT(K53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3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4]);&quot;/grand-final/results/&quot;);LOWER(SUBSTITUTE([.B5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54,&quot;&quot;\d+ points?&quot;&quot;),REGEXEXTRACT(J54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54,&quot;&quot;\d+ points?&quot;&quot;),REGEXEXTRACT(K54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54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54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5]);&quot;/grand-final/results/&quot;);LOWER(SUBSTITUTE([.B5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55,&quot;&quot;\d+ points?&quot;&quot;),REGEXEXTRACT(J5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,&quot;&quot;\d+ points?&quot;&quot;),REGEXEXTRACT(K5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55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6]);&quot;/grand-final/results/&quot;);LOWER(SUBSTITUTE([.B5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6,&quot;&quot;\d+ points?&quot;&quot;),REGEXEXTRACT(J56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6,&quot;&quot;\d+ points?&quot;&quot;),REGEXEXTRACT(K5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5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7]);&quot;/grand-final/results/&quot;);LOWER(SUBSTITUTE([.B5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57,&quot;&quot;\d+ points?&quot;&quot;),REGEXEXTRACT(J5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7,&quot;&quot;\d+ points?&quot;&quot;),REGEXEXTRACT(K5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57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5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8]);&quot;/grand-final/results/&quot;);LOWER(SUBSTITUTE([.B5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58,&quot;&quot;\d+ points?&quot;&quot;),REGEXEXTRACT(J5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,&quot;&quot;\d+ points?&quot;&quot;),REGEXEXTRACT(K5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58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59]);&quot;/grand-final/results/&quot;);LOWER(SUBSTITUTE([.B5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59,&quot;&quot;\d+ points?&quot;&quot;),REGEXEXTRACT(J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,&quot;&quot;\d+ points?&quot;&quot;),REGEXEXTRACT(K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9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0]);&quot;/grand-final/results/&quot;);LOWER(SUBSTITUTE([.B6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60,&quot;&quot;\d+ points?&quot;&quot;),REGEXEXTRACT(J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0,&quot;&quot;\d+ points?&quot;&quot;),REGEXEXTRACT(K6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60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6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1]);&quot;/grand-final/results/&quot;);LOWER(SUBSTITUTE([.B6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1,&quot;&quot;\d+ points?&quot;&quot;),REGEXEXTRACT(J61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61,&quot;&quot;\d+ points?&quot;&quot;),REGEXEXTRACT(K61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1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61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2]);&quot;/grand-final/results/&quot;);LOWER(SUBSTITUTE([.B6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62,&quot;&quot;\d+ points?&quot;&quot;),REGEXEXTRACT(J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,&quot;&quot;\d+ points?&quot;&quot;),REGEXEXTRACT(K6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6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3]);&quot;/grand-final/results/&quot;);LOWER(SUBSTITUTE([.B6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3,&quot;&quot;\d+ points?&quot;&quot;),REGEXEXTRACT(J63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3,&quot;&quot;\d+ points?&quot;&quot;),REGEXEXTRACT(K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3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4]);&quot;/grand-final/results/&quot;);LOWER(SUBSTITUTE([.B6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4,&quot;&quot;\d+ points?&quot;&quot;),REGEXEXTRACT(J6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4,&quot;&quot;\d+ points?&quot;&quot;),REGEXEXTRACT(K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64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5]);&quot;/grand-final/results/&quot;);LOWER(SUBSTITUTE([.B6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5,&quot;&quot;\d+ points?&quot;&quot;),REGEXEXTRACT(J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,&quot;&quot;\d+ points?&quot;&quot;),REGEXEXTRACT(K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6]);&quot;/grand-final/results/&quot;);LOWER(SUBSTITUTE([.B6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66,&quot;&quot;\d+ points?&quot;&quot;),REGEXEXTRACT(J66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6,&quot;&quot;\d+ points?&quot;&quot;),REGEXEXTRACT(K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6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7]);&quot;/grand-final/results/&quot;);LOWER(SUBSTITUTE([.B6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67,&quot;&quot;\d+ points?&quot;&quot;),REGEXEXTRACT(J6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,&quot;&quot;\d+ points?&quot;&quot;),REGEXEXTRACT(K6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67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8]);&quot;/grand-final/results/&quot;);LOWER(SUBSTITUTE([.B6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68,&quot;&quot;\d+ points?&quot;&quot;),REGEXEXTRACT(J6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,&quot;&quot;\d+ points?&quot;&quot;),REGEXEXTRACT(K6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8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68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69]);&quot;/grand-final/results/&quot;);LOWER(SUBSTITUTE([.B6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69,&quot;&quot;\d+ points?&quot;&quot;),REGEXEXTRACT(J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,&quot;&quot;\d+ points?&quot;&quot;),REGEXEXTRACT(K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0]);&quot;/grand-final/results/&quot;);LOWER(SUBSTITUTE([.B7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70,&quot;&quot;\d+ points?&quot;&quot;),REGEXEXTRACT(J7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0,&quot;&quot;\d+ points?&quot;&quot;),REGEXEXTRACT(K7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70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1]);&quot;/grand-final/results/&quot;);LOWER(SUBSTITUTE([.B7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71,&quot;&quot;\d+ points?&quot;&quot;),REGEXEXTRACT(J7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,&quot;&quot;\d+ points?&quot;&quot;),REGEXEXTRACT(K7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71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2]);&quot;/grand-final/results/&quot;);LOWER(SUBSTITUTE([.B7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72,&quot;&quot;\d+ points?&quot;&quot;),REGEXEXTRACT(J72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72,&quot;&quot;\d+ points?&quot;&quot;),REGEXEXTRACT(K7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72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3]);&quot;/grand-final/results/&quot;);LOWER(SUBSTITUTE([.B7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73,&quot;&quot;\d+ points?&quot;&quot;),REGEXEXTRACT(J73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73,&quot;&quot;\d+ points?&quot;&quot;),REGEXEXTRACT(K73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73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73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4]);&quot;/grand-final/results/&quot;);LOWER(SUBSTITUTE([.B7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74,&quot;&quot;\d+ points?&quot;&quot;),REGEXEXTRACT(J7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4,&quot;&quot;\d+ points?&quot;&quot;),REGEXEXTRACT(K74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7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4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alia</text:p>
          </table:table-cell>
          <table:table-cell table:style-name="ce2" table:formula="of:=HYPERLINK(concat(concat(concat(&quot;https://eurovision.tv/event/malmo-&quot;;[.A75]);&quot;/grand-final/results/&quot;);LOWER(SUBSTITUTE([.B7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75,&quot;&quot;\d+ points?&quot;&quot;),REGEXEXTRACT(J7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5,&quot;&quot;\d+ points?&quot;&quot;),REGEXEXTRACT(K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5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76]);&quot;/grand-final/results/&quot;);LOWER(SUBSTITUTE([.B7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7 points 5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76,&quot;&quot;\d+ points?&quot;&quot;),REGEXEXTRACT(J76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76,&quot;&quot;\d+ points?&quot;&quot;),REGEXEXTRACT(K76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6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6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77]);&quot;/grand-final/results/&quot;);LOWER(SUBSTITUTE([.B7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77,&quot;&quot;\d+ points?&quot;&quot;),REGEXEXTRACT(J77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77,&quot;&quot;\d+ points?&quot;&quot;),REGEXEXTRACT(K77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7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77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78]);&quot;/grand-final/results/&quot;);LOWER(SUBSTITUTE([.B7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78,&quot;&quot;\d+ points?&quot;&quot;),REGEXEXTRACT(J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,&quot;&quot;\d+ points?&quot;&quot;),REGEXEXTRACT(K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78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79]);&quot;/grand-final/results/&quot;);LOWER(SUBSTITUTE([.B7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79,&quot;&quot;\d+ points?&quot;&quot;),REGEXEXTRACT(J79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79,&quot;&quot;\d+ points?&quot;&quot;),REGEXEXTRACT(K7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0]);&quot;/grand-final/results/&quot;);LOWER(SUBSTITUTE([.B8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80,&quot;&quot;\d+ points?&quot;&quot;),REGEXEXTRACT(J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0,&quot;&quot;\d+ points?&quot;&quot;),REGEXEXTRACT(K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8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1]);&quot;/grand-final/results/&quot;);LOWER(SUBSTITUTE([.B8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81,&quot;&quot;\d+ points?&quot;&quot;),REGEXEXTRACT(J81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81,&quot;&quot;\d+ points?&quot;&quot;),REGEXEXTRACT(K8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81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8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2]);&quot;/grand-final/results/&quot;);LOWER(SUBSTITUTE([.B8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82,&quot;&quot;\d+ points?&quot;&quot;),REGEXEXTRACT(J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,&quot;&quot;\d+ points?&quot;&quot;),REGEXEXTRACT(K8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8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3]);&quot;/grand-final/results/&quot;);LOWER(SUBSTITUTE([.B8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83,&quot;&quot;\d+ points?&quot;&quot;),REGEXEXTRACT(J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,&quot;&quot;\d+ points?&quot;&quot;),REGEXEXTRACT(K83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83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83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4]);&quot;/grand-final/results/&quot;);LOWER(SUBSTITUTE([.B8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84,&quot;&quot;\d+ points?&quot;&quot;),REGEXEXTRACT(J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,&quot;&quot;\d+ points?&quot;&quot;),REGEXEXTRACT(K8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84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5]);&quot;/grand-final/results/&quot;);LOWER(SUBSTITUTE([.B8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85,&quot;&quot;\d+ points?&quot;&quot;),REGEXEXTRACT(J8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5,&quot;&quot;\d+ points?&quot;&quot;),REGEXEXTRACT(K85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8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5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6]);&quot;/grand-final/results/&quot;);LOWER(SUBSTITUTE([.B8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86,&quot;&quot;\d+ points?&quot;&quot;),REGEXEXTRACT(J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6,&quot;&quot;\d+ points?&quot;&quot;),REGEXEXTRACT(K8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8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7]);&quot;/grand-final/results/&quot;);LOWER(SUBSTITUTE([.B8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87,&quot;&quot;\d+ points?&quot;&quot;),REGEXEXTRACT(J87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87,&quot;&quot;\d+ points?&quot;&quot;),REGEXEXTRACT(K87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87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87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8]);&quot;/grand-final/results/&quot;);LOWER(SUBSTITUTE([.B8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88,&quot;&quot;\d+ points?&quot;&quot;),REGEXEXTRACT(J8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,&quot;&quot;\d+ points?&quot;&quot;),REGEXEXTRACT(K8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8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8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89]);&quot;/grand-final/results/&quot;);LOWER(SUBSTITUTE([.B8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9,&quot;&quot;\d+ points?&quot;&quot;),REGEXEXTRACT(J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,&quot;&quot;\d+ points?&quot;&quot;),REGEXEXTRACT(K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8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0]);&quot;/grand-final/results/&quot;);LOWER(SUBSTITUTE([.B9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90,&quot;&quot;\d+ points?&quot;&quot;),REGEXEXTRACT(J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0,&quot;&quot;\d+ points?&quot;&quot;),REGEXEXTRACT(K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0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90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1]);&quot;/grand-final/results/&quot;);LOWER(SUBSTITUTE([.B9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91,&quot;&quot;\d+ points?&quot;&quot;),REGEXEXTRACT(J91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91,&quot;&quot;\d+ points?&quot;&quot;),REGEXEXTRACT(K9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9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2]);&quot;/grand-final/results/&quot;);LOWER(SUBSTITUTE([.B9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92,&quot;&quot;\d+ points?&quot;&quot;),REGEXEXTRACT(J9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2,&quot;&quot;\d+ points?&quot;&quot;),REGEXEXTRACT(K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2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92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3]);&quot;/grand-final/results/&quot;);LOWER(SUBSTITUTE([.B9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93,&quot;&quot;\d+ points?&quot;&quot;),REGEXEXTRACT(J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3,&quot;&quot;\d+ points?&quot;&quot;),REGEXEXTRACT(K93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93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93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4]);&quot;/grand-final/results/&quot;);LOWER(SUBSTITUTE([.B9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94,&quot;&quot;\d+ points?&quot;&quot;),REGEXEXTRACT(J9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4,&quot;&quot;\d+ points?&quot;&quot;),REGEXEXTRACT(K9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4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94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5]);&quot;/grand-final/results/&quot;);LOWER(SUBSTITUTE([.B9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95,&quot;&quot;\d+ points?&quot;&quot;),REGEXEXTRACT(J9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95,&quot;&quot;\d+ points?&quot;&quot;),REGEXEXTRACT(K9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95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6]);&quot;/grand-final/results/&quot;);LOWER(SUBSTITUTE([.B9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96,&quot;&quot;\d+ points?&quot;&quot;),REGEXEXTRACT(J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6,&quot;&quot;\d+ points?&quot;&quot;),REGEXEXTRACT(K9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6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9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7]);&quot;/grand-final/results/&quot;);LOWER(SUBSTITUTE([.B9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97,&quot;&quot;\d+ points?&quot;&quot;),REGEXEXTRACT(J97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97,&quot;&quot;\d+ points?&quot;&quot;),REGEXEXTRACT(K97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97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97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8]);&quot;/grand-final/results/&quot;);LOWER(SUBSTITUTE([.B9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6 points 6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98,&quot;&quot;\d+ points?&quot;&quot;),REGEXEXTRACT(J98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98,&quot;&quot;\d+ points?&quot;&quot;),REGEXEXTRACT(K9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98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9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ustria</text:p>
          </table:table-cell>
          <table:table-cell table:style-name="ce2" table:formula="of:=HYPERLINK(concat(concat(concat(&quot;https://eurovision.tv/event/malmo-&quot;;[.A99]);&quot;/grand-final/results/&quot;);LOWER(SUBSTITUTE([.B9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99,&quot;&quot;\d+ points?&quot;&quot;),REGEXEXTRACT(J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9,&quot;&quot;\d+ points?&quot;&quot;),REGEXEXTRACT(K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9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9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0]);&quot;/grand-final/results/&quot;);LOWER(SUBSTITUTE([.B10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100,&quot;&quot;\d+ points?&quot;&quot;),REGEXEXTRACT(J10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0,&quot;&quot;\d+ points?&quot;&quot;),REGEXEXTRACT(K10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00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100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1]);&quot;/grand-final/results/&quot;);LOWER(SUBSTITUTE([.B10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101,&quot;&quot;\d+ points?&quot;&quot;),REGEXEXTRACT(J1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1,&quot;&quot;\d+ points?&quot;&quot;),REGEXEXTRACT(K1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01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10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2]);&quot;/grand-final/results/&quot;);LOWER(SUBSTITUTE([.B10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102,&quot;&quot;\d+ points?&quot;&quot;),REGEXEXTRACT(J102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102,&quot;&quot;\d+ points?&quot;&quot;),REGEXEXTRACT(K10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102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10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3]);&quot;/grand-final/results/&quot;);LOWER(SUBSTITUTE([.B10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103,&quot;&quot;\d+ points?&quot;&quot;),REGEXEXTRACT(J103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103,&quot;&quot;\d+ points?&quot;&quot;),REGEXEXTRACT(K103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10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103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4]);&quot;/grand-final/results/&quot;);LOWER(SUBSTITUTE([.B10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104,&quot;&quot;\d+ points?&quot;&quot;),REGEXEXTRACT(J1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4,&quot;&quot;\d+ points?&quot;&quot;),REGEXEXTRACT(K10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04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10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5]);&quot;/grand-final/results/&quot;);LOWER(SUBSTITUTE([.B10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105,&quot;&quot;\d+ points?&quot;&quot;),REGEXEXTRACT(J10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5,&quot;&quot;\d+ points?&quot;&quot;),REGEXEXTRACT(K1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05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105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6]);&quot;/grand-final/results/&quot;);LOWER(SUBSTITUTE([.B10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106,&quot;&quot;\d+ points?&quot;&quot;),REGEXEXTRACT(J10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6,&quot;&quot;\d+ points?&quot;&quot;),REGEXEXTRACT(K106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106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106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7]);&quot;/grand-final/results/&quot;);LOWER(SUBSTITUTE([.B10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107,&quot;&quot;\d+ points?&quot;&quot;),REGEXEXTRACT(J107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107,&quot;&quot;\d+ points?&quot;&quot;),REGEXEXTRACT(K107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107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107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8]);&quot;/grand-final/results/&quot;);LOWER(SUBSTITUTE([.B10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108,&quot;&quot;\d+ points?&quot;&quot;),REGEXEXTRACT(J10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8,&quot;&quot;\d+ points?&quot;&quot;),REGEXEXTRACT(K10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08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108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09]);&quot;/grand-final/results/&quot;);LOWER(SUBSTITUTE([.B10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109,&quot;&quot;\d+ points?&quot;&quot;),REGEXEXTRACT(J10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09,&quot;&quot;\d+ points?&quot;&quot;),REGEXEXTRACT(K109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109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109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0]);&quot;/grand-final/results/&quot;);LOWER(SUBSTITUTE([.B11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110,&quot;&quot;\d+ points?&quot;&quot;),REGEXEXTRACT(J11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110,&quot;&quot;\d+ points?&quot;&quot;),REGEXEXTRACT(K110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11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110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1]);&quot;/grand-final/results/&quot;);LOWER(SUBSTITUTE([.B11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111,&quot;&quot;\d+ points?&quot;&quot;),REGEXEXTRACT(J1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1,&quot;&quot;\d+ points?&quot;&quot;),REGEXEXTRACT(K111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111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111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2]);&quot;/grand-final/results/&quot;);LOWER(SUBSTITUTE([.B11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112,&quot;&quot;\d+ points?&quot;&quot;),REGEXEXTRACT(J112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112,&quot;&quot;\d+ points?&quot;&quot;),REGEXEXTRACT(K112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112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112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3]);&quot;/grand-final/results/&quot;);LOWER(SUBSTITUTE([.B11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113,&quot;&quot;\d+ points?&quot;&quot;),REGEXEXTRACT(J1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3,&quot;&quot;\d+ points?&quot;&quot;),REGEXEXTRACT(K1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3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11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4]);&quot;/grand-final/results/&quot;);LOWER(SUBSTITUTE([.B11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114,&quot;&quot;\d+ points?&quot;&quot;),REGEXEXTRACT(J1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4,&quot;&quot;\d+ points?&quot;&quot;),REGEXEXTRACT(K1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4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114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5]);&quot;/grand-final/results/&quot;);LOWER(SUBSTITUTE([.B11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115,&quot;&quot;\d+ points?&quot;&quot;),REGEXEXTRACT(J115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115,&quot;&quot;\d+ points?&quot;&quot;),REGEXEXTRACT(K11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5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115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6]);&quot;/grand-final/results/&quot;);LOWER(SUBSTITUTE([.B11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116,&quot;&quot;\d+ points?&quot;&quot;),REGEXEXTRACT(J1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6,&quot;&quot;\d+ points?&quot;&quot;),REGEXEXTRACT(K1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6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116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7]);&quot;/grand-final/results/&quot;);LOWER(SUBSTITUTE([.B11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117,&quot;&quot;\d+ points?&quot;&quot;),REGEXEXTRACT(J1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7,&quot;&quot;\d+ points?&quot;&quot;),REGEXEXTRACT(K11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117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8]);&quot;/grand-final/results/&quot;);LOWER(SUBSTITUTE([.B11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118,&quot;&quot;\d+ points?&quot;&quot;),REGEXEXTRACT(J1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18,&quot;&quot;\d+ points?&quot;&quot;),REGEXEXTRACT(K1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8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118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19]);&quot;/grand-final/results/&quot;);LOWER(SUBSTITUTE([.B11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119,&quot;&quot;\d+ points?&quot;&quot;),REGEXEXTRACT(J119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119,&quot;&quot;\d+ points?&quot;&quot;),REGEXEXTRACT(K11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19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11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20]);&quot;/grand-final/results/&quot;);LOWER(SUBSTITUTE([.B12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120,&quot;&quot;\d+ points?&quot;&quot;),REGEXEXTRACT(J1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0,&quot;&quot;\d+ points?&quot;&quot;),REGEXEXTRACT(K12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0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120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21]);&quot;/grand-final/results/&quot;);LOWER(SUBSTITUTE([.B12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121,&quot;&quot;\d+ points?&quot;&quot;),REGEXEXTRACT(J121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121,&quot;&quot;\d+ points?&quot;&quot;),REGEXEXTRACT(K1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1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121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22]);&quot;/grand-final/results/&quot;);LOWER(SUBSTITUTE([.B12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122,&quot;&quot;\d+ points?&quot;&quot;),REGEXEXTRACT(J122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122,&quot;&quot;\d+ points?&quot;&quot;),REGEXEXTRACT(K122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122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122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23]);&quot;/grand-final/results/&quot;);LOWER(SUBSTITUTE([.B12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123,&quot;&quot;\d+ points?&quot;&quot;),REGEXEXTRACT(J123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123,&quot;&quot;\d+ points?&quot;&quot;),REGEXEXTRACT(K12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123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12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Azerbaijan</text:p>
          </table:table-cell>
          <table:table-cell table:style-name="ce2" table:formula="of:=HYPERLINK(concat(concat(concat(&quot;https://eurovision.tv/event/malmo-&quot;;[.A124]);&quot;/grand-final/results/&quot;);LOWER(SUBSTITUTE([.B12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124,&quot;&quot;\d+ points?&quot;&quot;),REGEXEXTRACT(J1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4,&quot;&quot;\d+ points?&quot;&quot;),REGEXEXTRACT(K1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124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25]);&quot;/grand-final/results/&quot;);LOWER(SUBSTITUTE([.B12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125,&quot;&quot;\d+ points?&quot;&quot;),REGEXEXTRACT(J1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5,&quot;&quot;\d+ points?&quot;&quot;),REGEXEXTRACT(K125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125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125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26]);&quot;/grand-final/results/&quot;);LOWER(SUBSTITUTE([.B12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126,&quot;&quot;\d+ points?&quot;&quot;),REGEXEXTRACT(J1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6,&quot;&quot;\d+ points?&quot;&quot;),REGEXEXTRACT(K1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6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126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27]);&quot;/grand-final/results/&quot;);LOWER(SUBSTITUTE([.B12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127,&quot;&quot;\d+ points?&quot;&quot;),REGEXEXTRACT(J1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7,&quot;&quot;\d+ points?&quot;&quot;),REGEXEXTRACT(K127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127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127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28]);&quot;/grand-final/results/&quot;);LOWER(SUBSTITUTE([.B12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128,&quot;&quot;\d+ points?&quot;&quot;),REGEXEXTRACT(J12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8,&quot;&quot;\d+ points?&quot;&quot;),REGEXEXTRACT(K12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8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128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29]);&quot;/grand-final/results/&quot;);LOWER(SUBSTITUTE([.B12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129,&quot;&quot;\d+ points?&quot;&quot;),REGEXEXTRACT(J12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29,&quot;&quot;\d+ points?&quot;&quot;),REGEXEXTRACT(K12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29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129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0]);&quot;/grand-final/results/&quot;);LOWER(SUBSTITUTE([.B13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15th</text:p>
          </table:table-cell>
          <table:table-cell table:style-name="ce4" table:formula="of:=IFERROR(__xludf.dummyfunction(&quot;INT(IF(REGEXMATCH(J130,&quot;&quot;\d+ points?&quot;&quot;),REGEXEXTRACT(J1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30,&quot;&quot;\d+ points?&quot;&quot;),REGEXEXTRACT(K1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30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13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1]);&quot;/grand-final/results/&quot;);LOWER(SUBSTITUTE([.B13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131,&quot;&quot;\d+ points?&quot;&quot;),REGEXEXTRACT(J131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131,&quot;&quot;\d+ points?&quot;&quot;),REGEXEXTRACT(K131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131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131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2]);&quot;/grand-final/results/&quot;);LOWER(SUBSTITUTE([.B13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132,&quot;&quot;\d+ points?&quot;&quot;),REGEXEXTRACT(J1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32,&quot;&quot;\d+ points?&quot;&quot;),REGEXEXTRACT(K13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3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132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3]);&quot;/grand-final/results/&quot;);LOWER(SUBSTITUTE([.B13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133,&quot;&quot;\d+ points?&quot;&quot;),REGEXEXTRACT(J13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133,&quot;&quot;\d+ points?&quot;&quot;),REGEXEXTRACT(K1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3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13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4]);&quot;/grand-final/results/&quot;);LOWER(SUBSTITUTE([.B13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134,&quot;&quot;\d+ points?&quot;&quot;),REGEXEXTRACT(J1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34,&quot;&quot;\d+ points?&quot;&quot;),REGEXEXTRACT(K13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134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13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5]);&quot;/grand-final/results/&quot;);LOWER(SUBSTITUTE([.B13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135,&quot;&quot;\d+ points?&quot;&quot;),REGEXEXTRACT(J13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135,&quot;&quot;\d+ points?&quot;&quot;),REGEXEXTRACT(K135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13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135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6]);&quot;/grand-final/results/&quot;);LOWER(SUBSTITUTE([.B13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136,&quot;&quot;\d+ points?&quot;&quot;),REGEXEXTRACT(J13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136,&quot;&quot;\d+ points?&quot;&quot;),REGEXEXTRACT(K13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136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13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7]);&quot;/grand-final/results/&quot;);LOWER(SUBSTITUTE([.B13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137,&quot;&quot;\d+ points?&quot;&quot;),REGEXEXTRACT(J137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137,&quot;&quot;\d+ points?&quot;&quot;),REGEXEXTRACT(K137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137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137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8]);&quot;/grand-final/results/&quot;);LOWER(SUBSTITUTE([.B13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138,&quot;&quot;\d+ points?&quot;&quot;),REGEXEXTRACT(J1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38,&quot;&quot;\d+ points?&quot;&quot;),REGEXEXTRACT(K13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38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138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39]);&quot;/grand-final/results/&quot;);LOWER(SUBSTITUTE([.B13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139,&quot;&quot;\d+ points?&quot;&quot;),REGEXEXTRACT(J1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39,&quot;&quot;\d+ points?&quot;&quot;),REGEXEXTRACT(K1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3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13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0]);&quot;/grand-final/results/&quot;);LOWER(SUBSTITUTE([.B14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140,&quot;&quot;\d+ points?&quot;&quot;),REGEXEXTRACT(J14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0,&quot;&quot;\d+ points?&quot;&quot;),REGEXEXTRACT(K140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140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140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1]);&quot;/grand-final/results/&quot;);LOWER(SUBSTITUTE([.B14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141,&quot;&quot;\d+ points?&quot;&quot;),REGEXEXTRACT(J1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1,&quot;&quot;\d+ points?&quot;&quot;),REGEXEXTRACT(K14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1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14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2]);&quot;/grand-final/results/&quot;);LOWER(SUBSTITUTE([.B14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142,&quot;&quot;\d+ points?&quot;&quot;),REGEXEXTRACT(J142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142,&quot;&quot;\d+ points?&quot;&quot;),REGEXEXTRACT(K14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2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14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3]);&quot;/grand-final/results/&quot;);LOWER(SUBSTITUTE([.B14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143,&quot;&quot;\d+ points?&quot;&quot;),REGEXEXTRACT(J14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3,&quot;&quot;\d+ points?&quot;&quot;),REGEXEXTRACT(K1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3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143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4]);&quot;/grand-final/results/&quot;);LOWER(SUBSTITUTE([.B14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144,&quot;&quot;\d+ points?&quot;&quot;),REGEXEXTRACT(J14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4,&quot;&quot;\d+ points?&quot;&quot;),REGEXEXTRACT(K14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144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5]);&quot;/grand-final/results/&quot;);LOWER(SUBSTITUTE([.B14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145,&quot;&quot;\d+ points?&quot;&quot;),REGEXEXTRACT(J14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45,&quot;&quot;\d+ points?&quot;&quot;),REGEXEXTRACT(K1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14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6]);&quot;/grand-final/results/&quot;);LOWER(SUBSTITUTE([.B14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146,&quot;&quot;\d+ points?&quot;&quot;),REGEXEXTRACT(J146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146,&quot;&quot;\d+ points?&quot;&quot;),REGEXEXTRACT(K14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14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7]);&quot;/grand-final/results/&quot;);LOWER(SUBSTITUTE([.B14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147,&quot;&quot;\d+ points?&quot;&quot;),REGEXEXTRACT(J147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147,&quot;&quot;\d+ points?&quot;&quot;),REGEXEXTRACT(K147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147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147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8]);&quot;/grand-final/results/&quot;);LOWER(SUBSTITUTE([.B14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148,&quot;&quot;\d+ points?&quot;&quot;),REGEXEXTRACT(J148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148,&quot;&quot;\d+ points?&quot;&quot;),REGEXEXTRACT(K14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14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14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Belgium</text:p>
          </table:table-cell>
          <table:table-cell table:style-name="ce2" table:formula="of:=HYPERLINK(concat(concat(concat(&quot;https://eurovision.tv/event/malmo-&quot;;[.A149]);&quot;/grand-final/results/&quot;);LOWER(SUBSTITUTE([.B14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149,&quot;&quot;\d+ points?&quot;&quot;),REGEXEXTRACT(J149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149,&quot;&quot;\d+ points?&quot;&quot;),REGEXEXTRACT(K14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49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14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0]);&quot;/grand-final/results/&quot;);LOWER(SUBSTITUTE([.B15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150,&quot;&quot;\d+ points?&quot;&quot;),REGEXEXTRACT(J15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0,&quot;&quot;\d+ points?&quot;&quot;),REGEXEXTRACT(K15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150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15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1]);&quot;/grand-final/results/&quot;);LOWER(SUBSTITUTE([.B15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151,&quot;&quot;\d+ points?&quot;&quot;),REGEXEXTRACT(J1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1,&quot;&quot;\d+ points?&quot;&quot;),REGEXEXTRACT(K1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1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151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2]);&quot;/grand-final/results/&quot;);LOWER(SUBSTITUTE([.B15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152,&quot;&quot;\d+ points?&quot;&quot;),REGEXEXTRACT(J152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152,&quot;&quot;\d+ points?&quot;&quot;),REGEXEXTRACT(K15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2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152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3]);&quot;/grand-final/results/&quot;);LOWER(SUBSTITUTE([.B15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153,&quot;&quot;\d+ points?&quot;&quot;),REGEXEXTRACT(J15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3,&quot;&quot;\d+ points?&quot;&quot;),REGEXEXTRACT(K153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153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153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4]);&quot;/grand-final/results/&quot;);LOWER(SUBSTITUTE([.B15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154,&quot;&quot;\d+ points?&quot;&quot;),REGEXEXTRACT(J1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4,&quot;&quot;\d+ points?&quot;&quot;),REGEXEXTRACT(K15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4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154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5]);&quot;/grand-final/results/&quot;);LOWER(SUBSTITUTE([.B15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155,&quot;&quot;\d+ points?&quot;&quot;),REGEXEXTRACT(J15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155,&quot;&quot;\d+ points?&quot;&quot;),REGEXEXTRACT(K155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15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155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6]);&quot;/grand-final/results/&quot;);LOWER(SUBSTITUTE([.B15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156,&quot;&quot;\d+ points?&quot;&quot;),REGEXEXTRACT(J15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6,&quot;&quot;\d+ points?&quot;&quot;),REGEXEXTRACT(K1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6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156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7]);&quot;/grand-final/results/&quot;);LOWER(SUBSTITUTE([.B15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19th</text:p>
          </table:table-cell>
          <table:table-cell table:style-name="ce4" table:formula="of:=IFERROR(__xludf.dummyfunction(&quot;INT(IF(REGEXMATCH(J157,&quot;&quot;\d+ points?&quot;&quot;),REGEXEXTRACT(J15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7,&quot;&quot;\d+ points?&quot;&quot;),REGEXEXTRACT(K15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7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157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8]);&quot;/grand-final/results/&quot;);LOWER(SUBSTITUTE([.B15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158,&quot;&quot;\d+ points?&quot;&quot;),REGEXEXTRACT(J15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58,&quot;&quot;\d+ points?&quot;&quot;),REGEXEXTRACT(K15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58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158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59]);&quot;/grand-final/results/&quot;);LOWER(SUBSTITUTE([.B15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159,&quot;&quot;\d+ points?&quot;&quot;),REGEXEXTRACT(J15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159,&quot;&quot;\d+ points?&quot;&quot;),REGEXEXTRACT(K159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159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159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0]);&quot;/grand-final/results/&quot;);LOWER(SUBSTITUTE([.B16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160,&quot;&quot;\d+ points?&quot;&quot;),REGEXEXTRACT(J1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0,&quot;&quot;\d+ points?&quot;&quot;),REGEXEXTRACT(K16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0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16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1]);&quot;/grand-final/results/&quot;);LOWER(SUBSTITUTE([.B16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161,&quot;&quot;\d+ points?&quot;&quot;),REGEXEXTRACT(J161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161,&quot;&quot;\d+ points?&quot;&quot;),REGEXEXTRACT(K161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161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161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2]);&quot;/grand-final/results/&quot;);LOWER(SUBSTITUTE([.B16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162,&quot;&quot;\d+ points?&quot;&quot;),REGEXEXTRACT(J1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2,&quot;&quot;\d+ points?&quot;&quot;),REGEXEXTRACT(K1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162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3]);&quot;/grand-final/results/&quot;);LOWER(SUBSTITUTE([.B16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163,&quot;&quot;\d+ points?&quot;&quot;),REGEXEXTRACT(J1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3,&quot;&quot;\d+ points?&quot;&quot;),REGEXEXTRACT(K1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3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163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4]);&quot;/grand-final/results/&quot;);LOWER(SUBSTITUTE([.B16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164,&quot;&quot;\d+ points?&quot;&quot;),REGEXEXTRACT(J164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164,&quot;&quot;\d+ points?&quot;&quot;),REGEXEXTRACT(K1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4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164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5]);&quot;/grand-final/results/&quot;);LOWER(SUBSTITUTE([.B16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165,&quot;&quot;\d+ points?&quot;&quot;),REGEXEXTRACT(J1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5,&quot;&quot;\d+ points?&quot;&quot;),REGEXEXTRACT(K1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165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6]);&quot;/grand-final/results/&quot;);LOWER(SUBSTITUTE([.B16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166,&quot;&quot;\d+ points?&quot;&quot;),REGEXEXTRACT(J16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166,&quot;&quot;\d+ points?&quot;&quot;),REGEXEXTRACT(K1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166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7]);&quot;/grand-final/results/&quot;);LOWER(SUBSTITUTE([.B16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167,&quot;&quot;\d+ points?&quot;&quot;),REGEXEXTRACT(J167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167,&quot;&quot;\d+ points?&quot;&quot;),REGEXEXTRACT(K167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167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167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8]);&quot;/grand-final/results/&quot;);LOWER(SUBSTITUTE([.B16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0 points 2nd</text:p>
          </table:table-cell>
          <table:table-cell table:style-name="ce4" table:formula="of:=IFERROR(__xludf.dummyfunction(&quot;INT(IF(REGEXMATCH(J168,&quot;&quot;\d+ points?&quot;&quot;),REGEXEXTRACT(J16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168,&quot;&quot;\d+ points?&quot;&quot;),REGEXEXTRACT(K168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16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168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69]);&quot;/grand-final/results/&quot;);LOWER(SUBSTITUTE([.B16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169,&quot;&quot;\d+ points?&quot;&quot;),REGEXEXTRACT(J1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69,&quot;&quot;\d+ points?&quot;&quot;),REGEXEXTRACT(K1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69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169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70]);&quot;/grand-final/results/&quot;);LOWER(SUBSTITUTE([.B17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1" office:value-type="string" calcext:value-type="string">
            <text:p>2 points 9th</text:p>
          </table:table-cell>
          <table:table-cell table:style-name="ce4" table:formula="of:=IFERROR(__xludf.dummyfunction(&quot;INT(IF(REGEXMATCH(J170,&quot;&quot;\d+ points?&quot;&quot;),REGEXEXTRACT(J17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170,&quot;&quot;\d+ points?&quot;&quot;),REGEXEXTRACT(K170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170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170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71]);&quot;/grand-final/results/&quot;);LOWER(SUBSTITUTE([.B17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171,&quot;&quot;\d+ points?&quot;&quot;),REGEXEXTRACT(J17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1,&quot;&quot;\d+ points?&quot;&quot;),REGEXEXTRACT(K171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17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171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72]);&quot;/grand-final/results/&quot;);LOWER(SUBSTITUTE([.B17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172,&quot;&quot;\d+ points?&quot;&quot;),REGEXEXTRACT(J17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172,&quot;&quot;\d+ points?&quot;&quot;),REGEXEXTRACT(K17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17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17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roatia</text:p>
          </table:table-cell>
          <table:table-cell table:style-name="ce2" table:formula="of:=HYPERLINK(concat(concat(concat(&quot;https://eurovision.tv/event/malmo-&quot;;[.A173]);&quot;/grand-final/results/&quot;);LOWER(SUBSTITUTE([.B17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173,&quot;&quot;\d+ points?&quot;&quot;),REGEXEXTRACT(J17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3,&quot;&quot;\d+ points?&quot;&quot;),REGEXEXTRACT(K1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7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173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4]);&quot;/grand-final/results/&quot;);LOWER(SUBSTITUTE([.B17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174,&quot;&quot;\d+ points?&quot;&quot;),REGEXEXTRACT(J17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4,&quot;&quot;\d+ points?&quot;&quot;),REGEXEXTRACT(K17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17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17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5]);&quot;/grand-final/results/&quot;);LOWER(SUBSTITUTE([.B17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1" office:value-type="string" calcext:value-type="string">
            <text:p>16th</text:p>
          </table:table-cell>
          <table:table-cell table:style-name="ce4" table:formula="of:=IFERROR(__xludf.dummyfunction(&quot;INT(IF(REGEXMATCH(J175,&quot;&quot;\d+ points?&quot;&quot;),REGEXEXTRACT(J17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5,&quot;&quot;\d+ points?&quot;&quot;),REGEXEXTRACT(K1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75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17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6]);&quot;/grand-final/results/&quot;);LOWER(SUBSTITUTE([.B17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176,&quot;&quot;\d+ points?&quot;&quot;),REGEXEXTRACT(J17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176,&quot;&quot;\d+ points?&quot;&quot;),REGEXEXTRACT(K176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17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176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7]);&quot;/grand-final/results/&quot;);LOWER(SUBSTITUTE([.B17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177,&quot;&quot;\d+ points?&quot;&quot;),REGEXEXTRACT(J1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7,&quot;&quot;\d+ points?&quot;&quot;),REGEXEXTRACT(K1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77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177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8]);&quot;/grand-final/results/&quot;);LOWER(SUBSTITUTE([.B17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178,&quot;&quot;\d+ points?&quot;&quot;),REGEXEXTRACT(J1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78,&quot;&quot;\d+ points?&quot;&quot;),REGEXEXTRACT(K1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7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178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79]);&quot;/grand-final/results/&quot;);LOWER(SUBSTITUTE([.B17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179,&quot;&quot;\d+ points?&quot;&quot;),REGEXEXTRACT(J179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179,&quot;&quot;\d+ points?&quot;&quot;),REGEXEXTRACT(K17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179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17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0]);&quot;/grand-final/results/&quot;);LOWER(SUBSTITUTE([.B18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180,&quot;&quot;\d+ points?&quot;&quot;),REGEXEXTRACT(J1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0,&quot;&quot;\d+ points?&quot;&quot;),REGEXEXTRACT(K1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0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180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1]);&quot;/grand-final/results/&quot;);LOWER(SUBSTITUTE([.B18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18th</text:p>
          </table:table-cell>
          <table:table-cell table:style-name="ce4" table:formula="of:=IFERROR(__xludf.dummyfunction(&quot;INT(IF(REGEXMATCH(J181,&quot;&quot;\d+ points?&quot;&quot;),REGEXEXTRACT(J18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1,&quot;&quot;\d+ points?&quot;&quot;),REGEXEXTRACT(K1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1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18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2]);&quot;/grand-final/results/&quot;);LOWER(SUBSTITUTE([.B18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182,&quot;&quot;\d+ points?&quot;&quot;),REGEXEXTRACT(J18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182,&quot;&quot;\d+ points?&quot;&quot;),REGEXEXTRACT(K18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18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18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3]);&quot;/grand-final/results/&quot;);LOWER(SUBSTITUTE([.B18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183,&quot;&quot;\d+ points?&quot;&quot;),REGEXEXTRACT(J1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3,&quot;&quot;\d+ points?&quot;&quot;),REGEXEXTRACT(K183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18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183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4]);&quot;/grand-final/results/&quot;);LOWER(SUBSTITUTE([.B18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184,&quot;&quot;\d+ points?&quot;&quot;),REGEXEXTRACT(J184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184,&quot;&quot;\d+ points?&quot;&quot;),REGEXEXTRACT(K184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184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184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5]);&quot;/grand-final/results/&quot;);LOWER(SUBSTITUTE([.B18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3 points 8th</text:p>
          </table:table-cell>
          <table:table-cell table:style-name="ce4" table:formula="of:=IFERROR(__xludf.dummyfunction(&quot;INT(IF(REGEXMATCH(J185,&quot;&quot;\d+ points?&quot;&quot;),REGEXEXTRACT(J18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185,&quot;&quot;\d+ points?&quot;&quot;),REGEXEXTRACT(K185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18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185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6]);&quot;/grand-final/results/&quot;);LOWER(SUBSTITUTE([.B18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186,&quot;&quot;\d+ points?&quot;&quot;),REGEXEXTRACT(J1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6,&quot;&quot;\d+ points?&quot;&quot;),REGEXEXTRACT(K1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6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186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7]);&quot;/grand-final/results/&quot;);LOWER(SUBSTITUTE([.B18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187,&quot;&quot;\d+ points?&quot;&quot;),REGEXEXTRACT(J1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7,&quot;&quot;\d+ points?&quot;&quot;),REGEXEXTRACT(K18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7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187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8]);&quot;/grand-final/results/&quot;);LOWER(SUBSTITUTE([.B18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188,&quot;&quot;\d+ points?&quot;&quot;),REGEXEXTRACT(J188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188,&quot;&quot;\d+ points?&quot;&quot;),REGEXEXTRACT(K18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8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188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89]);&quot;/grand-final/results/&quot;);LOWER(SUBSTITUTE([.B18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189,&quot;&quot;\d+ points?&quot;&quot;),REGEXEXTRACT(J1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89,&quot;&quot;\d+ points?&quot;&quot;),REGEXEXTRACT(K1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8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18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0]);&quot;/grand-final/results/&quot;);LOWER(SUBSTITUTE([.B19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190,&quot;&quot;\d+ points?&quot;&quot;),REGEXEXTRACT(J1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90,&quot;&quot;\d+ points?&quot;&quot;),REGEXEXTRACT(K1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0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19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1]);&quot;/grand-final/results/&quot;);LOWER(SUBSTITUTE([.B19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191,&quot;&quot;\d+ points?&quot;&quot;),REGEXEXTRACT(J191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191,&quot;&quot;\d+ points?&quot;&quot;),REGEXEXTRACT(K19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1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191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2]);&quot;/grand-final/results/&quot;);LOWER(SUBSTITUTE([.B19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1" office:value-type="string" calcext:value-type="string">
            <text:p>24th</text:p>
          </table:table-cell>
          <table:table-cell table:style-name="ce4" table:formula="of:=IFERROR(__xludf.dummyfunction(&quot;INT(IF(REGEXMATCH(J192,&quot;&quot;\d+ points?&quot;&quot;),REGEXEXTRACT(J19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92,&quot;&quot;\d+ points?&quot;&quot;),REGEXEXTRACT(K1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2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192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3]);&quot;/grand-final/results/&quot;);LOWER(SUBSTITUTE([.B19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193,&quot;&quot;\d+ points?&quot;&quot;),REGEXEXTRACT(J1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93,&quot;&quot;\d+ points?&quot;&quot;),REGEXEXTRACT(K19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3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193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4]);&quot;/grand-final/results/&quot;);LOWER(SUBSTITUTE([.B19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194,&quot;&quot;\d+ points?&quot;&quot;),REGEXEXTRACT(J194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194,&quot;&quot;\d+ points?&quot;&quot;),REGEXEXTRACT(K19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194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19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5]);&quot;/grand-final/results/&quot;);LOWER(SUBSTITUTE([.B19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6 points 5th</text:p>
          </table:table-cell>
          <table:table-cell table:style-name="ce4" table:formula="of:=IFERROR(__xludf.dummyfunction(&quot;INT(IF(REGEXMATCH(J195,&quot;&quot;\d+ points?&quot;&quot;),REGEXEXTRACT(J195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195,&quot;&quot;\d+ points?&quot;&quot;),REGEXEXTRACT(K195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195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195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6]);&quot;/grand-final/results/&quot;);LOWER(SUBSTITUTE([.B19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196,&quot;&quot;\d+ points?&quot;&quot;),REGEXEXTRACT(J196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196,&quot;&quot;\d+ points?&quot;&quot;),REGEXEXTRACT(K196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196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196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yprus</text:p>
          </table:table-cell>
          <table:table-cell table:style-name="ce2" table:formula="of:=HYPERLINK(concat(concat(concat(&quot;https://eurovision.tv/event/malmo-&quot;;[.A197]);&quot;/grand-final/results/&quot;);LOWER(SUBSTITUTE([.B19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197,&quot;&quot;\d+ points?&quot;&quot;),REGEXEXTRACT(J19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97,&quot;&quot;\d+ points?&quot;&quot;),REGEXEXTRACT(K19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7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197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198]);&quot;/grand-final/results/&quot;);LOWER(SUBSTITUTE([.B19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198,&quot;&quot;\d+ points?&quot;&quot;),REGEXEXTRACT(J198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198,&quot;&quot;\d+ points?&quot;&quot;),REGEXEXTRACT(K19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198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19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199]);&quot;/grand-final/results/&quot;);LOWER(SUBSTITUTE([.B19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199,&quot;&quot;\d+ points?&quot;&quot;),REGEXEXTRACT(J1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199,&quot;&quot;\d+ points?&quot;&quot;),REGEXEXTRACT(K1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199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19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0]);&quot;/grand-final/results/&quot;);LOWER(SUBSTITUTE([.B20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200,&quot;&quot;\d+ points?&quot;&quot;),REGEXEXTRACT(J20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200,&quot;&quot;\d+ points?&quot;&quot;),REGEXEXTRACT(K200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200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200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1]);&quot;/grand-final/results/&quot;);LOWER(SUBSTITUTE([.B20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201,&quot;&quot;\d+ points?&quot;&quot;),REGEXEXTRACT(J2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1,&quot;&quot;\d+ points?&quot;&quot;),REGEXEXTRACT(K2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1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201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2]);&quot;/grand-final/results/&quot;);LOWER(SUBSTITUTE([.B20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202,&quot;&quot;\d+ points?&quot;&quot;),REGEXEXTRACT(J20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2,&quot;&quot;\d+ points?&quot;&quot;),REGEXEXTRACT(K20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2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20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3]);&quot;/grand-final/results/&quot;);LOWER(SUBSTITUTE([.B20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203,&quot;&quot;\d+ points?&quot;&quot;),REGEXEXTRACT(J20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3,&quot;&quot;\d+ points?&quot;&quot;),REGEXEXTRACT(K20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20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4]);&quot;/grand-final/results/&quot;);LOWER(SUBSTITUTE([.B20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4 points 7th</text:p>
          </table:table-cell>
          <table:table-cell table:style-name="ce4" table:formula="of:=IFERROR(__xludf.dummyfunction(&quot;INT(IF(REGEXMATCH(J204,&quot;&quot;\d+ points?&quot;&quot;),REGEXEXTRACT(J204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204,&quot;&quot;\d+ points?&quot;&quot;),REGEXEXTRACT(K20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204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20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5]);&quot;/grand-final/results/&quot;);LOWER(SUBSTITUTE([.B20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205,&quot;&quot;\d+ points?&quot;&quot;),REGEXEXTRACT(J20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5,&quot;&quot;\d+ points?&quot;&quot;),REGEXEXTRACT(K2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5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205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6]);&quot;/grand-final/results/&quot;);LOWER(SUBSTITUTE([.B20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206,&quot;&quot;\d+ points?&quot;&quot;),REGEXEXTRACT(J20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206,&quot;&quot;\d+ points?&quot;&quot;),REGEXEXTRACT(K20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06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20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7]);&quot;/grand-final/results/&quot;);LOWER(SUBSTITUTE([.B20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207,&quot;&quot;\d+ points?&quot;&quot;),REGEXEXTRACT(J20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7,&quot;&quot;\d+ points?&quot;&quot;),REGEXEXTRACT(K20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20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20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8]);&quot;/grand-final/results/&quot;);LOWER(SUBSTITUTE([.B20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208,&quot;&quot;\d+ points?&quot;&quot;),REGEXEXTRACT(J20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208,&quot;&quot;\d+ points?&quot;&quot;),REGEXEXTRACT(K208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20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208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09]);&quot;/grand-final/results/&quot;);LOWER(SUBSTITUTE([.B20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209,&quot;&quot;\d+ points?&quot;&quot;),REGEXEXTRACT(J20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09,&quot;&quot;\d+ points?&quot;&quot;),REGEXEXTRACT(K209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209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209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0]);&quot;/grand-final/results/&quot;);LOWER(SUBSTITUTE([.B21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210,&quot;&quot;\d+ points?&quot;&quot;),REGEXEXTRACT(J21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0,&quot;&quot;\d+ points?&quot;&quot;),REGEXEXTRACT(K21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0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21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1]);&quot;/grand-final/results/&quot;);LOWER(SUBSTITUTE([.B21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211,&quot;&quot;\d+ points?&quot;&quot;),REGEXEXTRACT(J2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1,&quot;&quot;\d+ points?&quot;&quot;),REGEXEXTRACT(K21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1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211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2]);&quot;/grand-final/results/&quot;);LOWER(SUBSTITUTE([.B21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212,&quot;&quot;\d+ points?&quot;&quot;),REGEXEXTRACT(J21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2,&quot;&quot;\d+ points?&quot;&quot;),REGEXEXTRACT(K212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21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212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3]);&quot;/grand-final/results/&quot;);LOWER(SUBSTITUTE([.B21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213,&quot;&quot;\d+ points?&quot;&quot;),REGEXEXTRACT(J2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3,&quot;&quot;\d+ points?&quot;&quot;),REGEXEXTRACT(K2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3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213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4]);&quot;/grand-final/results/&quot;);LOWER(SUBSTITUTE([.B21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214,&quot;&quot;\d+ points?&quot;&quot;),REGEXEXTRACT(J21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214,&quot;&quot;\d+ points?&quot;&quot;),REGEXEXTRACT(K2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214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5]);&quot;/grand-final/results/&quot;);LOWER(SUBSTITUTE([.B21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215,&quot;&quot;\d+ points?&quot;&quot;),REGEXEXTRACT(J21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215,&quot;&quot;\d+ points?&quot;&quot;),REGEXEXTRACT(K21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215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6]);&quot;/grand-final/results/&quot;);LOWER(SUBSTITUTE([.B21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216,&quot;&quot;\d+ points?&quot;&quot;),REGEXEXTRACT(J2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6,&quot;&quot;\d+ points?&quot;&quot;),REGEXEXTRACT(K2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6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216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7]);&quot;/grand-final/results/&quot;);LOWER(SUBSTITUTE([.B21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217,&quot;&quot;\d+ points?&quot;&quot;),REGEXEXTRACT(J2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7,&quot;&quot;\d+ points?&quot;&quot;),REGEXEXTRACT(K21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17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8]);&quot;/grand-final/results/&quot;);LOWER(SUBSTITUTE([.B21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21st</text:p>
          </table:table-cell>
          <table:table-cell table:style-name="ce4" table:formula="of:=IFERROR(__xludf.dummyfunction(&quot;INT(IF(REGEXMATCH(J218,&quot;&quot;\d+ points?&quot;&quot;),REGEXEXTRACT(J2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18,&quot;&quot;\d+ points?&quot;&quot;),REGEXEXTRACT(K2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18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218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19]);&quot;/grand-final/results/&quot;);LOWER(SUBSTITUTE([.B21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219,&quot;&quot;\d+ points?&quot;&quot;),REGEXEXTRACT(J21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219,&quot;&quot;\d+ points?&quot;&quot;),REGEXEXTRACT(K219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219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219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20]);&quot;/grand-final/results/&quot;);LOWER(SUBSTITUTE([.B22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220,&quot;&quot;\d+ points?&quot;&quot;),REGEXEXTRACT(J22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220,&quot;&quot;\d+ points?&quot;&quot;),REGEXEXTRACT(K220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22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220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21]);&quot;/grand-final/results/&quot;);LOWER(SUBSTITUTE([.B22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221,&quot;&quot;\d+ points?&quot;&quot;),REGEXEXTRACT(J221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221,&quot;&quot;\d+ points?&quot;&quot;),REGEXEXTRACT(K221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221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221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Czechia</text:p>
          </table:table-cell>
          <table:table-cell table:style-name="ce2" table:formula="of:=HYPERLINK(concat(concat(concat(&quot;https://eurovision.tv/event/malmo-&quot;;[.A222]);&quot;/grand-final/results/&quot;);LOWER(SUBSTITUTE([.B22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222,&quot;&quot;\d+ points?&quot;&quot;),REGEXEXTRACT(J2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2,&quot;&quot;\d+ points?&quot;&quot;),REGEXEXTRACT(K22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22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3]);&quot;/grand-final/results/&quot;);LOWER(SUBSTITUTE([.B22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223,&quot;&quot;\d+ points?&quot;&quot;),REGEXEXTRACT(J22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223,&quot;&quot;\d+ points?&quot;&quot;),REGEXEXTRACT(K22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22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4]);&quot;/grand-final/results/&quot;);LOWER(SUBSTITUTE([.B22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224,&quot;&quot;\d+ points?&quot;&quot;),REGEXEXTRACT(J2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4,&quot;&quot;\d+ points?&quot;&quot;),REGEXEXTRACT(K2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4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22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5]);&quot;/grand-final/results/&quot;);LOWER(SUBSTITUTE([.B22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8 points 4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225,&quot;&quot;\d+ points?&quot;&quot;),REGEXEXTRACT(J225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225,&quot;&quot;\d+ points?&quot;&quot;),REGEXEXTRACT(K225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225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225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6]);&quot;/grand-final/results/&quot;);LOWER(SUBSTITUTE([.B22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226,&quot;&quot;\d+ points?&quot;&quot;),REGEXEXTRACT(J2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6,&quot;&quot;\d+ points?&quot;&quot;),REGEXEXTRACT(K2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6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226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7]);&quot;/grand-final/results/&quot;);LOWER(SUBSTITUTE([.B22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227,&quot;&quot;\d+ points?&quot;&quot;),REGEXEXTRACT(J2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7,&quot;&quot;\d+ points?&quot;&quot;),REGEXEXTRACT(K2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27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227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8]);&quot;/grand-final/results/&quot;);LOWER(SUBSTITUTE([.B22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228,&quot;&quot;\d+ points?&quot;&quot;),REGEXEXTRACT(J22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28,&quot;&quot;\d+ points?&quot;&quot;),REGEXEXTRACT(K228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228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228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29]);&quot;/grand-final/results/&quot;);LOWER(SUBSTITUTE([.B22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229,&quot;&quot;\d+ points?&quot;&quot;),REGEXEXTRACT(J229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229,&quot;&quot;\d+ points?&quot;&quot;),REGEXEXTRACT(K22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229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22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0]);&quot;/grand-final/results/&quot;);LOWER(SUBSTITUTE([.B23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230,&quot;&quot;\d+ points?&quot;&quot;),REGEXEXTRACT(J2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0,&quot;&quot;\d+ points?&quot;&quot;),REGEXEXTRACT(K2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0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23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1]);&quot;/grand-final/results/&quot;);LOWER(SUBSTITUTE([.B23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231,&quot;&quot;\d+ points?&quot;&quot;),REGEXEXTRACT(J23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1,&quot;&quot;\d+ points?&quot;&quot;),REGEXEXTRACT(K2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231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2]);&quot;/grand-final/results/&quot;);LOWER(SUBSTITUTE([.B23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232,&quot;&quot;\d+ points?&quot;&quot;),REGEXEXTRACT(J2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2,&quot;&quot;\d+ points?&quot;&quot;),REGEXEXTRACT(K23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2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232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3]);&quot;/grand-final/results/&quot;);LOWER(SUBSTITUTE([.B23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7 points 5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233,&quot;&quot;\d+ points?&quot;&quot;),REGEXEXTRACT(J233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233,&quot;&quot;\d+ points?&quot;&quot;),REGEXEXTRACT(K233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233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233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4]);&quot;/grand-final/results/&quot;);LOWER(SUBSTITUTE([.B23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234,&quot;&quot;\d+ points?&quot;&quot;),REGEXEXTRACT(J2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4,&quot;&quot;\d+ points?&quot;&quot;),REGEXEXTRACT(K234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23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234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5]);&quot;/grand-final/results/&quot;);LOWER(SUBSTITUTE([.B23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235,&quot;&quot;\d+ points?&quot;&quot;),REGEXEXTRACT(J2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5,&quot;&quot;\d+ points?&quot;&quot;),REGEXEXTRACT(K2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5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23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6]);&quot;/grand-final/results/&quot;);LOWER(SUBSTITUTE([.B23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236,&quot;&quot;\d+ points?&quot;&quot;),REGEXEXTRACT(J23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236,&quot;&quot;\d+ points?&quot;&quot;),REGEXEXTRACT(K23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23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23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7]);&quot;/grand-final/results/&quot;);LOWER(SUBSTITUTE([.B23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237,&quot;&quot;\d+ points?&quot;&quot;),REGEXEXTRACT(J2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7,&quot;&quot;\d+ points?&quot;&quot;),REGEXEXTRACT(K237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237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237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8]);&quot;/grand-final/results/&quot;);LOWER(SUBSTITUTE([.B23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238,&quot;&quot;\d+ points?&quot;&quot;),REGEXEXTRACT(J238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238,&quot;&quot;\d+ points?&quot;&quot;),REGEXEXTRACT(K23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238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39]);&quot;/grand-final/results/&quot;);LOWER(SUBSTITUTE([.B23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239,&quot;&quot;\d+ points?&quot;&quot;),REGEXEXTRACT(J2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39,&quot;&quot;\d+ points?&quot;&quot;),REGEXEXTRACT(K2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39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23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0]);&quot;/grand-final/results/&quot;);LOWER(SUBSTITUTE([.B24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240,&quot;&quot;\d+ points?&quot;&quot;),REGEXEXTRACT(J24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0,&quot;&quot;\d+ points?&quot;&quot;),REGEXEXTRACT(K2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240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1]);&quot;/grand-final/results/&quot;);LOWER(SUBSTITUTE([.B24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241,&quot;&quot;\d+ points?&quot;&quot;),REGEXEXTRACT(J241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241,&quot;&quot;\d+ points?&quot;&quot;),REGEXEXTRACT(K24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1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241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2]);&quot;/grand-final/results/&quot;);LOWER(SUBSTITUTE([.B24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242,&quot;&quot;\d+ points?&quot;&quot;),REGEXEXTRACT(J24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2,&quot;&quot;\d+ points?&quot;&quot;),REGEXEXTRACT(K24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2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42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3]);&quot;/grand-final/results/&quot;);LOWER(SUBSTITUTE([.B24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243,&quot;&quot;\d+ points?&quot;&quot;),REGEXEXTRACT(J24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3,&quot;&quot;\d+ points?&quot;&quot;),REGEXEXTRACT(K2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3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243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4]);&quot;/grand-final/results/&quot;);LOWER(SUBSTITUTE([.B24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244,&quot;&quot;\d+ points?&quot;&quot;),REGEXEXTRACT(J244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244,&quot;&quot;\d+ points?&quot;&quot;),REGEXEXTRACT(K244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244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244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5]);&quot;/grand-final/results/&quot;);LOWER(SUBSTITUTE([.B24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245,&quot;&quot;\d+ points?&quot;&quot;),REGEXEXTRACT(J245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245,&quot;&quot;\d+ points?&quot;&quot;),REGEXEXTRACT(K245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245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245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6]);&quot;/grand-final/results/&quot;);LOWER(SUBSTITUTE([.B24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6 points 6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246,&quot;&quot;\d+ points?&quot;&quot;),REGEXEXTRACT(J246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246,&quot;&quot;\d+ points?&quot;&quot;),REGEXEXTRACT(K24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246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24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Denmark</text:p>
          </table:table-cell>
          <table:table-cell table:style-name="ce2" table:formula="of:=HYPERLINK(concat(concat(concat(&quot;https://eurovision.tv/event/malmo-&quot;;[.A247]);&quot;/grand-final/results/&quot;);LOWER(SUBSTITUTE([.B24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247,&quot;&quot;\d+ points?&quot;&quot;),REGEXEXTRACT(J24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7,&quot;&quot;\d+ points?&quot;&quot;),REGEXEXTRACT(K24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7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247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48]);&quot;/grand-final/results/&quot;);LOWER(SUBSTITUTE([.B24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12th</text:p>
          </table:table-cell>
          <table:table-cell table:style-name="ce4" table:formula="of:=IFERROR(__xludf.dummyfunction(&quot;INT(IF(REGEXMATCH(J248,&quot;&quot;\d+ points?&quot;&quot;),REGEXEXTRACT(J24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8,&quot;&quot;\d+ points?&quot;&quot;),REGEXEXTRACT(K24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8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248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49]);&quot;/grand-final/results/&quot;);LOWER(SUBSTITUTE([.B24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249,&quot;&quot;\d+ points?&quot;&quot;),REGEXEXTRACT(J2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49,&quot;&quot;\d+ points?&quot;&quot;),REGEXEXTRACT(K24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49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249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0]);&quot;/grand-final/results/&quot;);LOWER(SUBSTITUTE([.B25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250,&quot;&quot;\d+ points?&quot;&quot;),REGEXEXTRACT(J250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250,&quot;&quot;\d+ points?&quot;&quot;),REGEXEXTRACT(K250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250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250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1]);&quot;/grand-final/results/&quot;);LOWER(SUBSTITUTE([.B25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251,&quot;&quot;\d+ points?&quot;&quot;),REGEXEXTRACT(J2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1,&quot;&quot;\d+ points?&quot;&quot;),REGEXEXTRACT(K2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1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251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2]);&quot;/grand-final/results/&quot;);LOWER(SUBSTITUTE([.B25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252,&quot;&quot;\d+ points?&quot;&quot;),REGEXEXTRACT(J2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2,&quot;&quot;\d+ points?&quot;&quot;),REGEXEXTRACT(K25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25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25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3]);&quot;/grand-final/results/&quot;);LOWER(SUBSTITUTE([.B25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253,&quot;&quot;\d+ points?&quot;&quot;),REGEXEXTRACT(J253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253,&quot;&quot;\d+ points?&quot;&quot;),REGEXEXTRACT(K253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253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253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4]);&quot;/grand-final/results/&quot;);LOWER(SUBSTITUTE([.B25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254,&quot;&quot;\d+ points?&quot;&quot;),REGEXEXTRACT(J2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4,&quot;&quot;\d+ points?&quot;&quot;),REGEXEXTRACT(K25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4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254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5]);&quot;/grand-final/results/&quot;);LOWER(SUBSTITUTE([.B25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255,&quot;&quot;\d+ points?&quot;&quot;),REGEXEXTRACT(J25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255,&quot;&quot;\d+ points?&quot;&quot;),REGEXEXTRACT(K25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25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6]);&quot;/grand-final/results/&quot;);LOWER(SUBSTITUTE([.B25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256,&quot;&quot;\d+ points?&quot;&quot;),REGEXEXTRACT(J25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6,&quot;&quot;\d+ points?&quot;&quot;),REGEXEXTRACT(K2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256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7]);&quot;/grand-final/results/&quot;);LOWER(SUBSTITUTE([.B25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257,&quot;&quot;\d+ points?&quot;&quot;),REGEXEXTRACT(J25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57,&quot;&quot;\d+ points?&quot;&quot;),REGEXEXTRACT(K25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25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25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8]);&quot;/grand-final/results/&quot;);LOWER(SUBSTITUTE([.B25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258,&quot;&quot;\d+ points?&quot;&quot;),REGEXEXTRACT(J258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258,&quot;&quot;\d+ points?&quot;&quot;),REGEXEXTRACT(K258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258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258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59]);&quot;/grand-final/results/&quot;);LOWER(SUBSTITUTE([.B25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259,&quot;&quot;\d+ points?&quot;&quot;),REGEXEXTRACT(J259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259,&quot;&quot;\d+ points?&quot;&quot;),REGEXEXTRACT(K2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59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259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0]);&quot;/grand-final/results/&quot;);LOWER(SUBSTITUTE([.B26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260,&quot;&quot;\d+ points?&quot;&quot;),REGEXEXTRACT(J260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260,&quot;&quot;\d+ points?&quot;&quot;),REGEXEXTRACT(K26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260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26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1]);&quot;/grand-final/results/&quot;);LOWER(SUBSTITUTE([.B26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261,&quot;&quot;\d+ points?&quot;&quot;),REGEXEXTRACT(J261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261,&quot;&quot;\d+ points?&quot;&quot;),REGEXEXTRACT(K261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261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261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2]);&quot;/grand-final/results/&quot;);LOWER(SUBSTITUTE([.B26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262,&quot;&quot;\d+ points?&quot;&quot;),REGEXEXTRACT(J2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2,&quot;&quot;\d+ points?&quot;&quot;),REGEXEXTRACT(K2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2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262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3]);&quot;/grand-final/results/&quot;);LOWER(SUBSTITUTE([.B26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263,&quot;&quot;\d+ points?&quot;&quot;),REGEXEXTRACT(J2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3,&quot;&quot;\d+ points?&quot;&quot;),REGEXEXTRACT(K2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3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263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4]);&quot;/grand-final/results/&quot;);LOWER(SUBSTITUTE([.B26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264,&quot;&quot;\d+ points?&quot;&quot;),REGEXEXTRACT(J26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4,&quot;&quot;\d+ points?&quot;&quot;),REGEXEXTRACT(K2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4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264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5]);&quot;/grand-final/results/&quot;);LOWER(SUBSTITUTE([.B26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265,&quot;&quot;\d+ points?&quot;&quot;),REGEXEXTRACT(J2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5,&quot;&quot;\d+ points?&quot;&quot;),REGEXEXTRACT(K2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5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265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6]);&quot;/grand-final/results/&quot;);LOWER(SUBSTITUTE([.B26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1" office:value-type="string" calcext:value-type="string">
            <text:p>24th</text:p>
          </table:table-cell>
          <table:table-cell table:style-name="ce4" table:formula="of:=IFERROR(__xludf.dummyfunction(&quot;INT(IF(REGEXMATCH(J266,&quot;&quot;\d+ points?&quot;&quot;),REGEXEXTRACT(J26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6,&quot;&quot;\d+ points?&quot;&quot;),REGEXEXTRACT(K2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6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66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7]);&quot;/grand-final/results/&quot;);LOWER(SUBSTITUTE([.B26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267,&quot;&quot;\d+ points?&quot;&quot;),REGEXEXTRACT(J26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67,&quot;&quot;\d+ points?&quot;&quot;),REGEXEXTRACT(K26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67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267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8]);&quot;/grand-final/results/&quot;);LOWER(SUBSTITUTE([.B26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268,&quot;&quot;\d+ points?&quot;&quot;),REGEXEXTRACT(J268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268,&quot;&quot;\d+ points?&quot;&quot;),REGEXEXTRACT(K26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268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26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69]);&quot;/grand-final/results/&quot;);LOWER(SUBSTITUTE([.B26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269,&quot;&quot;\d+ points?&quot;&quot;),REGEXEXTRACT(J269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269,&quot;&quot;\d+ points?&quot;&quot;),REGEXEXTRACT(K26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269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26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70]);&quot;/grand-final/results/&quot;);LOWER(SUBSTITUTE([.B27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270,&quot;&quot;\d+ points?&quot;&quot;),REGEXEXTRACT(J27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270,&quot;&quot;\d+ points?&quot;&quot;),REGEXEXTRACT(K270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27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270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Estonia</text:p>
          </table:table-cell>
          <table:table-cell table:style-name="ce2" table:formula="of:=HYPERLINK(concat(concat(concat(&quot;https://eurovision.tv/event/malmo-&quot;;[.A271]);&quot;/grand-final/results/&quot;);LOWER(SUBSTITUTE([.B27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271,&quot;&quot;\d+ points?&quot;&quot;),REGEXEXTRACT(J27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1,&quot;&quot;\d+ points?&quot;&quot;),REGEXEXTRACT(K27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27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2]);&quot;/grand-final/results/&quot;);LOWER(SUBSTITUTE([.B27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272,&quot;&quot;\d+ points?&quot;&quot;),REGEXEXTRACT(J27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2,&quot;&quot;\d+ points?&quot;&quot;),REGEXEXTRACT(K27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27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3]);&quot;/grand-final/results/&quot;);LOWER(SUBSTITUTE([.B27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273,&quot;&quot;\d+ points?&quot;&quot;),REGEXEXTRACT(J27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3,&quot;&quot;\d+ points?&quot;&quot;),REGEXEXTRACT(K273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27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273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4]);&quot;/grand-final/results/&quot;);LOWER(SUBSTITUTE([.B27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10 points 2nd</text:p>
          </table:table-cell>
          <table:table-cell table:style-name="ce4" table:formula="of:=IFERROR(__xludf.dummyfunction(&quot;INT(IF(REGEXMATCH(J274,&quot;&quot;\d+ points?&quot;&quot;),REGEXEXTRACT(J274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274,&quot;&quot;\d+ points?&quot;&quot;),REGEXEXTRACT(K274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274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274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5]);&quot;/grand-final/results/&quot;);LOWER(SUBSTITUTE([.B27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275,&quot;&quot;\d+ points?&quot;&quot;),REGEXEXTRACT(J27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5,&quot;&quot;\d+ points?&quot;&quot;),REGEXEXTRACT(K2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275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6]);&quot;/grand-final/results/&quot;);LOWER(SUBSTITUTE([.B27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276,&quot;&quot;\d+ points?&quot;&quot;),REGEXEXTRACT(J27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6,&quot;&quot;\d+ points?&quot;&quot;),REGEXEXTRACT(K276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276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276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7]);&quot;/grand-final/results/&quot;);LOWER(SUBSTITUTE([.B27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277,&quot;&quot;\d+ points?&quot;&quot;),REGEXEXTRACT(J277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277,&quot;&quot;\d+ points?&quot;&quot;),REGEXEXTRACT(K277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277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277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8]);&quot;/grand-final/results/&quot;);LOWER(SUBSTITUTE([.B27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278,&quot;&quot;\d+ points?&quot;&quot;),REGEXEXTRACT(J2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78,&quot;&quot;\d+ points?&quot;&quot;),REGEXEXTRACT(K2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8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278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79]);&quot;/grand-final/results/&quot;);LOWER(SUBSTITUTE([.B27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279,&quot;&quot;\d+ points?&quot;&quot;),REGEXEXTRACT(J279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279,&quot;&quot;\d+ points?&quot;&quot;),REGEXEXTRACT(K27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79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279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0]);&quot;/grand-final/results/&quot;);LOWER(SUBSTITUTE([.B28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280,&quot;&quot;\d+ points?&quot;&quot;),REGEXEXTRACT(J2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0,&quot;&quot;\d+ points?&quot;&quot;),REGEXEXTRACT(K2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0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28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1]);&quot;/grand-final/results/&quot;);LOWER(SUBSTITUTE([.B28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281,&quot;&quot;\d+ points?&quot;&quot;),REGEXEXTRACT(J281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281,&quot;&quot;\d+ points?&quot;&quot;),REGEXEXTRACT(K281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281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281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2]);&quot;/grand-final/results/&quot;);LOWER(SUBSTITUTE([.B28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282,&quot;&quot;\d+ points?&quot;&quot;),REGEXEXTRACT(J2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2,&quot;&quot;\d+ points?&quot;&quot;),REGEXEXTRACT(K28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282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28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3]);&quot;/grand-final/results/&quot;);LOWER(SUBSTITUTE([.B28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283,&quot;&quot;\d+ points?&quot;&quot;),REGEXEXTRACT(J2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3,&quot;&quot;\d+ points?&quot;&quot;),REGEXEXTRACT(K28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3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283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4]);&quot;/grand-final/results/&quot;);LOWER(SUBSTITUTE([.B28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284,&quot;&quot;\d+ points?&quot;&quot;),REGEXEXTRACT(J2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4,&quot;&quot;\d+ points?&quot;&quot;),REGEXEXTRACT(K28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284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5]);&quot;/grand-final/results/&quot;);LOWER(SUBSTITUTE([.B28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285,&quot;&quot;\d+ points?&quot;&quot;),REGEXEXTRACT(J28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5,&quot;&quot;\d+ points?&quot;&quot;),REGEXEXTRACT(K2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5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28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6]);&quot;/grand-final/results/&quot;);LOWER(SUBSTITUTE([.B28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286,&quot;&quot;\d+ points?&quot;&quot;),REGEXEXTRACT(J28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286,&quot;&quot;\d+ points?&quot;&quot;),REGEXEXTRACT(K2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286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7]);&quot;/grand-final/results/&quot;);LOWER(SUBSTITUTE([.B28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287,&quot;&quot;\d+ points?&quot;&quot;),REGEXEXTRACT(J287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287,&quot;&quot;\d+ points?&quot;&quot;),REGEXEXTRACT(K287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287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287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8]);&quot;/grand-final/results/&quot;);LOWER(SUBSTITUTE([.B28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288,&quot;&quot;\d+ points?&quot;&quot;),REGEXEXTRACT(J28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8,&quot;&quot;\d+ points?&quot;&quot;),REGEXEXTRACT(K28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8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288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89]);&quot;/grand-final/results/&quot;);LOWER(SUBSTITUTE([.B28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289,&quot;&quot;\d+ points?&quot;&quot;),REGEXEXTRACT(J2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89,&quot;&quot;\d+ points?&quot;&quot;),REGEXEXTRACT(K2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89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28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0]);&quot;/grand-final/results/&quot;);LOWER(SUBSTITUTE([.B29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290,&quot;&quot;\d+ points?&quot;&quot;),REGEXEXTRACT(J2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90,&quot;&quot;\d+ points?&quot;&quot;),REGEXEXTRACT(K2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90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290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1]);&quot;/grand-final/results/&quot;);LOWER(SUBSTITUTE([.B29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291,&quot;&quot;\d+ points?&quot;&quot;),REGEXEXTRACT(J291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291,&quot;&quot;\d+ points?&quot;&quot;),REGEXEXTRACT(K291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291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291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2]);&quot;/grand-final/results/&quot;);LOWER(SUBSTITUTE([.B29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292,&quot;&quot;\d+ points?&quot;&quot;),REGEXEXTRACT(J29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292,&quot;&quot;\d+ points?&quot;&quot;),REGEXEXTRACT(K2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9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292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3]);&quot;/grand-final/results/&quot;);LOWER(SUBSTITUTE([.B29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293,&quot;&quot;\d+ points?&quot;&quot;),REGEXEXTRACT(J293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293,&quot;&quot;\d+ points?&quot;&quot;),REGEXEXTRACT(K29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293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29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4]);&quot;/grand-final/results/&quot;);LOWER(SUBSTITUTE([.B29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294,&quot;&quot;\d+ points?&quot;&quot;),REGEXEXTRACT(J294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294,&quot;&quot;\d+ points?&quot;&quot;),REGEXEXTRACT(K294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294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294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inland</text:p>
          </table:table-cell>
          <table:table-cell table:style-name="ce2" table:formula="of:=HYPERLINK(concat(concat(concat(&quot;https://eurovision.tv/event/malmo-&quot;;[.A295]);&quot;/grand-final/results/&quot;);LOWER(SUBSTITUTE([.B29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295,&quot;&quot;\d+ points?&quot;&quot;),REGEXEXTRACT(J29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95,&quot;&quot;\d+ points?&quot;&quot;),REGEXEXTRACT(K29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95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295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296]);&quot;/grand-final/results/&quot;);LOWER(SUBSTITUTE([.B29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296,&quot;&quot;\d+ points?&quot;&quot;),REGEXEXTRACT(J296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296,&quot;&quot;\d+ points?&quot;&quot;),REGEXEXTRACT(K29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296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29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297]);&quot;/grand-final/results/&quot;);LOWER(SUBSTITUTE([.B29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297,&quot;&quot;\d+ points?&quot;&quot;),REGEXEXTRACT(J29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97,&quot;&quot;\d+ points?&quot;&quot;),REGEXEXTRACT(K29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97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297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298]);&quot;/grand-final/results/&quot;);LOWER(SUBSTITUTE([.B29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298,&quot;&quot;\d+ points?&quot;&quot;),REGEXEXTRACT(J298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298,&quot;&quot;\d+ points?&quot;&quot;),REGEXEXTRACT(K29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298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29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299]);&quot;/grand-final/results/&quot;);LOWER(SUBSTITUTE([.B29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299,&quot;&quot;\d+ points?&quot;&quot;),REGEXEXTRACT(J2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299,&quot;&quot;\d+ points?&quot;&quot;),REGEXEXTRACT(K2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29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299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0]);&quot;/grand-final/results/&quot;);LOWER(SUBSTITUTE([.B30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300,&quot;&quot;\d+ points?&quot;&quot;),REGEXEXTRACT(J30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0,&quot;&quot;\d+ points?&quot;&quot;),REGEXEXTRACT(K30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0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30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1]);&quot;/grand-final/results/&quot;);LOWER(SUBSTITUTE([.B30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301,&quot;&quot;\d+ points?&quot;&quot;),REGEXEXTRACT(J3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1,&quot;&quot;\d+ points?&quot;&quot;),REGEXEXTRACT(K3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1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30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2]);&quot;/grand-final/results/&quot;);LOWER(SUBSTITUTE([.B30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302,&quot;&quot;\d+ points?&quot;&quot;),REGEXEXTRACT(J30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2,&quot;&quot;\d+ points?&quot;&quot;),REGEXEXTRACT(K30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2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30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3]);&quot;/grand-final/results/&quot;);LOWER(SUBSTITUTE([.B30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303,&quot;&quot;\d+ points?&quot;&quot;),REGEXEXTRACT(J30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303,&quot;&quot;\d+ points?&quot;&quot;),REGEXEXTRACT(K30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303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4]);&quot;/grand-final/results/&quot;);LOWER(SUBSTITUTE([.B30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304,&quot;&quot;\d+ points?&quot;&quot;),REGEXEXTRACT(J304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304,&quot;&quot;\d+ points?&quot;&quot;),REGEXEXTRACT(K30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304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30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5]);&quot;/grand-final/results/&quot;);LOWER(SUBSTITUTE([.B30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305,&quot;&quot;\d+ points?&quot;&quot;),REGEXEXTRACT(J30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5,&quot;&quot;\d+ points?&quot;&quot;),REGEXEXTRACT(K3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5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305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6]);&quot;/grand-final/results/&quot;);LOWER(SUBSTITUTE([.B30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306,&quot;&quot;\d+ points?&quot;&quot;),REGEXEXTRACT(J306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306,&quot;&quot;\d+ points?&quot;&quot;),REGEXEXTRACT(K30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30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30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7]);&quot;/grand-final/results/&quot;);LOWER(SUBSTITUTE([.B30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307,&quot;&quot;\d+ points?&quot;&quot;),REGEXEXTRACT(J30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7,&quot;&quot;\d+ points?&quot;&quot;),REGEXEXTRACT(K307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307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307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8]);&quot;/grand-final/results/&quot;);LOWER(SUBSTITUTE([.B30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308,&quot;&quot;\d+ points?&quot;&quot;),REGEXEXTRACT(J30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08,&quot;&quot;\d+ points?&quot;&quot;),REGEXEXTRACT(K30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8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308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09]);&quot;/grand-final/results/&quot;);LOWER(SUBSTITUTE([.B30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309,&quot;&quot;\d+ points?&quot;&quot;),REGEXEXTRACT(J309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309,&quot;&quot;\d+ points?&quot;&quot;),REGEXEXTRACT(K30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09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30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0]);&quot;/grand-final/results/&quot;);LOWER(SUBSTITUTE([.B31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310,&quot;&quot;\d+ points?&quot;&quot;),REGEXEXTRACT(J310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310,&quot;&quot;\d+ points?&quot;&quot;),REGEXEXTRACT(K31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310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31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1]);&quot;/grand-final/results/&quot;);LOWER(SUBSTITUTE([.B31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311,&quot;&quot;\d+ points?&quot;&quot;),REGEXEXTRACT(J3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1,&quot;&quot;\d+ points?&quot;&quot;),REGEXEXTRACT(K31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311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2]);&quot;/grand-final/results/&quot;);LOWER(SUBSTITUTE([.B31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312,&quot;&quot;\d+ points?&quot;&quot;),REGEXEXTRACT(J312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312,&quot;&quot;\d+ points?&quot;&quot;),REGEXEXTRACT(K312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312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312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3]);&quot;/grand-final/results/&quot;);LOWER(SUBSTITUTE([.B31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313,&quot;&quot;\d+ points?&quot;&quot;),REGEXEXTRACT(J3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3,&quot;&quot;\d+ points?&quot;&quot;),REGEXEXTRACT(K3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3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31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4]);&quot;/grand-final/results/&quot;);LOWER(SUBSTITUTE([.B31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314,&quot;&quot;\d+ points?&quot;&quot;),REGEXEXTRACT(J3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4,&quot;&quot;\d+ points?&quot;&quot;),REGEXEXTRACT(K3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314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5]);&quot;/grand-final/results/&quot;);LOWER(SUBSTITUTE([.B31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315,&quot;&quot;\d+ points?&quot;&quot;),REGEXEXTRACT(J31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5,&quot;&quot;\d+ points?&quot;&quot;),REGEXEXTRACT(K315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31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315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6]);&quot;/grand-final/results/&quot;);LOWER(SUBSTITUTE([.B31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316,&quot;&quot;\d+ points?&quot;&quot;),REGEXEXTRACT(J3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6,&quot;&quot;\d+ points?&quot;&quot;),REGEXEXTRACT(K3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6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316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7]);&quot;/grand-final/results/&quot;);LOWER(SUBSTITUTE([.B31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317,&quot;&quot;\d+ points?&quot;&quot;),REGEXEXTRACT(J317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317,&quot;&quot;\d+ points?&quot;&quot;),REGEXEXTRACT(K317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317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317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8]);&quot;/grand-final/results/&quot;);LOWER(SUBSTITUTE([.B31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318,&quot;&quot;\d+ points?&quot;&quot;),REGEXEXTRACT(J31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18,&quot;&quot;\d+ points?&quot;&quot;),REGEXEXTRACT(K318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31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18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France</text:p>
          </table:table-cell>
          <table:table-cell table:style-name="ce2" table:formula="of:=HYPERLINK(concat(concat(concat(&quot;https://eurovision.tv/event/malmo-&quot;;[.A319]);&quot;/grand-final/results/&quot;);LOWER(SUBSTITUTE([.B31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319,&quot;&quot;\d+ points?&quot;&quot;),REGEXEXTRACT(J31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19,&quot;&quot;\d+ points?&quot;&quot;),REGEXEXTRACT(K31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19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31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0]);&quot;/grand-final/results/&quot;);LOWER(SUBSTITUTE([.B32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320,&quot;&quot;\d+ points?&quot;&quot;),REGEXEXTRACT(J320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320,&quot;&quot;\d+ points?&quot;&quot;),REGEXEXTRACT(K320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320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320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1]);&quot;/grand-final/results/&quot;);LOWER(SUBSTITUTE([.B32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321,&quot;&quot;\d+ points?&quot;&quot;),REGEXEXTRACT(J32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1,&quot;&quot;\d+ points?&quot;&quot;),REGEXEXTRACT(K3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2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32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2]);&quot;/grand-final/results/&quot;);LOWER(SUBSTITUTE([.B32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322,&quot;&quot;\d+ points?&quot;&quot;),REGEXEXTRACT(J322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322,&quot;&quot;\d+ points?&quot;&quot;),REGEXEXTRACT(K322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322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322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3]);&quot;/grand-final/results/&quot;);LOWER(SUBSTITUTE([.B32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16th</text:p>
          </table:table-cell>
          <table:table-cell table:style-name="ce4" table:formula="of:=IFERROR(__xludf.dummyfunction(&quot;INT(IF(REGEXMATCH(J323,&quot;&quot;\d+ points?&quot;&quot;),REGEXEXTRACT(J32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3,&quot;&quot;\d+ points?&quot;&quot;),REGEXEXTRACT(K32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2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323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4]);&quot;/grand-final/results/&quot;);LOWER(SUBSTITUTE([.B32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324,&quot;&quot;\d+ points?&quot;&quot;),REGEXEXTRACT(J3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4,&quot;&quot;\d+ points?&quot;&quot;),REGEXEXTRACT(K3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2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32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5]);&quot;/grand-final/results/&quot;);LOWER(SUBSTITUTE([.B32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325,&quot;&quot;\d+ points?&quot;&quot;),REGEXEXTRACT(J3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5,&quot;&quot;\d+ points?&quot;&quot;),REGEXEXTRACT(K32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2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325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6]);&quot;/grand-final/results/&quot;);LOWER(SUBSTITUTE([.B32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326,&quot;&quot;\d+ points?&quot;&quot;),REGEXEXTRACT(J326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26,&quot;&quot;\d+ points?&quot;&quot;),REGEXEXTRACT(K326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326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26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7]);&quot;/grand-final/results/&quot;);LOWER(SUBSTITUTE([.B32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327,&quot;&quot;\d+ points?&quot;&quot;),REGEXEXTRACT(J327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327,&quot;&quot;\d+ points?&quot;&quot;),REGEXEXTRACT(K3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27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327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8]);&quot;/grand-final/results/&quot;);LOWER(SUBSTITUTE([.B32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328,&quot;&quot;\d+ points?&quot;&quot;),REGEXEXTRACT(J32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8,&quot;&quot;\d+ points?&quot;&quot;),REGEXEXTRACT(K328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32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328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29]);&quot;/grand-final/results/&quot;);LOWER(SUBSTITUTE([.B32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4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329,&quot;&quot;\d+ points?&quot;&quot;),REGEXEXTRACT(J32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29,&quot;&quot;\d+ points?&quot;&quot;),REGEXEXTRACT(K329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329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329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0]);&quot;/grand-final/results/&quot;);LOWER(SUBSTITUTE([.B33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330,&quot;&quot;\d+ points?&quot;&quot;),REGEXEXTRACT(J330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330,&quot;&quot;\d+ points?&quot;&quot;),REGEXEXTRACT(K330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330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330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1]);&quot;/grand-final/results/&quot;);LOWER(SUBSTITUTE([.B33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331,&quot;&quot;\d+ points?&quot;&quot;),REGEXEXTRACT(J331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331,&quot;&quot;\d+ points?&quot;&quot;),REGEXEXTRACT(K331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331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331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2]);&quot;/grand-final/results/&quot;);LOWER(SUBSTITUTE([.B33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332,&quot;&quot;\d+ points?&quot;&quot;),REGEXEXTRACT(J332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332,&quot;&quot;\d+ points?&quot;&quot;),REGEXEXTRACT(K332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332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332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3]);&quot;/grand-final/results/&quot;);LOWER(SUBSTITUTE([.B33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333,&quot;&quot;\d+ points?&quot;&quot;),REGEXEXTRACT(J33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3,&quot;&quot;\d+ points?&quot;&quot;),REGEXEXTRACT(K3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3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333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4]);&quot;/grand-final/results/&quot;);LOWER(SUBSTITUTE([.B33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334,&quot;&quot;\d+ points?&quot;&quot;),REGEXEXTRACT(J3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4,&quot;&quot;\d+ points?&quot;&quot;),REGEXEXTRACT(K33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334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5]);&quot;/grand-final/results/&quot;);LOWER(SUBSTITUTE([.B33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335,&quot;&quot;\d+ points?&quot;&quot;),REGEXEXTRACT(J3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5,&quot;&quot;\d+ points?&quot;&quot;),REGEXEXTRACT(K3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5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335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6]);&quot;/grand-final/results/&quot;);LOWER(SUBSTITUTE([.B33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336,&quot;&quot;\d+ points?&quot;&quot;),REGEXEXTRACT(J33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336,&quot;&quot;\d+ points?&quot;&quot;),REGEXEXTRACT(K33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336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7]);&quot;/grand-final/results/&quot;);LOWER(SUBSTITUTE([.B33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337,&quot;&quot;\d+ points?&quot;&quot;),REGEXEXTRACT(J3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7,&quot;&quot;\d+ points?&quot;&quot;),REGEXEXTRACT(K3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7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337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8]);&quot;/grand-final/results/&quot;);LOWER(SUBSTITUTE([.B33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338,&quot;&quot;\d+ points?&quot;&quot;),REGEXEXTRACT(J3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8,&quot;&quot;\d+ points?&quot;&quot;),REGEXEXTRACT(K33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8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338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39]);&quot;/grand-final/results/&quot;);LOWER(SUBSTITUTE([.B33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339,&quot;&quot;\d+ points?&quot;&quot;),REGEXEXTRACT(J3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39,&quot;&quot;\d+ points?&quot;&quot;),REGEXEXTRACT(K3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3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339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40]);&quot;/grand-final/results/&quot;);LOWER(SUBSTITUTE([.B34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340,&quot;&quot;\d+ points?&quot;&quot;),REGEXEXTRACT(J34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0,&quot;&quot;\d+ points?&quot;&quot;),REGEXEXTRACT(K3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0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34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41]);&quot;/grand-final/results/&quot;);LOWER(SUBSTITUTE([.B34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341,&quot;&quot;\d+ points?&quot;&quot;),REGEXEXTRACT(J341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341,&quot;&quot;\d+ points?&quot;&quot;),REGEXEXTRACT(K341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341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341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42]);&quot;/grand-final/results/&quot;);LOWER(SUBSTITUTE([.B34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342,&quot;&quot;\d+ points?&quot;&quot;),REGEXEXTRACT(J342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342,&quot;&quot;\d+ points?&quot;&quot;),REGEXEXTRACT(K34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342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34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orgia</text:p>
          </table:table-cell>
          <table:table-cell table:style-name="ce2" table:formula="of:=HYPERLINK(concat(concat(concat(&quot;https://eurovision.tv/event/malmo-&quot;;[.A343]);&quot;/grand-final/results/&quot;);LOWER(SUBSTITUTE([.B34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343,&quot;&quot;\d+ points?&quot;&quot;),REGEXEXTRACT(J34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3,&quot;&quot;\d+ points?&quot;&quot;),REGEXEXTRACT(K3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3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34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4]);&quot;/grand-final/results/&quot;);LOWER(SUBSTITUTE([.B34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344,&quot;&quot;\d+ points?&quot;&quot;),REGEXEXTRACT(J344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344,&quot;&quot;\d+ points?&quot;&quot;),REGEXEXTRACT(K34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344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34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5]);&quot;/grand-final/results/&quot;);LOWER(SUBSTITUTE([.B34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345,&quot;&quot;\d+ points?&quot;&quot;),REGEXEXTRACT(J34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5,&quot;&quot;\d+ points?&quot;&quot;),REGEXEXTRACT(K3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345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6]);&quot;/grand-final/results/&quot;);LOWER(SUBSTITUTE([.B34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346,&quot;&quot;\d+ points?&quot;&quot;),REGEXEXTRACT(J346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346,&quot;&quot;\d+ points?&quot;&quot;),REGEXEXTRACT(K34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346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34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7]);&quot;/grand-final/results/&quot;);LOWER(SUBSTITUTE([.B34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347,&quot;&quot;\d+ points?&quot;&quot;),REGEXEXTRACT(J34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7,&quot;&quot;\d+ points?&quot;&quot;),REGEXEXTRACT(K34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347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8]);&quot;/grand-final/results/&quot;);LOWER(SUBSTITUTE([.B34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348,&quot;&quot;\d+ points?&quot;&quot;),REGEXEXTRACT(J34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8,&quot;&quot;\d+ points?&quot;&quot;),REGEXEXTRACT(K34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8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348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49]);&quot;/grand-final/results/&quot;);LOWER(SUBSTITUTE([.B34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349,&quot;&quot;\d+ points?&quot;&quot;),REGEXEXTRACT(J3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49,&quot;&quot;\d+ points?&quot;&quot;),REGEXEXTRACT(K34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49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34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0]);&quot;/grand-final/results/&quot;);LOWER(SUBSTITUTE([.B35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350,&quot;&quot;\d+ points?&quot;&quot;),REGEXEXTRACT(J35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50,&quot;&quot;\d+ points?&quot;&quot;),REGEXEXTRACT(K350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35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50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1]);&quot;/grand-final/results/&quot;);LOWER(SUBSTITUTE([.B35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351,&quot;&quot;\d+ points?&quot;&quot;),REGEXEXTRACT(J3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51,&quot;&quot;\d+ points?&quot;&quot;),REGEXEXTRACT(K3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51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351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2]);&quot;/grand-final/results/&quot;);LOWER(SUBSTITUTE([.B35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352,&quot;&quot;\d+ points?&quot;&quot;),REGEXEXTRACT(J3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52,&quot;&quot;\d+ points?&quot;&quot;),REGEXEXTRACT(K352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35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352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3]);&quot;/grand-final/results/&quot;);LOWER(SUBSTITUTE([.B35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353,&quot;&quot;\d+ points?&quot;&quot;),REGEXEXTRACT(J35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53,&quot;&quot;\d+ points?&quot;&quot;),REGEXEXTRACT(K353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353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353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4]);&quot;/grand-final/results/&quot;);LOWER(SUBSTITUTE([.B35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354,&quot;&quot;\d+ points?&quot;&quot;),REGEXEXTRACT(J354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354,&quot;&quot;\d+ points?&quot;&quot;),REGEXEXTRACT(K354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354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354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5]);&quot;/grand-final/results/&quot;);LOWER(SUBSTITUTE([.B35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355,&quot;&quot;\d+ points?&quot;&quot;),REGEXEXTRACT(J355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355,&quot;&quot;\d+ points?&quot;&quot;),REGEXEXTRACT(K355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35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355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6]);&quot;/grand-final/results/&quot;);LOWER(SUBSTITUTE([.B35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356,&quot;&quot;\d+ points?&quot;&quot;),REGEXEXTRACT(J35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56,&quot;&quot;\d+ points?&quot;&quot;),REGEXEXTRACT(K3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56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356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7]);&quot;/grand-final/results/&quot;);LOWER(SUBSTITUTE([.B35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357,&quot;&quot;\d+ points?&quot;&quot;),REGEXEXTRACT(J35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357,&quot;&quot;\d+ points?&quot;&quot;),REGEXEXTRACT(K35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357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35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8]);&quot;/grand-final/results/&quot;);LOWER(SUBSTITUTE([.B35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358,&quot;&quot;\d+ points?&quot;&quot;),REGEXEXTRACT(J358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358,&quot;&quot;\d+ points?&quot;&quot;),REGEXEXTRACT(K35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58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358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59]);&quot;/grand-final/results/&quot;);LOWER(SUBSTITUTE([.B35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359,&quot;&quot;\d+ points?&quot;&quot;),REGEXEXTRACT(J3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59,&quot;&quot;\d+ points?&quot;&quot;),REGEXEXTRACT(K3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5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35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0]);&quot;/grand-final/results/&quot;);LOWER(SUBSTITUTE([.B36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360,&quot;&quot;\d+ points?&quot;&quot;),REGEXEXTRACT(J3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0,&quot;&quot;\d+ points?&quot;&quot;),REGEXEXTRACT(K36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0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360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1]);&quot;/grand-final/results/&quot;);LOWER(SUBSTITUTE([.B36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361,&quot;&quot;\d+ points?&quot;&quot;),REGEXEXTRACT(J3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1,&quot;&quot;\d+ points?&quot;&quot;),REGEXEXTRACT(K36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361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2]);&quot;/grand-final/results/&quot;);LOWER(SUBSTITUTE([.B36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362,&quot;&quot;\d+ points?&quot;&quot;),REGEXEXTRACT(J3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2,&quot;&quot;\d+ points?&quot;&quot;),REGEXEXTRACT(K3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2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362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3]);&quot;/grand-final/results/&quot;);LOWER(SUBSTITUTE([.B36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363,&quot;&quot;\d+ points?&quot;&quot;),REGEXEXTRACT(J3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3,&quot;&quot;\d+ points?&quot;&quot;),REGEXEXTRACT(K3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3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363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4]);&quot;/grand-final/results/&quot;);LOWER(SUBSTITUTE([.B36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364,&quot;&quot;\d+ points?&quot;&quot;),REGEXEXTRACT(J364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364,&quot;&quot;\d+ points?&quot;&quot;),REGEXEXTRACT(K3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4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364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5]);&quot;/grand-final/results/&quot;);LOWER(SUBSTITUTE([.B36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365,&quot;&quot;\d+ points?&quot;&quot;),REGEXEXTRACT(J365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365,&quot;&quot;\d+ points?&quot;&quot;),REGEXEXTRACT(K365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365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365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6]);&quot;/grand-final/results/&quot;);LOWER(SUBSTITUTE([.B36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366,&quot;&quot;\d+ points?&quot;&quot;),REGEXEXTRACT(J36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366,&quot;&quot;\d+ points?&quot;&quot;),REGEXEXTRACT(K366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36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366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ermany</text:p>
          </table:table-cell>
          <table:table-cell table:style-name="ce2" table:formula="of:=HYPERLINK(concat(concat(concat(&quot;https://eurovision.tv/event/malmo-&quot;;[.A367]);&quot;/grand-final/results/&quot;);LOWER(SUBSTITUTE([.B36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367,&quot;&quot;\d+ points?&quot;&quot;),REGEXEXTRACT(J36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7,&quot;&quot;\d+ points?&quot;&quot;),REGEXEXTRACT(K36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7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36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68]);&quot;/grand-final/results/&quot;);LOWER(SUBSTITUTE([.B36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368,&quot;&quot;\d+ points?&quot;&quot;),REGEXEXTRACT(J368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368,&quot;&quot;\d+ points?&quot;&quot;),REGEXEXTRACT(K36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368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36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69]);&quot;/grand-final/results/&quot;);LOWER(SUBSTITUTE([.B36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369,&quot;&quot;\d+ points?&quot;&quot;),REGEXEXTRACT(J3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69,&quot;&quot;\d+ points?&quot;&quot;),REGEXEXTRACT(K3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69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369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0]);&quot;/grand-final/results/&quot;);LOWER(SUBSTITUTE([.B37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370,&quot;&quot;\d+ points?&quot;&quot;),REGEXEXTRACT(J37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0,&quot;&quot;\d+ points?&quot;&quot;),REGEXEXTRACT(K370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370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370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1]);&quot;/grand-final/results/&quot;);LOWER(SUBSTITUTE([.B37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371,&quot;&quot;\d+ points?&quot;&quot;),REGEXEXTRACT(J371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71,&quot;&quot;\d+ points?&quot;&quot;),REGEXEXTRACT(K371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371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71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2]);&quot;/grand-final/results/&quot;);LOWER(SUBSTITUTE([.B37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372,&quot;&quot;\d+ points?&quot;&quot;),REGEXEXTRACT(J37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2,&quot;&quot;\d+ points?&quot;&quot;),REGEXEXTRACT(K37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72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37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3]);&quot;/grand-final/results/&quot;);LOWER(SUBSTITUTE([.B37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373,&quot;&quot;\d+ points?&quot;&quot;),REGEXEXTRACT(J37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3,&quot;&quot;\d+ points?&quot;&quot;),REGEXEXTRACT(K3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73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373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4]);&quot;/grand-final/results/&quot;);LOWER(SUBSTITUTE([.B37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374,&quot;&quot;\d+ points?&quot;&quot;),REGEXEXTRACT(J374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374,&quot;&quot;\d+ points?&quot;&quot;),REGEXEXTRACT(K374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374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374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5]);&quot;/grand-final/results/&quot;);LOWER(SUBSTITUTE([.B37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375,&quot;&quot;\d+ points?&quot;&quot;),REGEXEXTRACT(J37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5,&quot;&quot;\d+ points?&quot;&quot;),REGEXEXTRACT(K3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7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375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6]);&quot;/grand-final/results/&quot;);LOWER(SUBSTITUTE([.B37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376,&quot;&quot;\d+ points?&quot;&quot;),REGEXEXTRACT(J37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376,&quot;&quot;\d+ points?&quot;&quot;),REGEXEXTRACT(K37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76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37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7]);&quot;/grand-final/results/&quot;);LOWER(SUBSTITUTE([.B37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377,&quot;&quot;\d+ points?&quot;&quot;),REGEXEXTRACT(J3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7,&quot;&quot;\d+ points?&quot;&quot;),REGEXEXTRACT(K37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377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37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8]);&quot;/grand-final/results/&quot;);LOWER(SUBSTITUTE([.B37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378,&quot;&quot;\d+ points?&quot;&quot;),REGEXEXTRACT(J3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78,&quot;&quot;\d+ points?&quot;&quot;),REGEXEXTRACT(K37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378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37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79]);&quot;/grand-final/results/&quot;);LOWER(SUBSTITUTE([.B37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379,&quot;&quot;\d+ points?&quot;&quot;),REGEXEXTRACT(J37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379,&quot;&quot;\d+ points?&quot;&quot;),REGEXEXTRACT(K379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379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379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0]);&quot;/grand-final/results/&quot;);LOWER(SUBSTITUTE([.B38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380,&quot;&quot;\d+ points?&quot;&quot;),REGEXEXTRACT(J3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0,&quot;&quot;\d+ points?&quot;&quot;),REGEXEXTRACT(K3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0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380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1]);&quot;/grand-final/results/&quot;);LOWER(SUBSTITUTE([.B38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1" office:value-type="string" calcext:value-type="string">
            <text:p>18th</text:p>
          </table:table-cell>
          <table:table-cell table:style-name="ce4" table:formula="of:=IFERROR(__xludf.dummyfunction(&quot;INT(IF(REGEXMATCH(J381,&quot;&quot;\d+ points?&quot;&quot;),REGEXEXTRACT(J38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1,&quot;&quot;\d+ points?&quot;&quot;),REGEXEXTRACT(K3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1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381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2]);&quot;/grand-final/results/&quot;);LOWER(SUBSTITUTE([.B38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382,&quot;&quot;\d+ points?&quot;&quot;),REGEXEXTRACT(J382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382,&quot;&quot;\d+ points?&quot;&quot;),REGEXEXTRACT(K38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2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38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3]);&quot;/grand-final/results/&quot;);LOWER(SUBSTITUTE([.B38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383,&quot;&quot;\d+ points?&quot;&quot;),REGEXEXTRACT(J3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3,&quot;&quot;\d+ points?&quot;&quot;),REGEXEXTRACT(K38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38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4]);&quot;/grand-final/results/&quot;);LOWER(SUBSTITUTE([.B38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384,&quot;&quot;\d+ points?&quot;&quot;),REGEXEXTRACT(J384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384,&quot;&quot;\d+ points?&quot;&quot;),REGEXEXTRACT(K38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4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384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5]);&quot;/grand-final/results/&quot;);LOWER(SUBSTITUTE([.B38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385,&quot;&quot;\d+ points?&quot;&quot;),REGEXEXTRACT(J38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5,&quot;&quot;\d+ points?&quot;&quot;),REGEXEXTRACT(K3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5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385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6]);&quot;/grand-final/results/&quot;);LOWER(SUBSTITUTE([.B38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386,&quot;&quot;\d+ points?&quot;&quot;),REGEXEXTRACT(J3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6,&quot;&quot;\d+ points?&quot;&quot;),REGEXEXTRACT(K3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6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386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7]);&quot;/grand-final/results/&quot;);LOWER(SUBSTITUTE([.B38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387,&quot;&quot;\d+ points?&quot;&quot;),REGEXEXTRACT(J3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87,&quot;&quot;\d+ points?&quot;&quot;),REGEXEXTRACT(K38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8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387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8]);&quot;/grand-final/results/&quot;);LOWER(SUBSTITUTE([.B38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1 point 10th</text:p>
          </table:table-cell>
          <table:table-cell table:style-name="ce4" table:formula="of:=IFERROR(__xludf.dummyfunction(&quot;INT(IF(REGEXMATCH(J388,&quot;&quot;\d+ points?&quot;&quot;),REGEXEXTRACT(J388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388,&quot;&quot;\d+ points?&quot;&quot;),REGEXEXTRACT(K38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388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38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89]);&quot;/grand-final/results/&quot;);LOWER(SUBSTITUTE([.B38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389,&quot;&quot;\d+ points?&quot;&quot;),REGEXEXTRACT(J389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389,&quot;&quot;\d+ points?&quot;&quot;),REGEXEXTRACT(K389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389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389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90]);&quot;/grand-final/results/&quot;);LOWER(SUBSTITUTE([.B39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390,&quot;&quot;\d+ points?&quot;&quot;),REGEXEXTRACT(J39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390,&quot;&quot;\d+ points?&quot;&quot;),REGEXEXTRACT(K39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390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39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Greece</text:p>
          </table:table-cell>
          <table:table-cell table:style-name="ce2" table:formula="of:=HYPERLINK(concat(concat(concat(&quot;https://eurovision.tv/event/malmo-&quot;;[.A391]);&quot;/grand-final/results/&quot;);LOWER(SUBSTITUTE([.B39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391,&quot;&quot;\d+ points?&quot;&quot;),REGEXEXTRACT(J39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1,&quot;&quot;\d+ points?&quot;&quot;),REGEXEXTRACT(K39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1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391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2]);&quot;/grand-final/results/&quot;);LOWER(SUBSTITUTE([.B39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392,&quot;&quot;\d+ points?&quot;&quot;),REGEXEXTRACT(J392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392,&quot;&quot;\d+ points?&quot;&quot;),REGEXEXTRACT(K3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2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39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3]);&quot;/grand-final/results/&quot;);LOWER(SUBSTITUTE([.B39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393,&quot;&quot;\d+ points?&quot;&quot;),REGEXEXTRACT(J3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3,&quot;&quot;\d+ points?&quot;&quot;),REGEXEXTRACT(K39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3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39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4]);&quot;/grand-final/results/&quot;);LOWER(SUBSTITUTE([.B39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394,&quot;&quot;\d+ points?&quot;&quot;),REGEXEXTRACT(J394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394,&quot;&quot;\d+ points?&quot;&quot;),REGEXEXTRACT(K394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394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394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5]);&quot;/grand-final/results/&quot;);LOWER(SUBSTITUTE([.B39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15th</text:p>
          </table:table-cell>
          <table:table-cell table:style-name="ce4" table:formula="of:=IFERROR(__xludf.dummyfunction(&quot;INT(IF(REGEXMATCH(J395,&quot;&quot;\d+ points?&quot;&quot;),REGEXEXTRACT(J39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5,&quot;&quot;\d+ points?&quot;&quot;),REGEXEXTRACT(K39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5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395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6]);&quot;/grand-final/results/&quot;);LOWER(SUBSTITUTE([.B39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396,&quot;&quot;\d+ points?&quot;&quot;),REGEXEXTRACT(J3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6,&quot;&quot;\d+ points?&quot;&quot;),REGEXEXTRACT(K39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6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39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7]);&quot;/grand-final/results/&quot;);LOWER(SUBSTITUTE([.B39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397,&quot;&quot;\d+ points?&quot;&quot;),REGEXEXTRACT(J39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7,&quot;&quot;\d+ points?&quot;&quot;),REGEXEXTRACT(K397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397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397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8]);&quot;/grand-final/results/&quot;);LOWER(SUBSTITUTE([.B39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398,&quot;&quot;\d+ points?&quot;&quot;),REGEXEXTRACT(J398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398,&quot;&quot;\d+ points?&quot;&quot;),REGEXEXTRACT(K398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398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398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399]);&quot;/grand-final/results/&quot;);LOWER(SUBSTITUTE([.B39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399,&quot;&quot;\d+ points?&quot;&quot;),REGEXEXTRACT(J3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399,&quot;&quot;\d+ points?&quot;&quot;),REGEXEXTRACT(K3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399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39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0]);&quot;/grand-final/results/&quot;);LOWER(SUBSTITUTE([.B40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2 points 9th</text:p>
          </table:table-cell>
          <table:table-cell table:style-name="ce4" table:formula="of:=IFERROR(__xludf.dummyfunction(&quot;INT(IF(REGEXMATCH(J400,&quot;&quot;\d+ points?&quot;&quot;),REGEXEXTRACT(J40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00,&quot;&quot;\d+ points?&quot;&quot;),REGEXEXTRACT(K400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00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00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1]);&quot;/grand-final/results/&quot;);LOWER(SUBSTITUTE([.B40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401,&quot;&quot;\d+ points?&quot;&quot;),REGEXEXTRACT(J4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1,&quot;&quot;\d+ points?&quot;&quot;),REGEXEXTRACT(K4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0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2]);&quot;/grand-final/results/&quot;);LOWER(SUBSTITUTE([.B40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02,&quot;&quot;\d+ points?&quot;&quot;),REGEXEXTRACT(J40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402,&quot;&quot;\d+ points?&quot;&quot;),REGEXEXTRACT(K402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0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402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3]);&quot;/grand-final/results/&quot;);LOWER(SUBSTITUTE([.B40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403,&quot;&quot;\d+ points?&quot;&quot;),REGEXEXTRACT(J40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3,&quot;&quot;\d+ points?&quot;&quot;),REGEXEXTRACT(K40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40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0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4]);&quot;/grand-final/results/&quot;);LOWER(SUBSTITUTE([.B40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404,&quot;&quot;\d+ points?&quot;&quot;),REGEXEXTRACT(J4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4,&quot;&quot;\d+ points?&quot;&quot;),REGEXEXTRACT(K40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4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404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5]);&quot;/grand-final/results/&quot;);LOWER(SUBSTITUTE([.B40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405,&quot;&quot;\d+ points?&quot;&quot;),REGEXEXTRACT(J40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5,&quot;&quot;\d+ points?&quot;&quot;),REGEXEXTRACT(K4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40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6]);&quot;/grand-final/results/&quot;);LOWER(SUBSTITUTE([.B40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406,&quot;&quot;\d+ points?&quot;&quot;),REGEXEXTRACT(J40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6,&quot;&quot;\d+ points?&quot;&quot;),REGEXEXTRACT(K40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40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40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7]);&quot;/grand-final/results/&quot;);LOWER(SUBSTITUTE([.B40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407,&quot;&quot;\d+ points?&quot;&quot;),REGEXEXTRACT(J40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7,&quot;&quot;\d+ points?&quot;&quot;),REGEXEXTRACT(K40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7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407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8]);&quot;/grand-final/results/&quot;);LOWER(SUBSTITUTE([.B40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408,&quot;&quot;\d+ points?&quot;&quot;),REGEXEXTRACT(J40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08,&quot;&quot;\d+ points?&quot;&quot;),REGEXEXTRACT(K40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8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408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09]);&quot;/grand-final/results/&quot;);LOWER(SUBSTITUTE([.B40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409,&quot;&quot;\d+ points?&quot;&quot;),REGEXEXTRACT(J409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09,&quot;&quot;\d+ points?&quot;&quot;),REGEXEXTRACT(K40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09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09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0]);&quot;/grand-final/results/&quot;);LOWER(SUBSTITUTE([.B41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1" office:value-type="string" calcext:value-type="string">
            <text:p>23rd</text:p>
          </table:table-cell>
          <table:table-cell table:style-name="ce4" table:formula="of:=IFERROR(__xludf.dummyfunction(&quot;INT(IF(REGEXMATCH(J410,&quot;&quot;\d+ points?&quot;&quot;),REGEXEXTRACT(J41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10,&quot;&quot;\d+ points?&quot;&quot;),REGEXEXTRACT(K41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41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1]);&quot;/grand-final/results/&quot;);LOWER(SUBSTITUTE([.B41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411,&quot;&quot;\d+ points?&quot;&quot;),REGEXEXTRACT(J4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11,&quot;&quot;\d+ points?&quot;&quot;),REGEXEXTRACT(K41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411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2]);&quot;/grand-final/results/&quot;);LOWER(SUBSTITUTE([.B41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12,&quot;&quot;\d+ points?&quot;&quot;),REGEXEXTRACT(J41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12,&quot;&quot;\d+ points?&quot;&quot;),REGEXEXTRACT(K41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41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3]);&quot;/grand-final/results/&quot;);LOWER(SUBSTITUTE([.B41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413,&quot;&quot;\d+ points?&quot;&quot;),REGEXEXTRACT(J413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413,&quot;&quot;\d+ points?&quot;&quot;),REGEXEXTRACT(K413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413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413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4]);&quot;/grand-final/results/&quot;);LOWER(SUBSTITUTE([.B41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6 points 5th</text:p>
          </table:table-cell>
          <table:table-cell table:style-name="ce4" table:formula="of:=IFERROR(__xludf.dummyfunction(&quot;INT(IF(REGEXMATCH(J414,&quot;&quot;\d+ points?&quot;&quot;),REGEXEXTRACT(J414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14,&quot;&quot;\d+ points?&quot;&quot;),REGEXEXTRACT(K414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414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14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5]);&quot;/grand-final/results/&quot;);LOWER(SUBSTITUTE([.B41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415,&quot;&quot;\d+ points?&quot;&quot;),REGEXEXTRACT(J41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415,&quot;&quot;\d+ points?&quot;&quot;),REGEXEXTRACT(K415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41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415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celand</text:p>
          </table:table-cell>
          <table:table-cell table:style-name="ce2" table:formula="of:=HYPERLINK(concat(concat(concat(&quot;https://eurovision.tv/event/malmo-&quot;;[.A416]);&quot;/grand-final/results/&quot;);LOWER(SUBSTITUTE([.B41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416,&quot;&quot;\d+ points?&quot;&quot;),REGEXEXTRACT(J416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416,&quot;&quot;\d+ points?&quot;&quot;),REGEXEXTRACT(K4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6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416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17]);&quot;/grand-final/results/&quot;);LOWER(SUBSTITUTE([.B41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417,&quot;&quot;\d+ points?&quot;&quot;),REGEXEXTRACT(J4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17,&quot;&quot;\d+ points?&quot;&quot;),REGEXEXTRACT(K41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417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18]);&quot;/grand-final/results/&quot;);LOWER(SUBSTITUTE([.B41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418,&quot;&quot;\d+ points?&quot;&quot;),REGEXEXTRACT(J4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18,&quot;&quot;\d+ points?&quot;&quot;),REGEXEXTRACT(K4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1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418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19]);&quot;/grand-final/results/&quot;);LOWER(SUBSTITUTE([.B41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419,&quot;&quot;\d+ points?&quot;&quot;),REGEXEXTRACT(J419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419,&quot;&quot;\d+ points?&quot;&quot;),REGEXEXTRACT(K419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419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419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0]);&quot;/grand-final/results/&quot;);LOWER(SUBSTITUTE([.B42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420,&quot;&quot;\d+ points?&quot;&quot;),REGEXEXTRACT(J4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0,&quot;&quot;\d+ points?&quot;&quot;),REGEXEXTRACT(K42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0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420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1]);&quot;/grand-final/results/&quot;);LOWER(SUBSTITUTE([.B42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421,&quot;&quot;\d+ points?&quot;&quot;),REGEXEXTRACT(J42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1,&quot;&quot;\d+ points?&quot;&quot;),REGEXEXTRACT(K4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1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421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2]);&quot;/grand-final/results/&quot;);LOWER(SUBSTITUTE([.B42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22,&quot;&quot;\d+ points?&quot;&quot;),REGEXEXTRACT(J4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2,&quot;&quot;\d+ points?&quot;&quot;),REGEXEXTRACT(K422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22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22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3]);&quot;/grand-final/results/&quot;);LOWER(SUBSTITUTE([.B42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423,&quot;&quot;\d+ points?&quot;&quot;),REGEXEXTRACT(J42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423,&quot;&quot;\d+ points?&quot;&quot;),REGEXEXTRACT(K423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423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423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4]);&quot;/grand-final/results/&quot;);LOWER(SUBSTITUTE([.B42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424,&quot;&quot;\d+ points?&quot;&quot;),REGEXEXTRACT(J4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4,&quot;&quot;\d+ points?&quot;&quot;),REGEXEXTRACT(K4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4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424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5]);&quot;/grand-final/results/&quot;);LOWER(SUBSTITUTE([.B42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425,&quot;&quot;\d+ points?&quot;&quot;),REGEXEXTRACT(J425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25,&quot;&quot;\d+ points?&quot;&quot;),REGEXEXTRACT(K42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5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25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6]);&quot;/grand-final/results/&quot;);LOWER(SUBSTITUTE([.B42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426,&quot;&quot;\d+ points?&quot;&quot;),REGEXEXTRACT(J4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6,&quot;&quot;\d+ points?&quot;&quot;),REGEXEXTRACT(K4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26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426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7]);&quot;/grand-final/results/&quot;);LOWER(SUBSTITUTE([.B42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427,&quot;&quot;\d+ points?&quot;&quot;),REGEXEXTRACT(J4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7,&quot;&quot;\d+ points?&quot;&quot;),REGEXEXTRACT(K427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42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427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8]);&quot;/grand-final/results/&quot;);LOWER(SUBSTITUTE([.B42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428,&quot;&quot;\d+ points?&quot;&quot;),REGEXEXTRACT(J42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8,&quot;&quot;\d+ points?&quot;&quot;),REGEXEXTRACT(K42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428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42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29]);&quot;/grand-final/results/&quot;);LOWER(SUBSTITUTE([.B42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429,&quot;&quot;\d+ points?&quot;&quot;),REGEXEXTRACT(J42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29,&quot;&quot;\d+ points?&quot;&quot;),REGEXEXTRACT(K429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42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429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0]);&quot;/grand-final/results/&quot;);LOWER(SUBSTITUTE([.B43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430,&quot;&quot;\d+ points?&quot;&quot;),REGEXEXTRACT(J4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30,&quot;&quot;\d+ points?&quot;&quot;),REGEXEXTRACT(K430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430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430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1]);&quot;/grand-final/results/&quot;);LOWER(SUBSTITUTE([.B43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431,&quot;&quot;\d+ points?&quot;&quot;),REGEXEXTRACT(J431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431,&quot;&quot;\d+ points?&quot;&quot;),REGEXEXTRACT(K4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1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431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2]);&quot;/grand-final/results/&quot;);LOWER(SUBSTITUTE([.B43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432,&quot;&quot;\d+ points?&quot;&quot;),REGEXEXTRACT(J4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32,&quot;&quot;\d+ points?&quot;&quot;),REGEXEXTRACT(K43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2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32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3]);&quot;/grand-final/results/&quot;);LOWER(SUBSTITUTE([.B43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33,&quot;&quot;\d+ points?&quot;&quot;),REGEXEXTRACT(J433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433,&quot;&quot;\d+ points?&quot;&quot;),REGEXEXTRACT(K4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3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433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4]);&quot;/grand-final/results/&quot;);LOWER(SUBSTITUTE([.B43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434,&quot;&quot;\d+ points?&quot;&quot;),REGEXEXTRACT(J43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434,&quot;&quot;\d+ points?&quot;&quot;),REGEXEXTRACT(K43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434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5]);&quot;/grand-final/results/&quot;);LOWER(SUBSTITUTE([.B43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435,&quot;&quot;\d+ points?&quot;&quot;),REGEXEXTRACT(J4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35,&quot;&quot;\d+ points?&quot;&quot;),REGEXEXTRACT(K4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5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435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6]);&quot;/grand-final/results/&quot;);LOWER(SUBSTITUTE([.B43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436,&quot;&quot;\d+ points?&quot;&quot;),REGEXEXTRACT(J43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36,&quot;&quot;\d+ points?&quot;&quot;),REGEXEXTRACT(K436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3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436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7]);&quot;/grand-final/results/&quot;);LOWER(SUBSTITUTE([.B43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437,&quot;&quot;\d+ points?&quot;&quot;),REGEXEXTRACT(J437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437,&quot;&quot;\d+ points?&quot;&quot;),REGEXEXTRACT(K4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37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437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8]);&quot;/grand-final/results/&quot;);LOWER(SUBSTITUTE([.B43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438,&quot;&quot;\d+ points?&quot;&quot;),REGEXEXTRACT(J438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438,&quot;&quot;\d+ points?&quot;&quot;),REGEXEXTRACT(K438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438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438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39]);&quot;/grand-final/results/&quot;);LOWER(SUBSTITUTE([.B43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439,&quot;&quot;\d+ points?&quot;&quot;),REGEXEXTRACT(J439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39,&quot;&quot;\d+ points?&quot;&quot;),REGEXEXTRACT(K439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439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39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reland</text:p>
          </table:table-cell>
          <table:table-cell table:style-name="ce2" table:formula="of:=HYPERLINK(concat(concat(concat(&quot;https://eurovision.tv/event/malmo-&quot;;[.A440]);&quot;/grand-final/results/&quot;);LOWER(SUBSTITUTE([.B44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440,&quot;&quot;\d+ points?&quot;&quot;),REGEXEXTRACT(J440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40,&quot;&quot;\d+ points?&quot;&quot;),REGEXEXTRACT(K4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40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40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1]);&quot;/grand-final/results/&quot;);LOWER(SUBSTITUTE([.B44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441,&quot;&quot;\d+ points?&quot;&quot;),REGEXEXTRACT(J4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41,&quot;&quot;\d+ points?&quot;&quot;),REGEXEXTRACT(K44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441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44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2]);&quot;/grand-final/results/&quot;);LOWER(SUBSTITUTE([.B44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42,&quot;&quot;\d+ points?&quot;&quot;),REGEXEXTRACT(J44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442,&quot;&quot;\d+ points?&quot;&quot;),REGEXEXTRACT(K442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4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442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3]);&quot;/grand-final/results/&quot;);LOWER(SUBSTITUTE([.B44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443,&quot;&quot;\d+ points?&quot;&quot;),REGEXEXTRACT(J443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43,&quot;&quot;\d+ points?&quot;&quot;),REGEXEXTRACT(K443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443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43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4]);&quot;/grand-final/results/&quot;);LOWER(SUBSTITUTE([.B44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444,&quot;&quot;\d+ points?&quot;&quot;),REGEXEXTRACT(J44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44,&quot;&quot;\d+ points?&quot;&quot;),REGEXEXTRACT(K44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444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44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5]);&quot;/grand-final/results/&quot;);LOWER(SUBSTITUTE([.B44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445,&quot;&quot;\d+ points?&quot;&quot;),REGEXEXTRACT(J44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45,&quot;&quot;\d+ points?&quot;&quot;),REGEXEXTRACT(K4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45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4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6]);&quot;/grand-final/results/&quot;);LOWER(SUBSTITUTE([.B44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446,&quot;&quot;\d+ points?&quot;&quot;),REGEXEXTRACT(J44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46,&quot;&quot;\d+ points?&quot;&quot;),REGEXEXTRACT(K44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46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446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7]);&quot;/grand-final/results/&quot;);LOWER(SUBSTITUTE([.B44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447,&quot;&quot;\d+ points?&quot;&quot;),REGEXEXTRACT(J44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447,&quot;&quot;\d+ points?&quot;&quot;),REGEXEXTRACT(K44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47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44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8]);&quot;/grand-final/results/&quot;);LOWER(SUBSTITUTE([.B44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448,&quot;&quot;\d+ points?&quot;&quot;),REGEXEXTRACT(J448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48,&quot;&quot;\d+ points?&quot;&quot;),REGEXEXTRACT(K448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448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48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49]);&quot;/grand-final/results/&quot;);LOWER(SUBSTITUTE([.B44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449,&quot;&quot;\d+ points?&quot;&quot;),REGEXEXTRACT(J449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449,&quot;&quot;\d+ points?&quot;&quot;),REGEXEXTRACT(K449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449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449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0]);&quot;/grand-final/results/&quot;);LOWER(SUBSTITUTE([.B45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450,&quot;&quot;\d+ points?&quot;&quot;),REGEXEXTRACT(J45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0,&quot;&quot;\d+ points?&quot;&quot;),REGEXEXTRACT(K45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0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450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1]);&quot;/grand-final/results/&quot;);LOWER(SUBSTITUTE([.B45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51,&quot;&quot;\d+ points?&quot;&quot;),REGEXEXTRACT(J4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1,&quot;&quot;\d+ points?&quot;&quot;),REGEXEXTRACT(K4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1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451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2]);&quot;/grand-final/results/&quot;);LOWER(SUBSTITUTE([.B45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452,&quot;&quot;\d+ points?&quot;&quot;),REGEXEXTRACT(J452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52,&quot;&quot;\d+ points?&quot;&quot;),REGEXEXTRACT(K452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452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52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3]);&quot;/grand-final/results/&quot;);LOWER(SUBSTITUTE([.B45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453,&quot;&quot;\d+ points?&quot;&quot;),REGEXEXTRACT(J45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3,&quot;&quot;\d+ points?&quot;&quot;),REGEXEXTRACT(K45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3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45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4]);&quot;/grand-final/results/&quot;);LOWER(SUBSTITUTE([.B45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454,&quot;&quot;\d+ points?&quot;&quot;),REGEXEXTRACT(J4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4,&quot;&quot;\d+ points?&quot;&quot;),REGEXEXTRACT(K45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4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45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5]);&quot;/grand-final/results/&quot;);LOWER(SUBSTITUTE([.B45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455,&quot;&quot;\d+ points?&quot;&quot;),REGEXEXTRACT(J455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455,&quot;&quot;\d+ points?&quot;&quot;),REGEXEXTRACT(K455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455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455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6]);&quot;/grand-final/results/&quot;);LOWER(SUBSTITUTE([.B45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456,&quot;&quot;\d+ points?&quot;&quot;),REGEXEXTRACT(J45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6,&quot;&quot;\d+ points?&quot;&quot;),REGEXEXTRACT(K4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6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56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7]);&quot;/grand-final/results/&quot;);LOWER(SUBSTITUTE([.B45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457,&quot;&quot;\d+ points?&quot;&quot;),REGEXEXTRACT(J457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457,&quot;&quot;\d+ points?&quot;&quot;),REGEXEXTRACT(K45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7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45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8]);&quot;/grand-final/results/&quot;);LOWER(SUBSTITUTE([.B45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458,&quot;&quot;\d+ points?&quot;&quot;),REGEXEXTRACT(J45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8,&quot;&quot;\d+ points?&quot;&quot;),REGEXEXTRACT(K45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8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458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59]);&quot;/grand-final/results/&quot;);LOWER(SUBSTITUTE([.B45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459,&quot;&quot;\d+ points?&quot;&quot;),REGEXEXTRACT(J4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59,&quot;&quot;\d+ points?&quot;&quot;),REGEXEXTRACT(K4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59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45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60]);&quot;/grand-final/results/&quot;);LOWER(SUBSTITUTE([.B46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460,&quot;&quot;\d+ points?&quot;&quot;),REGEXEXTRACT(J4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60,&quot;&quot;\d+ points?&quot;&quot;),REGEXEXTRACT(K46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0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46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61]);&quot;/grand-final/results/&quot;);LOWER(SUBSTITUTE([.B46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461,&quot;&quot;\d+ points?&quot;&quot;),REGEXEXTRACT(J4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61,&quot;&quot;\d+ points?&quot;&quot;),REGEXEXTRACT(K46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1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461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62]);&quot;/grand-final/results/&quot;);LOWER(SUBSTITUTE([.B46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462,&quot;&quot;\d+ points?&quot;&quot;),REGEXEXTRACT(J462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462,&quot;&quot;\d+ points?&quot;&quot;),REGEXEXTRACT(K4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2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462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63]);&quot;/grand-final/results/&quot;);LOWER(SUBSTITUTE([.B46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463,&quot;&quot;\d+ points?&quot;&quot;),REGEXEXTRACT(J46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463,&quot;&quot;\d+ points?&quot;&quot;),REGEXEXTRACT(K463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46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463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srael</text:p>
          </table:table-cell>
          <table:table-cell table:style-name="ce2" table:formula="of:=HYPERLINK(concat(concat(concat(&quot;https://eurovision.tv/event/malmo-&quot;;[.A464]);&quot;/grand-final/results/&quot;);LOWER(SUBSTITUTE([.B46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464,&quot;&quot;\d+ points?&quot;&quot;),REGEXEXTRACT(J46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64,&quot;&quot;\d+ points?&quot;&quot;),REGEXEXTRACT(K4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4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464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65]);&quot;/grand-final/results/&quot;);LOWER(SUBSTITUTE([.B46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465,&quot;&quot;\d+ points?&quot;&quot;),REGEXEXTRACT(J46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465,&quot;&quot;\d+ points?&quot;&quot;),REGEXEXTRACT(K465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46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465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66]);&quot;/grand-final/results/&quot;);LOWER(SUBSTITUTE([.B46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466,&quot;&quot;\d+ points?&quot;&quot;),REGEXEXTRACT(J46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466,&quot;&quot;\d+ points?&quot;&quot;),REGEXEXTRACT(K4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66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67]);&quot;/grand-final/results/&quot;);LOWER(SUBSTITUTE([.B46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8 points 4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467,&quot;&quot;\d+ points?&quot;&quot;),REGEXEXTRACT(J467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467,&quot;&quot;\d+ points?&quot;&quot;),REGEXEXTRACT(K467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467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467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68]);&quot;/grand-final/results/&quot;);LOWER(SUBSTITUTE([.B46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468,&quot;&quot;\d+ points?&quot;&quot;),REGEXEXTRACT(J46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68,&quot;&quot;\d+ points?&quot;&quot;),REGEXEXTRACT(K46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8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468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69]);&quot;/grand-final/results/&quot;);LOWER(SUBSTITUTE([.B46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469,&quot;&quot;\d+ points?&quot;&quot;),REGEXEXTRACT(J469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469,&quot;&quot;\d+ points?&quot;&quot;),REGEXEXTRACT(K4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69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46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0]);&quot;/grand-final/results/&quot;);LOWER(SUBSTITUTE([.B47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470,&quot;&quot;\d+ points?&quot;&quot;),REGEXEXTRACT(J47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0,&quot;&quot;\d+ points?&quot;&quot;),REGEXEXTRACT(K47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0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47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1]);&quot;/grand-final/results/&quot;);LOWER(SUBSTITUTE([.B47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471,&quot;&quot;\d+ points?&quot;&quot;),REGEXEXTRACT(J471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471,&quot;&quot;\d+ points?&quot;&quot;),REGEXEXTRACT(K47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47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47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2]);&quot;/grand-final/results/&quot;);LOWER(SUBSTITUTE([.B47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472,&quot;&quot;\d+ points?&quot;&quot;),REGEXEXTRACT(J47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2,&quot;&quot;\d+ points?&quot;&quot;),REGEXEXTRACT(K472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472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472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3]);&quot;/grand-final/results/&quot;);LOWER(SUBSTITUTE([.B47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473,&quot;&quot;\d+ points?&quot;&quot;),REGEXEXTRACT(J473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73,&quot;&quot;\d+ points?&quot;&quot;),REGEXEXTRACT(K4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3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473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4]);&quot;/grand-final/results/&quot;);LOWER(SUBSTITUTE([.B47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474,&quot;&quot;\d+ points?&quot;&quot;),REGEXEXTRACT(J47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4,&quot;&quot;\d+ points?&quot;&quot;),REGEXEXTRACT(K474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74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474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5]);&quot;/grand-final/results/&quot;);LOWER(SUBSTITUTE([.B47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0 points 3rd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75,&quot;&quot;\d+ points?&quot;&quot;),REGEXEXTRACT(J475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475,&quot;&quot;\d+ points?&quot;&quot;),REGEXEXTRACT(K475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75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475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6]);&quot;/grand-final/results/&quot;);LOWER(SUBSTITUTE([.B47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476,&quot;&quot;\d+ points?&quot;&quot;),REGEXEXTRACT(J47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6,&quot;&quot;\d+ points?&quot;&quot;),REGEXEXTRACT(K47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476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47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7]);&quot;/grand-final/results/&quot;);LOWER(SUBSTITUTE([.B47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477,&quot;&quot;\d+ points?&quot;&quot;),REGEXEXTRACT(J4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7,&quot;&quot;\d+ points?&quot;&quot;),REGEXEXTRACT(K4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7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77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8]);&quot;/grand-final/results/&quot;);LOWER(SUBSTITUTE([.B47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478,&quot;&quot;\d+ points?&quot;&quot;),REGEXEXTRACT(J4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8,&quot;&quot;\d+ points?&quot;&quot;),REGEXEXTRACT(K4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8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478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79]);&quot;/grand-final/results/&quot;);LOWER(SUBSTITUTE([.B47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79,&quot;&quot;\d+ points?&quot;&quot;),REGEXEXTRACT(J47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79,&quot;&quot;\d+ points?&quot;&quot;),REGEXEXTRACT(K47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7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479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0]);&quot;/grand-final/results/&quot;);LOWER(SUBSTITUTE([.B48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480,&quot;&quot;\d+ points?&quot;&quot;),REGEXEXTRACT(J4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0,&quot;&quot;\d+ points?&quot;&quot;),REGEXEXTRACT(K4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0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480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1]);&quot;/grand-final/results/&quot;);LOWER(SUBSTITUTE([.B48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481,&quot;&quot;\d+ points?&quot;&quot;),REGEXEXTRACT(J48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1,&quot;&quot;\d+ points?&quot;&quot;),REGEXEXTRACT(K4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1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481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2]);&quot;/grand-final/results/&quot;);LOWER(SUBSTITUTE([.B48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17th</text:p>
          </table:table-cell>
          <table:table-cell table:style-name="ce4" table:formula="of:=IFERROR(__xludf.dummyfunction(&quot;INT(IF(REGEXMATCH(J482,&quot;&quot;\d+ points?&quot;&quot;),REGEXEXTRACT(J4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2,&quot;&quot;\d+ points?&quot;&quot;),REGEXEXTRACT(K48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2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482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3]);&quot;/grand-final/results/&quot;);LOWER(SUBSTITUTE([.B48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483,&quot;&quot;\d+ points?&quot;&quot;),REGEXEXTRACT(J4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3,&quot;&quot;\d+ points?&quot;&quot;),REGEXEXTRACT(K48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8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4]);&quot;/grand-final/results/&quot;);LOWER(SUBSTITUTE([.B48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7 points 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484,&quot;&quot;\d+ points?&quot;&quot;),REGEXEXTRACT(J484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484,&quot;&quot;\d+ points?&quot;&quot;),REGEXEXTRACT(K48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484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8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5]);&quot;/grand-final/results/&quot;);LOWER(SUBSTITUTE([.B48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6 points 6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485,&quot;&quot;\d+ points?&quot;&quot;),REGEXEXTRACT(J485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85,&quot;&quot;\d+ points?&quot;&quot;),REGEXEXTRACT(K4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5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485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6]);&quot;/grand-final/results/&quot;);LOWER(SUBSTITUTE([.B48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486,&quot;&quot;\d+ points?&quot;&quot;),REGEXEXTRACT(J48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486,&quot;&quot;\d+ points?&quot;&quot;),REGEXEXTRACT(K486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48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486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7]);&quot;/grand-final/results/&quot;);LOWER(SUBSTITUTE([.B48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487,&quot;&quot;\d+ points?&quot;&quot;),REGEXEXTRACT(J4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7,&quot;&quot;\d+ points?&quot;&quot;),REGEXEXTRACT(K487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487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487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Italy</text:p>
          </table:table-cell>
          <table:table-cell table:style-name="ce2" table:formula="of:=HYPERLINK(concat(concat(concat(&quot;https://eurovision.tv/event/malmo-&quot;;[.A488]);&quot;/grand-final/results/&quot;);LOWER(SUBSTITUTE([.B48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488,&quot;&quot;\d+ points?&quot;&quot;),REGEXEXTRACT(J48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88,&quot;&quot;\d+ points?&quot;&quot;),REGEXEXTRACT(K48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88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488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89]);&quot;/grand-final/results/&quot;);LOWER(SUBSTITUTE([.B48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489,&quot;&quot;\d+ points?&quot;&quot;),REGEXEXTRACT(J489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489,&quot;&quot;\d+ points?&quot;&quot;),REGEXEXTRACT(K489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489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489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0]);&quot;/grand-final/results/&quot;);LOWER(SUBSTITUTE([.B49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490,&quot;&quot;\d+ points?&quot;&quot;),REGEXEXTRACT(J4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0,&quot;&quot;\d+ points?&quot;&quot;),REGEXEXTRACT(K4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90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49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1]);&quot;/grand-final/results/&quot;);LOWER(SUBSTITUTE([.B49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491,&quot;&quot;\d+ points?&quot;&quot;),REGEXEXTRACT(J491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491,&quot;&quot;\d+ points?&quot;&quot;),REGEXEXTRACT(K491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491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491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2]);&quot;/grand-final/results/&quot;);LOWER(SUBSTITUTE([.B49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492,&quot;&quot;\d+ points?&quot;&quot;),REGEXEXTRACT(J49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2,&quot;&quot;\d+ points?&quot;&quot;),REGEXEXTRACT(K4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92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49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3]);&quot;/grand-final/results/&quot;);LOWER(SUBSTITUTE([.B49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493,&quot;&quot;\d+ points?&quot;&quot;),REGEXEXTRACT(J4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3,&quot;&quot;\d+ points?&quot;&quot;),REGEXEXTRACT(K493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493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493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4]);&quot;/grand-final/results/&quot;);LOWER(SUBSTITUTE([.B49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494,&quot;&quot;\d+ points?&quot;&quot;),REGEXEXTRACT(J49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4,&quot;&quot;\d+ points?&quot;&quot;),REGEXEXTRACT(K49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494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49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5]);&quot;/grand-final/results/&quot;);LOWER(SUBSTITUTE([.B49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495,&quot;&quot;\d+ points?&quot;&quot;),REGEXEXTRACT(J495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495,&quot;&quot;\d+ points?&quot;&quot;),REGEXEXTRACT(K495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495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495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6]);&quot;/grand-final/results/&quot;);LOWER(SUBSTITUTE([.B49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496,&quot;&quot;\d+ points?&quot;&quot;),REGEXEXTRACT(J4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6,&quot;&quot;\d+ points?&quot;&quot;),REGEXEXTRACT(K49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96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49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7]);&quot;/grand-final/results/&quot;);LOWER(SUBSTITUTE([.B49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497,&quot;&quot;\d+ points?&quot;&quot;),REGEXEXTRACT(J497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497,&quot;&quot;\d+ points?&quot;&quot;),REGEXEXTRACT(K49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97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497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8]);&quot;/grand-final/results/&quot;);LOWER(SUBSTITUTE([.B49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498,&quot;&quot;\d+ points?&quot;&quot;),REGEXEXTRACT(J49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8,&quot;&quot;\d+ points?&quot;&quot;),REGEXEXTRACT(K49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498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498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499]);&quot;/grand-final/results/&quot;);LOWER(SUBSTITUTE([.B49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499,&quot;&quot;\d+ points?&quot;&quot;),REGEXEXTRACT(J4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499,&quot;&quot;\d+ points?&quot;&quot;),REGEXEXTRACT(K499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499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499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0]);&quot;/grand-final/results/&quot;);LOWER(SUBSTITUTE([.B50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500,&quot;&quot;\d+ points?&quot;&quot;),REGEXEXTRACT(J50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500,&quot;&quot;\d+ points?&quot;&quot;),REGEXEXTRACT(K500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500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500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1]);&quot;/grand-final/results/&quot;);LOWER(SUBSTITUTE([.B50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501,&quot;&quot;\d+ points?&quot;&quot;),REGEXEXTRACT(J5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1,&quot;&quot;\d+ points?&quot;&quot;),REGEXEXTRACT(K5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1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01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2]);&quot;/grand-final/results/&quot;);LOWER(SUBSTITUTE([.B50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502,&quot;&quot;\d+ points?&quot;&quot;),REGEXEXTRACT(J50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2,&quot;&quot;\d+ points?&quot;&quot;),REGEXEXTRACT(K50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502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0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3]);&quot;/grand-final/results/&quot;);LOWER(SUBSTITUTE([.B50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503,&quot;&quot;\d+ points?&quot;&quot;),REGEXEXTRACT(J50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3,&quot;&quot;\d+ points?&quot;&quot;),REGEXEXTRACT(K50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503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4]);&quot;/grand-final/results/&quot;);LOWER(SUBSTITUTE([.B50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504,&quot;&quot;\d+ points?&quot;&quot;),REGEXEXTRACT(J5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4,&quot;&quot;\d+ points?&quot;&quot;),REGEXEXTRACT(K50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504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5]);&quot;/grand-final/results/&quot;);LOWER(SUBSTITUTE([.B50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505,&quot;&quot;\d+ points?&quot;&quot;),REGEXEXTRACT(J505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505,&quot;&quot;\d+ points?&quot;&quot;),REGEXEXTRACT(K5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5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505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6]);&quot;/grand-final/results/&quot;);LOWER(SUBSTITUTE([.B50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506,&quot;&quot;\d+ points?&quot;&quot;),REGEXEXTRACT(J50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6,&quot;&quot;\d+ points?&quot;&quot;),REGEXEXTRACT(K50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6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506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7]);&quot;/grand-final/results/&quot;);LOWER(SUBSTITUTE([.B50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507,&quot;&quot;\d+ points?&quot;&quot;),REGEXEXTRACT(J50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7,&quot;&quot;\d+ points?&quot;&quot;),REGEXEXTRACT(K50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7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507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8]);&quot;/grand-final/results/&quot;);LOWER(SUBSTITUTE([.B50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508,&quot;&quot;\d+ points?&quot;&quot;),REGEXEXTRACT(J50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08,&quot;&quot;\d+ points?&quot;&quot;),REGEXEXTRACT(K50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8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508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09]);&quot;/grand-final/results/&quot;);LOWER(SUBSTITUTE([.B50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509,&quot;&quot;\d+ points?&quot;&quot;),REGEXEXTRACT(J509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509,&quot;&quot;\d+ points?&quot;&quot;),REGEXEXTRACT(K50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09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509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10]);&quot;/grand-final/results/&quot;);LOWER(SUBSTITUTE([.B51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10,&quot;&quot;\d+ points?&quot;&quot;),REGEXEXTRACT(J510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510,&quot;&quot;\d+ points?&quot;&quot;),REGEXEXTRACT(K510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10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510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11]);&quot;/grand-final/results/&quot;);LOWER(SUBSTITUTE([.B51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511,&quot;&quot;\d+ points?&quot;&quot;),REGEXEXTRACT(J511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11,&quot;&quot;\d+ points?&quot;&quot;),REGEXEXTRACT(K511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11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11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atvia</text:p>
          </table:table-cell>
          <table:table-cell table:style-name="ce2" table:formula="of:=HYPERLINK(concat(concat(concat(&quot;https://eurovision.tv/event/malmo-&quot;;[.A512]);&quot;/grand-final/results/&quot;);LOWER(SUBSTITUTE([.B51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512,&quot;&quot;\d+ points?&quot;&quot;),REGEXEXTRACT(J512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12,&quot;&quot;\d+ points?&quot;&quot;),REGEXEXTRACT(K51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12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512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3]);&quot;/grand-final/results/&quot;);LOWER(SUBSTITUTE([.B51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513,&quot;&quot;\d+ points?&quot;&quot;),REGEXEXTRACT(J5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3,&quot;&quot;\d+ points?&quot;&quot;),REGEXEXTRACT(K5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13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513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4]);&quot;/grand-final/results/&quot;);LOWER(SUBSTITUTE([.B51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514,&quot;&quot;\d+ points?&quot;&quot;),REGEXEXTRACT(J5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4,&quot;&quot;\d+ points?&quot;&quot;),REGEXEXTRACT(K5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14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514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5]);&quot;/grand-final/results/&quot;);LOWER(SUBSTITUTE([.B51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10 points 2nd</text:p>
          </table:table-cell>
          <table:table-cell table:style-name="ce4" table:formula="of:=IFERROR(__xludf.dummyfunction(&quot;INT(IF(REGEXMATCH(J515,&quot;&quot;\d+ points?&quot;&quot;),REGEXEXTRACT(J515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515,&quot;&quot;\d+ points?&quot;&quot;),REGEXEXTRACT(K515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15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515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6]);&quot;/grand-final/results/&quot;);LOWER(SUBSTITUTE([.B51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516,&quot;&quot;\d+ points?&quot;&quot;),REGEXEXTRACT(J5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6,&quot;&quot;\d+ points?&quot;&quot;),REGEXEXTRACT(K5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16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516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7]);&quot;/grand-final/results/&quot;);LOWER(SUBSTITUTE([.B51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517,&quot;&quot;\d+ points?&quot;&quot;),REGEXEXTRACT(J5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7,&quot;&quot;\d+ points?&quot;&quot;),REGEXEXTRACT(K517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51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517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8]);&quot;/grand-final/results/&quot;);LOWER(SUBSTITUTE([.B51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518,&quot;&quot;\d+ points?&quot;&quot;),REGEXEXTRACT(J5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18,&quot;&quot;\d+ points?&quot;&quot;),REGEXEXTRACT(K5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18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518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19]);&quot;/grand-final/results/&quot;);LOWER(SUBSTITUTE([.B51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7 points 4th</text:p>
          </table:table-cell>
          <table:table-cell table:style-name="ce4" table:formula="of:=IFERROR(__xludf.dummyfunction(&quot;INT(IF(REGEXMATCH(J519,&quot;&quot;\d+ points?&quot;&quot;),REGEXEXTRACT(J519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519,&quot;&quot;\d+ points?&quot;&quot;),REGEXEXTRACT(K51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519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51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0]);&quot;/grand-final/results/&quot;);LOWER(SUBSTITUTE([.B52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520,&quot;&quot;\d+ points?&quot;&quot;),REGEXEXTRACT(J5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0,&quot;&quot;\d+ points?&quot;&quot;),REGEXEXTRACT(K52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520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1]);&quot;/grand-final/results/&quot;);LOWER(SUBSTITUTE([.B52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521,&quot;&quot;\d+ points?&quot;&quot;),REGEXEXTRACT(J521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521,&quot;&quot;\d+ points?&quot;&quot;),REGEXEXTRACT(K5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1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521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2]);&quot;/grand-final/results/&quot;);LOWER(SUBSTITUTE([.B52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522,&quot;&quot;\d+ points?&quot;&quot;),REGEXEXTRACT(J5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2,&quot;&quot;\d+ points?&quot;&quot;),REGEXEXTRACT(K52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2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522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3]);&quot;/grand-final/results/&quot;);LOWER(SUBSTITUTE([.B52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523,&quot;&quot;\d+ points?&quot;&quot;),REGEXEXTRACT(J52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23,&quot;&quot;\d+ points?&quot;&quot;),REGEXEXTRACT(K523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523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523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4]);&quot;/grand-final/results/&quot;);LOWER(SUBSTITUTE([.B52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524,&quot;&quot;\d+ points?&quot;&quot;),REGEXEXTRACT(J524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524,&quot;&quot;\d+ points?&quot;&quot;),REGEXEXTRACT(K524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524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524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5]);&quot;/grand-final/results/&quot;);LOWER(SUBSTITUTE([.B52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525,&quot;&quot;\d+ points?&quot;&quot;),REGEXEXTRACT(J5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5,&quot;&quot;\d+ points?&quot;&quot;),REGEXEXTRACT(K525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52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525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6]);&quot;/grand-final/results/&quot;);LOWER(SUBSTITUTE([.B52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26,&quot;&quot;\d+ points?&quot;&quot;),REGEXEXTRACT(J5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6,&quot;&quot;\d+ points?&quot;&quot;),REGEXEXTRACT(K52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26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52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7]);&quot;/grand-final/results/&quot;);LOWER(SUBSTITUTE([.B52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527,&quot;&quot;\d+ points?&quot;&quot;),REGEXEXTRACT(J5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27,&quot;&quot;\d+ points?&quot;&quot;),REGEXEXTRACT(K5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7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527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8]);&quot;/grand-final/results/&quot;);LOWER(SUBSTITUTE([.B52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528,&quot;&quot;\d+ points?&quot;&quot;),REGEXEXTRACT(J528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528,&quot;&quot;\d+ points?&quot;&quot;),REGEXEXTRACT(K52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8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528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29]);&quot;/grand-final/results/&quot;);LOWER(SUBSTITUTE([.B52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529,&quot;&quot;\d+ points?&quot;&quot;),REGEXEXTRACT(J52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29,&quot;&quot;\d+ points?&quot;&quot;),REGEXEXTRACT(K52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29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2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0]);&quot;/grand-final/results/&quot;);LOWER(SUBSTITUTE([.B53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530,&quot;&quot;\d+ points?&quot;&quot;),REGEXEXTRACT(J5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30,&quot;&quot;\d+ points?&quot;&quot;),REGEXEXTRACT(K5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0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530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1]);&quot;/grand-final/results/&quot;);LOWER(SUBSTITUTE([.B53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531,&quot;&quot;\d+ points?&quot;&quot;),REGEXEXTRACT(J53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31,&quot;&quot;\d+ points?&quot;&quot;),REGEXEXTRACT(K5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1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31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2]);&quot;/grand-final/results/&quot;);LOWER(SUBSTITUTE([.B53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1" office:value-type="string" calcext:value-type="string">
            <text:p>13th</text:p>
          </table:table-cell>
          <table:table-cell table:style-name="ce4" table:formula="of:=IFERROR(__xludf.dummyfunction(&quot;INT(IF(REGEXMATCH(J532,&quot;&quot;\d+ points?&quot;&quot;),REGEXEXTRACT(J5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32,&quot;&quot;\d+ points?&quot;&quot;),REGEXEXTRACT(K53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2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32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3]);&quot;/grand-final/results/&quot;);LOWER(SUBSTITUTE([.B53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533,&quot;&quot;\d+ points?&quot;&quot;),REGEXEXTRACT(J533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533,&quot;&quot;\d+ points?&quot;&quot;),REGEXEXTRACT(K533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533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533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4]);&quot;/grand-final/results/&quot;);LOWER(SUBSTITUTE([.B53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534,&quot;&quot;\d+ points?&quot;&quot;),REGEXEXTRACT(J534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534,&quot;&quot;\d+ points?&quot;&quot;),REGEXEXTRACT(K534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534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534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5]);&quot;/grand-final/results/&quot;);LOWER(SUBSTITUTE([.B53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535,&quot;&quot;\d+ points?&quot;&quot;),REGEXEXTRACT(J535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535,&quot;&quot;\d+ points?&quot;&quot;),REGEXEXTRACT(K535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535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535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ithuania</text:p>
          </table:table-cell>
          <table:table-cell table:style-name="ce2" table:formula="of:=HYPERLINK(concat(concat(concat(&quot;https://eurovision.tv/event/malmo-&quot;;[.A536]);&quot;/grand-final/results/&quot;);LOWER(SUBSTITUTE([.B53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536,&quot;&quot;\d+ points?&quot;&quot;),REGEXEXTRACT(J53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36,&quot;&quot;\d+ points?&quot;&quot;),REGEXEXTRACT(K53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6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536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37]);&quot;/grand-final/results/&quot;);LOWER(SUBSTITUTE([.B53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537,&quot;&quot;\d+ points?&quot;&quot;),REGEXEXTRACT(J537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537,&quot;&quot;\d+ points?&quot;&quot;),REGEXEXTRACT(K5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7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537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38]);&quot;/grand-final/results/&quot;);LOWER(SUBSTITUTE([.B53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538,&quot;&quot;\d+ points?&quot;&quot;),REGEXEXTRACT(J5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38,&quot;&quot;\d+ points?&quot;&quot;),REGEXEXTRACT(K53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38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538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39]);&quot;/grand-final/results/&quot;);LOWER(SUBSTITUTE([.B53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6 points 6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539,&quot;&quot;\d+ points?&quot;&quot;),REGEXEXTRACT(J539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539,&quot;&quot;\d+ points?&quot;&quot;),REGEXEXTRACT(K539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39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539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0]);&quot;/grand-final/results/&quot;);LOWER(SUBSTITUTE([.B54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7 points 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540,&quot;&quot;\d+ points?&quot;&quot;),REGEXEXTRACT(J540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540,&quot;&quot;\d+ points?&quot;&quot;),REGEXEXTRACT(K5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40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540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1]);&quot;/grand-final/results/&quot;);LOWER(SUBSTITUTE([.B54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541,&quot;&quot;\d+ points?&quot;&quot;),REGEXEXTRACT(J5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1,&quot;&quot;\d+ points?&quot;&quot;),REGEXEXTRACT(K54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4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541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2]);&quot;/grand-final/results/&quot;);LOWER(SUBSTITUTE([.B54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542,&quot;&quot;\d+ points?&quot;&quot;),REGEXEXTRACT(J54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2,&quot;&quot;\d+ points?&quot;&quot;),REGEXEXTRACT(K54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42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4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3]);&quot;/grand-final/results/&quot;);LOWER(SUBSTITUTE([.B54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0 points 3r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543,&quot;&quot;\d+ points?&quot;&quot;),REGEXEXTRACT(J543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543,&quot;&quot;\d+ points?&quot;&quot;),REGEXEXTRACT(K54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54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4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4]);&quot;/grand-final/results/&quot;);LOWER(SUBSTITUTE([.B54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544,&quot;&quot;\d+ points?&quot;&quot;),REGEXEXTRACT(J54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4,&quot;&quot;\d+ points?&quot;&quot;),REGEXEXTRACT(K54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44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544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5]);&quot;/grand-final/results/&quot;);LOWER(SUBSTITUTE([.B54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545,&quot;&quot;\d+ points?&quot;&quot;),REGEXEXTRACT(J54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545,&quot;&quot;\d+ points?&quot;&quot;),REGEXEXTRACT(K545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54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545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6]);&quot;/grand-final/results/&quot;);LOWER(SUBSTITUTE([.B54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546,&quot;&quot;\d+ points?&quot;&quot;),REGEXEXTRACT(J54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6,&quot;&quot;\d+ points?&quot;&quot;),REGEXEXTRACT(K546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546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546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7]);&quot;/grand-final/results/&quot;);LOWER(SUBSTITUTE([.B54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547,&quot;&quot;\d+ points?&quot;&quot;),REGEXEXTRACT(J54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7,&quot;&quot;\d+ points?&quot;&quot;),REGEXEXTRACT(K54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47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47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8]);&quot;/grand-final/results/&quot;);LOWER(SUBSTITUTE([.B54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548,&quot;&quot;\d+ points?&quot;&quot;),REGEXEXTRACT(J54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8,&quot;&quot;\d+ points?&quot;&quot;),REGEXEXTRACT(K548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548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548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49]);&quot;/grand-final/results/&quot;);LOWER(SUBSTITUTE([.B54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549,&quot;&quot;\d+ points?&quot;&quot;),REGEXEXTRACT(J5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49,&quot;&quot;\d+ points?&quot;&quot;),REGEXEXTRACT(K549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549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549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0]);&quot;/grand-final/results/&quot;);LOWER(SUBSTITUTE([.B55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8 points 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550,&quot;&quot;\d+ points?&quot;&quot;),REGEXEXTRACT(J550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50,&quot;&quot;\d+ points?&quot;&quot;),REGEXEXTRACT(K55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0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550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1]);&quot;/grand-final/results/&quot;);LOWER(SUBSTITUTE([.B55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51,&quot;&quot;\d+ points?&quot;&quot;),REGEXEXTRACT(J5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1,&quot;&quot;\d+ points?&quot;&quot;),REGEXEXTRACT(K551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51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551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2]);&quot;/grand-final/results/&quot;);LOWER(SUBSTITUTE([.B55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552,&quot;&quot;\d+ points?&quot;&quot;),REGEXEXTRACT(J5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2,&quot;&quot;\d+ points?&quot;&quot;),REGEXEXTRACT(K55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552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3]);&quot;/grand-final/results/&quot;);LOWER(SUBSTITUTE([.B55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553,&quot;&quot;\d+ points?&quot;&quot;),REGEXEXTRACT(J55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53,&quot;&quot;\d+ points?&quot;&quot;),REGEXEXTRACT(K553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55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553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4]);&quot;/grand-final/results/&quot;);LOWER(SUBSTITUTE([.B55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554,&quot;&quot;\d+ points?&quot;&quot;),REGEXEXTRACT(J5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4,&quot;&quot;\d+ points?&quot;&quot;),REGEXEXTRACT(K55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4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554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5]);&quot;/grand-final/results/&quot;);LOWER(SUBSTITUTE([.B55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23rd</text:p>
          </table:table-cell>
          <table:table-cell table:style-name="ce4" table:formula="of:=IFERROR(__xludf.dummyfunction(&quot;INT(IF(REGEXMATCH(J555,&quot;&quot;\d+ points?&quot;&quot;),REGEXEXTRACT(J55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5,&quot;&quot;\d+ points?&quot;&quot;),REGEXEXTRACT(K55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5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555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6]);&quot;/grand-final/results/&quot;);LOWER(SUBSTITUTE([.B55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556,&quot;&quot;\d+ points?&quot;&quot;),REGEXEXTRACT(J55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56,&quot;&quot;\d+ points?&quot;&quot;),REGEXEXTRACT(K5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6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55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7]);&quot;/grand-final/results/&quot;);LOWER(SUBSTITUTE([.B55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557,&quot;&quot;\d+ points?&quot;&quot;),REGEXEXTRACT(J55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557,&quot;&quot;\d+ points?&quot;&quot;),REGEXEXTRACT(K55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5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557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8]);&quot;/grand-final/results/&quot;);LOWER(SUBSTITUTE([.B55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558,&quot;&quot;\d+ points?&quot;&quot;),REGEXEXTRACT(J558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558,&quot;&quot;\d+ points?&quot;&quot;),REGEXEXTRACT(K558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558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558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59]);&quot;/grand-final/results/&quot;);LOWER(SUBSTITUTE([.B55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559,&quot;&quot;\d+ points?&quot;&quot;),REGEXEXTRACT(J559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559,&quot;&quot;\d+ points?&quot;&quot;),REGEXEXTRACT(K559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559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559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Luxembourg</text:p>
          </table:table-cell>
          <table:table-cell table:style-name="ce2" table:formula="of:=HYPERLINK(concat(concat(concat(&quot;https://eurovision.tv/event/malmo-&quot;;[.A560]);&quot;/grand-final/results/&quot;);LOWER(SUBSTITUTE([.B56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560,&quot;&quot;\d+ points?&quot;&quot;),REGEXEXTRACT(J5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0,&quot;&quot;\d+ points?&quot;&quot;),REGEXEXTRACT(K56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0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560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1]);&quot;/grand-final/results/&quot;);LOWER(SUBSTITUTE([.B56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561,&quot;&quot;\d+ points?&quot;&quot;),REGEXEXTRACT(J5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1,&quot;&quot;\d+ points?&quot;&quot;),REGEXEXTRACT(K56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1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61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2]);&quot;/grand-final/results/&quot;);LOWER(SUBSTITUTE([.B56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562,&quot;&quot;\d+ points?&quot;&quot;),REGEXEXTRACT(J5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2,&quot;&quot;\d+ points?&quot;&quot;),REGEXEXTRACT(K5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2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562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3]);&quot;/grand-final/results/&quot;);LOWER(SUBSTITUTE([.B56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10 points 2nd</text:p>
          </table:table-cell>
          <table:table-cell table:style-name="ce4" table:formula="of:=IFERROR(__xludf.dummyfunction(&quot;INT(IF(REGEXMATCH(J563,&quot;&quot;\d+ points?&quot;&quot;),REGEXEXTRACT(J563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563,&quot;&quot;\d+ points?&quot;&quot;),REGEXEXTRACT(K563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63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563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4]);&quot;/grand-final/results/&quot;);LOWER(SUBSTITUTE([.B56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564,&quot;&quot;\d+ points?&quot;&quot;),REGEXEXTRACT(J56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4,&quot;&quot;\d+ points?&quot;&quot;),REGEXEXTRACT(K5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4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564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5]);&quot;/grand-final/results/&quot;);LOWER(SUBSTITUTE([.B56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565,&quot;&quot;\d+ points?&quot;&quot;),REGEXEXTRACT(J5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5,&quot;&quot;\d+ points?&quot;&quot;),REGEXEXTRACT(K5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5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565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6]);&quot;/grand-final/results/&quot;);LOWER(SUBSTITUTE([.B56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566,&quot;&quot;\d+ points?&quot;&quot;),REGEXEXTRACT(J56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6,&quot;&quot;\d+ points?&quot;&quot;),REGEXEXTRACT(K5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6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566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7]);&quot;/grand-final/results/&quot;);LOWER(SUBSTITUTE([.B56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567,&quot;&quot;\d+ points?&quot;&quot;),REGEXEXTRACT(J567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567,&quot;&quot;\d+ points?&quot;&quot;),REGEXEXTRACT(K567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567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567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8]);&quot;/grand-final/results/&quot;);LOWER(SUBSTITUTE([.B56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568,&quot;&quot;\d+ points?&quot;&quot;),REGEXEXTRACT(J568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568,&quot;&quot;\d+ points?&quot;&quot;),REGEXEXTRACT(K56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8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568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69]);&quot;/grand-final/results/&quot;);LOWER(SUBSTITUTE([.B56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569,&quot;&quot;\d+ points?&quot;&quot;),REGEXEXTRACT(J5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69,&quot;&quot;\d+ points?&quot;&quot;),REGEXEXTRACT(K5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69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56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0]);&quot;/grand-final/results/&quot;);LOWER(SUBSTITUTE([.B57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570,&quot;&quot;\d+ points?&quot;&quot;),REGEXEXTRACT(J57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70,&quot;&quot;\d+ points?&quot;&quot;),REGEXEXTRACT(K570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570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570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1]);&quot;/grand-final/results/&quot;);LOWER(SUBSTITUTE([.B57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71,&quot;&quot;\d+ points?&quot;&quot;),REGEXEXTRACT(J571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571,&quot;&quot;\d+ points?&quot;&quot;),REGEXEXTRACT(K571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71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571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2]);&quot;/grand-final/results/&quot;);LOWER(SUBSTITUTE([.B57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572,&quot;&quot;\d+ points?&quot;&quot;),REGEXEXTRACT(J572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72,&quot;&quot;\d+ points?&quot;&quot;),REGEXEXTRACT(K572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572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572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3]);&quot;/grand-final/results/&quot;);LOWER(SUBSTITUTE([.B57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8 points 3rd</text:p>
          </table:table-cell>
          <table:table-cell table:style-name="ce4" table:formula="of:=IFERROR(__xludf.dummyfunction(&quot;INT(IF(REGEXMATCH(J573,&quot;&quot;\d+ points?&quot;&quot;),REGEXEXTRACT(J573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73,&quot;&quot;\d+ points?&quot;&quot;),REGEXEXTRACT(K57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573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7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4]);&quot;/grand-final/results/&quot;);LOWER(SUBSTITUTE([.B57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574,&quot;&quot;\d+ points?&quot;&quot;),REGEXEXTRACT(J574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574,&quot;&quot;\d+ points?&quot;&quot;),REGEXEXTRACT(K57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74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574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5]);&quot;/grand-final/results/&quot;);LOWER(SUBSTITUTE([.B57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575,&quot;&quot;\d+ points?&quot;&quot;),REGEXEXTRACT(J57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75,&quot;&quot;\d+ points?&quot;&quot;),REGEXEXTRACT(K5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7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57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6]);&quot;/grand-final/results/&quot;);LOWER(SUBSTITUTE([.B57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576,&quot;&quot;\d+ points?&quot;&quot;),REGEXEXTRACT(J57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576,&quot;&quot;\d+ points?&quot;&quot;),REGEXEXTRACT(K57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7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576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7]);&quot;/grand-final/results/&quot;);LOWER(SUBSTITUTE([.B57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577,&quot;&quot;\d+ points?&quot;&quot;),REGEXEXTRACT(J5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77,&quot;&quot;\d+ points?&quot;&quot;),REGEXEXTRACT(K5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77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57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8]);&quot;/grand-final/results/&quot;);LOWER(SUBSTITUTE([.B57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578,&quot;&quot;\d+ points?&quot;&quot;),REGEXEXTRACT(J578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578,&quot;&quot;\d+ points?&quot;&quot;),REGEXEXTRACT(K5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78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578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79]);&quot;/grand-final/results/&quot;);LOWER(SUBSTITUTE([.B57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579,&quot;&quot;\d+ points?&quot;&quot;),REGEXEXTRACT(J57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79,&quot;&quot;\d+ points?&quot;&quot;),REGEXEXTRACT(K579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57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579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0]);&quot;/grand-final/results/&quot;);LOWER(SUBSTITUTE([.B58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580,&quot;&quot;\d+ points?&quot;&quot;),REGEXEXTRACT(J5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0,&quot;&quot;\d+ points?&quot;&quot;),REGEXEXTRACT(K5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0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580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1]);&quot;/grand-final/results/&quot;);LOWER(SUBSTITUTE([.B58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16th</text:p>
          </table:table-cell>
          <table:table-cell table:style-name="ce4" table:formula="of:=IFERROR(__xludf.dummyfunction(&quot;INT(IF(REGEXMATCH(J581,&quot;&quot;\d+ points?&quot;&quot;),REGEXEXTRACT(J58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1,&quot;&quot;\d+ points?&quot;&quot;),REGEXEXTRACT(K5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1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581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2]);&quot;/grand-final/results/&quot;);LOWER(SUBSTITUTE([.B58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582,&quot;&quot;\d+ points?&quot;&quot;),REGEXEXTRACT(J5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2,&quot;&quot;\d+ points?&quot;&quot;),REGEXEXTRACT(K582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582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582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3]);&quot;/grand-final/results/&quot;);LOWER(SUBSTITUTE([.B58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583,&quot;&quot;\d+ points?&quot;&quot;),REGEXEXTRACT(J583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583,&quot;&quot;\d+ points?&quot;&quot;),REGEXEXTRACT(K583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583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583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4]);&quot;/grand-final/results/&quot;);LOWER(SUBSTITUTE([.B58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584,&quot;&quot;\d+ points?&quot;&quot;),REGEXEXTRACT(J5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4,&quot;&quot;\d+ points?&quot;&quot;),REGEXEXTRACT(K584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58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84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alta</text:p>
          </table:table-cell>
          <table:table-cell table:style-name="ce2" table:formula="of:=HYPERLINK(concat(concat(concat(&quot;https://eurovision.tv/event/malmo-&quot;;[.A585]);&quot;/grand-final/results/&quot;);LOWER(SUBSTITUTE([.B58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585,&quot;&quot;\d+ points?&quot;&quot;),REGEXEXTRACT(J58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5,&quot;&quot;\d+ points?&quot;&quot;),REGEXEXTRACT(K5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585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86]);&quot;/grand-final/results/&quot;);LOWER(SUBSTITUTE([.B58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586,&quot;&quot;\d+ points?&quot;&quot;),REGEXEXTRACT(J5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6,&quot;&quot;\d+ points?&quot;&quot;),REGEXEXTRACT(K586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586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586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87]);&quot;/grand-final/results/&quot;);LOWER(SUBSTITUTE([.B58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587,&quot;&quot;\d+ points?&quot;&quot;),REGEXEXTRACT(J5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7,&quot;&quot;\d+ points?&quot;&quot;),REGEXEXTRACT(K58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587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88]);&quot;/grand-final/results/&quot;);LOWER(SUBSTITUTE([.B58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588,&quot;&quot;\d+ points?&quot;&quot;),REGEXEXTRACT(J588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588,&quot;&quot;\d+ points?&quot;&quot;),REGEXEXTRACT(K58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588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58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89]);&quot;/grand-final/results/&quot;);LOWER(SUBSTITUTE([.B58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589,&quot;&quot;\d+ points?&quot;&quot;),REGEXEXTRACT(J5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89,&quot;&quot;\d+ points?&quot;&quot;),REGEXEXTRACT(K5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89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58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0]);&quot;/grand-final/results/&quot;);LOWER(SUBSTITUTE([.B59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590,&quot;&quot;\d+ points?&quot;&quot;),REGEXEXTRACT(J5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0,&quot;&quot;\d+ points?&quot;&quot;),REGEXEXTRACT(K5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59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1]);&quot;/grand-final/results/&quot;);LOWER(SUBSTITUTE([.B59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591,&quot;&quot;\d+ points?&quot;&quot;),REGEXEXTRACT(J59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1,&quot;&quot;\d+ points?&quot;&quot;),REGEXEXTRACT(K59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1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591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2]);&quot;/grand-final/results/&quot;);LOWER(SUBSTITUTE([.B59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6 points 5th</text:p>
          </table:table-cell>
          <table:table-cell table:style-name="ce4" table:formula="of:=IFERROR(__xludf.dummyfunction(&quot;INT(IF(REGEXMATCH(J592,&quot;&quot;\d+ points?&quot;&quot;),REGEXEXTRACT(J592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592,&quot;&quot;\d+ points?&quot;&quot;),REGEXEXTRACT(K592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592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592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3]);&quot;/grand-final/results/&quot;);LOWER(SUBSTITUTE([.B59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593,&quot;&quot;\d+ points?&quot;&quot;),REGEXEXTRACT(J5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3,&quot;&quot;\d+ points?&quot;&quot;),REGEXEXTRACT(K59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3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593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4]);&quot;/grand-final/results/&quot;);LOWER(SUBSTITUTE([.B59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594,&quot;&quot;\d+ points?&quot;&quot;),REGEXEXTRACT(J59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4,&quot;&quot;\d+ points?&quot;&quot;),REGEXEXTRACT(K59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4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594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5]);&quot;/grand-final/results/&quot;);LOWER(SUBSTITUTE([.B59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595,&quot;&quot;\d+ points?&quot;&quot;),REGEXEXTRACT(J59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5,&quot;&quot;\d+ points?&quot;&quot;),REGEXEXTRACT(K595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595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595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6]);&quot;/grand-final/results/&quot;);LOWER(SUBSTITUTE([.B59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596,&quot;&quot;\d+ points?&quot;&quot;),REGEXEXTRACT(J5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6,&quot;&quot;\d+ points?&quot;&quot;),REGEXEXTRACT(K596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596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596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7]);&quot;/grand-final/results/&quot;);LOWER(SUBSTITUTE([.B59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597,&quot;&quot;\d+ points?&quot;&quot;),REGEXEXTRACT(J597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597,&quot;&quot;\d+ points?&quot;&quot;),REGEXEXTRACT(K597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597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597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8]);&quot;/grand-final/results/&quot;);LOWER(SUBSTITUTE([.B59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598,&quot;&quot;\d+ points?&quot;&quot;),REGEXEXTRACT(J59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598,&quot;&quot;\d+ points?&quot;&quot;),REGEXEXTRACT(K598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59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598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599]);&quot;/grand-final/results/&quot;);LOWER(SUBSTITUTE([.B59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599,&quot;&quot;\d+ points?&quot;&quot;),REGEXEXTRACT(J59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599,&quot;&quot;\d+ points?&quot;&quot;),REGEXEXTRACT(K5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599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599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0]);&quot;/grand-final/results/&quot;);LOWER(SUBSTITUTE([.B60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00,&quot;&quot;\d+ points?&quot;&quot;),REGEXEXTRACT(J600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600,&quot;&quot;\d+ points?&quot;&quot;),REGEXEXTRACT(K60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0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600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1]);&quot;/grand-final/results/&quot;);LOWER(SUBSTITUTE([.B60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601,&quot;&quot;\d+ points?&quot;&quot;),REGEXEXTRACT(J601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01,&quot;&quot;\d+ points?&quot;&quot;),REGEXEXTRACT(K6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1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01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2]);&quot;/grand-final/results/&quot;);LOWER(SUBSTITUTE([.B60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02,&quot;&quot;\d+ points?&quot;&quot;),REGEXEXTRACT(J60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02,&quot;&quot;\d+ points?&quot;&quot;),REGEXEXTRACT(K60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2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602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3]);&quot;/grand-final/results/&quot;);LOWER(SUBSTITUTE([.B60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603,&quot;&quot;\d+ points?&quot;&quot;),REGEXEXTRACT(J603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603,&quot;&quot;\d+ points?&quot;&quot;),REGEXEXTRACT(K60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3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603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4]);&quot;/grand-final/results/&quot;);LOWER(SUBSTITUTE([.B60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04,&quot;&quot;\d+ points?&quot;&quot;),REGEXEXTRACT(J6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04,&quot;&quot;\d+ points?&quot;&quot;),REGEXEXTRACT(K60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04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5]);&quot;/grand-final/results/&quot;);LOWER(SUBSTITUTE([.B60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605,&quot;&quot;\d+ points?&quot;&quot;),REGEXEXTRACT(J60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05,&quot;&quot;\d+ points?&quot;&quot;),REGEXEXTRACT(K6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5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05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6]);&quot;/grand-final/results/&quot;);LOWER(SUBSTITUTE([.B60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606,&quot;&quot;\d+ points?&quot;&quot;),REGEXEXTRACT(J60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06,&quot;&quot;\d+ points?&quot;&quot;),REGEXEXTRACT(K60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06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606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7]);&quot;/grand-final/results/&quot;);LOWER(SUBSTITUTE([.B60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07,&quot;&quot;\d+ points?&quot;&quot;),REGEXEXTRACT(J60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607,&quot;&quot;\d+ points?&quot;&quot;),REGEXEXTRACT(K607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0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607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8]);&quot;/grand-final/results/&quot;);LOWER(SUBSTITUTE([.B60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608,&quot;&quot;\d+ points?&quot;&quot;),REGEXEXTRACT(J60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08,&quot;&quot;\d+ points?&quot;&quot;),REGEXEXTRACT(K60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60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0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09]);&quot;/grand-final/results/&quot;);LOWER(SUBSTITUTE([.B60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609,&quot;&quot;\d+ points?&quot;&quot;),REGEXEXTRACT(J609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609,&quot;&quot;\d+ points?&quot;&quot;),REGEXEXTRACT(K609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09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609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Moldova</text:p>
          </table:table-cell>
          <table:table-cell table:style-name="ce2" table:formula="of:=HYPERLINK(concat(concat(concat(&quot;https://eurovision.tv/event/malmo-&quot;;[.A610]);&quot;/grand-final/results/&quot;);LOWER(SUBSTITUTE([.B61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610,&quot;&quot;\d+ points?&quot;&quot;),REGEXEXTRACT(J61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0,&quot;&quot;\d+ points?&quot;&quot;),REGEXEXTRACT(K61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0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61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1]);&quot;/grand-final/results/&quot;);LOWER(SUBSTITUTE([.B61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3 points 8th</text:p>
          </table:table-cell>
          <table:table-cell table:style-name="ce4" table:formula="of:=IFERROR(__xludf.dummyfunction(&quot;INT(IF(REGEXMATCH(J611,&quot;&quot;\d+ points?&quot;&quot;),REGEXEXTRACT(J611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611,&quot;&quot;\d+ points?&quot;&quot;),REGEXEXTRACT(K611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611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611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2]);&quot;/grand-final/results/&quot;);LOWER(SUBSTITUTE([.B61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612,&quot;&quot;\d+ points?&quot;&quot;),REGEXEXTRACT(J61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2,&quot;&quot;\d+ points?&quot;&quot;),REGEXEXTRACT(K61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2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612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3]);&quot;/grand-final/results/&quot;);LOWER(SUBSTITUTE([.B61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613,&quot;&quot;\d+ points?&quot;&quot;),REGEXEXTRACT(J613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13,&quot;&quot;\d+ points?&quot;&quot;),REGEXEXTRACT(K613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613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13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4]);&quot;/grand-final/results/&quot;);LOWER(SUBSTITUTE([.B61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14,&quot;&quot;\d+ points?&quot;&quot;),REGEXEXTRACT(J6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4,&quot;&quot;\d+ points?&quot;&quot;),REGEXEXTRACT(K6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4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614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5]);&quot;/grand-final/results/&quot;);LOWER(SUBSTITUTE([.B61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15,&quot;&quot;\d+ points?&quot;&quot;),REGEXEXTRACT(J61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5,&quot;&quot;\d+ points?&quot;&quot;),REGEXEXTRACT(K61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5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615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6]);&quot;/grand-final/results/&quot;);LOWER(SUBSTITUTE([.B61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616,&quot;&quot;\d+ points?&quot;&quot;),REGEXEXTRACT(J6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6,&quot;&quot;\d+ points?&quot;&quot;),REGEXEXTRACT(K6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6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16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7]);&quot;/grand-final/results/&quot;);LOWER(SUBSTITUTE([.B61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617,&quot;&quot;\d+ points?&quot;&quot;),REGEXEXTRACT(J617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617,&quot;&quot;\d+ points?&quot;&quot;),REGEXEXTRACT(K617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617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617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8]);&quot;/grand-final/results/&quot;);LOWER(SUBSTITUTE([.B61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618,&quot;&quot;\d+ points?&quot;&quot;),REGEXEXTRACT(J6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18,&quot;&quot;\d+ points?&quot;&quot;),REGEXEXTRACT(K61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8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18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19]);&quot;/grand-final/results/&quot;);LOWER(SUBSTITUTE([.B61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619,&quot;&quot;\d+ points?&quot;&quot;),REGEXEXTRACT(J619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619,&quot;&quot;\d+ points?&quot;&quot;),REGEXEXTRACT(K61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19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61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0]);&quot;/grand-final/results/&quot;);LOWER(SUBSTITUTE([.B62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620,&quot;&quot;\d+ points?&quot;&quot;),REGEXEXTRACT(J6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0,&quot;&quot;\d+ points?&quot;&quot;),REGEXEXTRACT(K620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620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620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1]);&quot;/grand-final/results/&quot;);LOWER(SUBSTITUTE([.B62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621,&quot;&quot;\d+ points?&quot;&quot;),REGEXEXTRACT(J62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1,&quot;&quot;\d+ points?&quot;&quot;),REGEXEXTRACT(K62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621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62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2]);&quot;/grand-final/results/&quot;);LOWER(SUBSTITUTE([.B62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622,&quot;&quot;\d+ points?&quot;&quot;),REGEXEXTRACT(J6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2,&quot;&quot;\d+ points?&quot;&quot;),REGEXEXTRACT(K622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2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622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3]);&quot;/grand-final/results/&quot;);LOWER(SUBSTITUTE([.B62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623,&quot;&quot;\d+ points?&quot;&quot;),REGEXEXTRACT(J623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623,&quot;&quot;\d+ points?&quot;&quot;),REGEXEXTRACT(K623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623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623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4]);&quot;/grand-final/results/&quot;);LOWER(SUBSTITUTE([.B62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624,&quot;&quot;\d+ points?&quot;&quot;),REGEXEXTRACT(J62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624,&quot;&quot;\d+ points?&quot;&quot;),REGEXEXTRACT(K6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2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624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5]);&quot;/grand-final/results/&quot;);LOWER(SUBSTITUTE([.B62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625,&quot;&quot;\d+ points?&quot;&quot;),REGEXEXTRACT(J62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625,&quot;&quot;\d+ points?&quot;&quot;),REGEXEXTRACT(K625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62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625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6]);&quot;/grand-final/results/&quot;);LOWER(SUBSTITUTE([.B62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626,&quot;&quot;\d+ points?&quot;&quot;),REGEXEXTRACT(J6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6,&quot;&quot;\d+ points?&quot;&quot;),REGEXEXTRACT(K6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26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626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7]);&quot;/grand-final/results/&quot;);LOWER(SUBSTITUTE([.B62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27,&quot;&quot;\d+ points?&quot;&quot;),REGEXEXTRACT(J6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7,&quot;&quot;\d+ points?&quot;&quot;),REGEXEXTRACT(K6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27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627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8]);&quot;/grand-final/results/&quot;);LOWER(SUBSTITUTE([.B62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628,&quot;&quot;\d+ points?&quot;&quot;),REGEXEXTRACT(J628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628,&quot;&quot;\d+ points?&quot;&quot;),REGEXEXTRACT(K62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28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628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29]);&quot;/grand-final/results/&quot;);LOWER(SUBSTITUTE([.B62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629,&quot;&quot;\d+ points?&quot;&quot;),REGEXEXTRACT(J62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29,&quot;&quot;\d+ points?&quot;&quot;),REGEXEXTRACT(K62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29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629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0]);&quot;/grand-final/results/&quot;);LOWER(SUBSTITUTE([.B63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630,&quot;&quot;\d+ points?&quot;&quot;),REGEXEXTRACT(J63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0,&quot;&quot;\d+ points?&quot;&quot;),REGEXEXTRACT(K6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0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630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1]);&quot;/grand-final/results/&quot;);LOWER(SUBSTITUTE([.B63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631,&quot;&quot;\d+ points?&quot;&quot;),REGEXEXTRACT(J63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1,&quot;&quot;\d+ points?&quot;&quot;),REGEXEXTRACT(K6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631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2]);&quot;/grand-final/results/&quot;);LOWER(SUBSTITUTE([.B63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632,&quot;&quot;\d+ points?&quot;&quot;),REGEXEXTRACT(J6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2,&quot;&quot;\d+ points?&quot;&quot;),REGEXEXTRACT(K63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2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632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3]);&quot;/grand-final/results/&quot;);LOWER(SUBSTITUTE([.B63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633,&quot;&quot;\d+ points?&quot;&quot;),REGEXEXTRACT(J633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633,&quot;&quot;\d+ points?&quot;&quot;),REGEXEXTRACT(K633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633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633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4]);&quot;/grand-final/results/&quot;);LOWER(SUBSTITUTE([.B63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34,&quot;&quot;\d+ points?&quot;&quot;),REGEXEXTRACT(J634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34,&quot;&quot;\d+ points?&quot;&quot;),REGEXEXTRACT(K634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34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34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etherlands</text:p>
          </table:table-cell>
          <table:table-cell table:style-name="ce2" table:formula="of:=HYPERLINK(concat(concat(concat(&quot;https://eurovision.tv/event/malmo-&quot;;[.A635]);&quot;/grand-final/results/&quot;);LOWER(SUBSTITUTE([.B63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635,&quot;&quot;\d+ points?&quot;&quot;),REGEXEXTRACT(J6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5,&quot;&quot;\d+ points?&quot;&quot;),REGEXEXTRACT(K6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5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635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36]);&quot;/grand-final/results/&quot;);LOWER(SUBSTITUTE([.B63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36,&quot;&quot;\d+ points?&quot;&quot;),REGEXEXTRACT(J636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36,&quot;&quot;\d+ points?&quot;&quot;),REGEXEXTRACT(K63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6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36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37]);&quot;/grand-final/results/&quot;);LOWER(SUBSTITUTE([.B63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637,&quot;&quot;\d+ points?&quot;&quot;),REGEXEXTRACT(J6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7,&quot;&quot;\d+ points?&quot;&quot;),REGEXEXTRACT(K6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7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637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38]);&quot;/grand-final/results/&quot;);LOWER(SUBSTITUTE([.B63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638,&quot;&quot;\d+ points?&quot;&quot;),REGEXEXTRACT(J6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8,&quot;&quot;\d+ points?&quot;&quot;),REGEXEXTRACT(K638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38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638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39]);&quot;/grand-final/results/&quot;);LOWER(SUBSTITUTE([.B63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639,&quot;&quot;\d+ points?&quot;&quot;),REGEXEXTRACT(J6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39,&quot;&quot;\d+ points?&quot;&quot;),REGEXEXTRACT(K6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3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639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0]);&quot;/grand-final/results/&quot;);LOWER(SUBSTITUTE([.B64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40,&quot;&quot;\d+ points?&quot;&quot;),REGEXEXTRACT(J64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40,&quot;&quot;\d+ points?&quot;&quot;),REGEXEXTRACT(K6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0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640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1]);&quot;/grand-final/results/&quot;);LOWER(SUBSTITUTE([.B64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641,&quot;&quot;\d+ points?&quot;&quot;),REGEXEXTRACT(J6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41,&quot;&quot;\d+ points?&quot;&quot;),REGEXEXTRACT(K641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641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641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2]);&quot;/grand-final/results/&quot;);LOWER(SUBSTITUTE([.B64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642,&quot;&quot;\d+ points?&quot;&quot;),REGEXEXTRACT(J642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642,&quot;&quot;\d+ points?&quot;&quot;),REGEXEXTRACT(K642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642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642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3]);&quot;/grand-final/results/&quot;);LOWER(SUBSTITUTE([.B64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643,&quot;&quot;\d+ points?&quot;&quot;),REGEXEXTRACT(J643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643,&quot;&quot;\d+ points?&quot;&quot;),REGEXEXTRACT(K6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3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64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4]);&quot;/grand-final/results/&quot;);LOWER(SUBSTITUTE([.B64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644,&quot;&quot;\d+ points?&quot;&quot;),REGEXEXTRACT(J644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644,&quot;&quot;\d+ points?&quot;&quot;),REGEXEXTRACT(K64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4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644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5]);&quot;/grand-final/results/&quot;);LOWER(SUBSTITUTE([.B64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645,&quot;&quot;\d+ points?&quot;&quot;),REGEXEXTRACT(J645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45,&quot;&quot;\d+ points?&quot;&quot;),REGEXEXTRACT(K6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45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6]);&quot;/grand-final/results/&quot;);LOWER(SUBSTITUTE([.B64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646,&quot;&quot;\d+ points?&quot;&quot;),REGEXEXTRACT(J64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46,&quot;&quot;\d+ points?&quot;&quot;),REGEXEXTRACT(K64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646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64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7]);&quot;/grand-final/results/&quot;);LOWER(SUBSTITUTE([.B64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647,&quot;&quot;\d+ points?&quot;&quot;),REGEXEXTRACT(J647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647,&quot;&quot;\d+ points?&quot;&quot;),REGEXEXTRACT(K647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647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647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8]);&quot;/grand-final/results/&quot;);LOWER(SUBSTITUTE([.B64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648,&quot;&quot;\d+ points?&quot;&quot;),REGEXEXTRACT(J648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648,&quot;&quot;\d+ points?&quot;&quot;),REGEXEXTRACT(K64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48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648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49]);&quot;/grand-final/results/&quot;);LOWER(SUBSTITUTE([.B64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649,&quot;&quot;\d+ points?&quot;&quot;),REGEXEXTRACT(J6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49,&quot;&quot;\d+ points?&quot;&quot;),REGEXEXTRACT(K649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649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649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0]);&quot;/grand-final/results/&quot;);LOWER(SUBSTITUTE([.B65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650,&quot;&quot;\d+ points?&quot;&quot;),REGEXEXTRACT(J65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0,&quot;&quot;\d+ points?&quot;&quot;),REGEXEXTRACT(K65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650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65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1]);&quot;/grand-final/results/&quot;);LOWER(SUBSTITUTE([.B65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651,&quot;&quot;\d+ points?&quot;&quot;),REGEXEXTRACT(J6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1,&quot;&quot;\d+ points?&quot;&quot;),REGEXEXTRACT(K6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1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651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2]);&quot;/grand-final/results/&quot;);LOWER(SUBSTITUTE([.B65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652,&quot;&quot;\d+ points?&quot;&quot;),REGEXEXTRACT(J6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2,&quot;&quot;\d+ points?&quot;&quot;),REGEXEXTRACT(K65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2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652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3]);&quot;/grand-final/results/&quot;);LOWER(SUBSTITUTE([.B65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653,&quot;&quot;\d+ points?&quot;&quot;),REGEXEXTRACT(J65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3,&quot;&quot;\d+ points?&quot;&quot;),REGEXEXTRACT(K65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3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53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4]);&quot;/grand-final/results/&quot;);LOWER(SUBSTITUTE([.B65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654,&quot;&quot;\d+ points?&quot;&quot;),REGEXEXTRACT(J6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4,&quot;&quot;\d+ points?&quot;&quot;),REGEXEXTRACT(K65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4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54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5]);&quot;/grand-final/results/&quot;);LOWER(SUBSTITUTE([.B65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655,&quot;&quot;\d+ points?&quot;&quot;),REGEXEXTRACT(J65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5,&quot;&quot;\d+ points?&quot;&quot;),REGEXEXTRACT(K65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655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6]);&quot;/grand-final/results/&quot;);LOWER(SUBSTITUTE([.B65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656,&quot;&quot;\d+ points?&quot;&quot;),REGEXEXTRACT(J656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656,&quot;&quot;\d+ points?&quot;&quot;),REGEXEXTRACT(K65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65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65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7]);&quot;/grand-final/results/&quot;);LOWER(SUBSTITUTE([.B65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657,&quot;&quot;\d+ points?&quot;&quot;),REGEXEXTRACT(J657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657,&quot;&quot;\d+ points?&quot;&quot;),REGEXEXTRACT(K657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657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657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8]);&quot;/grand-final/results/&quot;);LOWER(SUBSTITUTE([.B65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58,&quot;&quot;\d+ points?&quot;&quot;),REGEXEXTRACT(J658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658,&quot;&quot;\d+ points?&quot;&quot;),REGEXEXTRACT(K658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58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658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Norway</text:p>
          </table:table-cell>
          <table:table-cell table:style-name="ce2" table:formula="of:=HYPERLINK(concat(concat(concat(&quot;https://eurovision.tv/event/malmo-&quot;;[.A659]);&quot;/grand-final/results/&quot;);LOWER(SUBSTITUTE([.B65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59,&quot;&quot;\d+ points?&quot;&quot;),REGEXEXTRACT(J6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59,&quot;&quot;\d+ points?&quot;&quot;),REGEXEXTRACT(K6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59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659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0]);&quot;/grand-final/results/&quot;);LOWER(SUBSTITUTE([.B66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660,&quot;&quot;\d+ points?&quot;&quot;),REGEXEXTRACT(J66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0,&quot;&quot;\d+ points?&quot;&quot;),REGEXEXTRACT(K66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0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66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1]);&quot;/grand-final/results/&quot;);LOWER(SUBSTITUTE([.B66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661,&quot;&quot;\d+ points?&quot;&quot;),REGEXEXTRACT(J6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1,&quot;&quot;\d+ points?&quot;&quot;),REGEXEXTRACT(K66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1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61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2]);&quot;/grand-final/results/&quot;);LOWER(SUBSTITUTE([.B66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662,&quot;&quot;\d+ points?&quot;&quot;),REGEXEXTRACT(J662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662,&quot;&quot;\d+ points?&quot;&quot;),REGEXEXTRACT(K662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662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662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3]);&quot;/grand-final/results/&quot;);LOWER(SUBSTITUTE([.B66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663,&quot;&quot;\d+ points?&quot;&quot;),REGEXEXTRACT(J6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3,&quot;&quot;\d+ points?&quot;&quot;),REGEXEXTRACT(K6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3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66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4]);&quot;/grand-final/results/&quot;);LOWER(SUBSTITUTE([.B66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664,&quot;&quot;\d+ points?&quot;&quot;),REGEXEXTRACT(J66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4,&quot;&quot;\d+ points?&quot;&quot;),REGEXEXTRACT(K66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4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664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5]);&quot;/grand-final/results/&quot;);LOWER(SUBSTITUTE([.B66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665,&quot;&quot;\d+ points?&quot;&quot;),REGEXEXTRACT(J6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5,&quot;&quot;\d+ points?&quot;&quot;),REGEXEXTRACT(K665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665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665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6]);&quot;/grand-final/results/&quot;);LOWER(SUBSTITUTE([.B66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666,&quot;&quot;\d+ points?&quot;&quot;),REGEXEXTRACT(J666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666,&quot;&quot;\d+ points?&quot;&quot;),REGEXEXTRACT(K666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666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666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7]);&quot;/grand-final/results/&quot;);LOWER(SUBSTITUTE([.B66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667,&quot;&quot;\d+ points?&quot;&quot;),REGEXEXTRACT(J66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7,&quot;&quot;\d+ points?&quot;&quot;),REGEXEXTRACT(K66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7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667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8]);&quot;/grand-final/results/&quot;);LOWER(SUBSTITUTE([.B66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68,&quot;&quot;\d+ points?&quot;&quot;),REGEXEXTRACT(J668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668,&quot;&quot;\d+ points?&quot;&quot;),REGEXEXTRACT(K66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8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668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69]);&quot;/grand-final/results/&quot;);LOWER(SUBSTITUTE([.B66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669,&quot;&quot;\d+ points?&quot;&quot;),REGEXEXTRACT(J6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69,&quot;&quot;\d+ points?&quot;&quot;),REGEXEXTRACT(K6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69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669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0]);&quot;/grand-final/results/&quot;);LOWER(SUBSTITUTE([.B67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670,&quot;&quot;\d+ points?&quot;&quot;),REGEXEXTRACT(J670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670,&quot;&quot;\d+ points?&quot;&quot;),REGEXEXTRACT(K670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670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670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1]);&quot;/grand-final/results/&quot;);LOWER(SUBSTITUTE([.B67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671,&quot;&quot;\d+ points?&quot;&quot;),REGEXEXTRACT(J67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1,&quot;&quot;\d+ points?&quot;&quot;),REGEXEXTRACT(K671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67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71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2]);&quot;/grand-final/results/&quot;);LOWER(SUBSTITUTE([.B67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672,&quot;&quot;\d+ points?&quot;&quot;),REGEXEXTRACT(J67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72,&quot;&quot;\d+ points?&quot;&quot;),REGEXEXTRACT(K672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67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72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3]);&quot;/grand-final/results/&quot;);LOWER(SUBSTITUTE([.B67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673,&quot;&quot;\d+ points?&quot;&quot;),REGEXEXTRACT(J673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73,&quot;&quot;\d+ points?&quot;&quot;),REGEXEXTRACT(K6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73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4]);&quot;/grand-final/results/&quot;);LOWER(SUBSTITUTE([.B67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674,&quot;&quot;\d+ points?&quot;&quot;),REGEXEXTRACT(J67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4,&quot;&quot;\d+ points?&quot;&quot;),REGEXEXTRACT(K674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67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674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5]);&quot;/grand-final/results/&quot;);LOWER(SUBSTITUTE([.B67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75,&quot;&quot;\d+ points?&quot;&quot;),REGEXEXTRACT(J67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5,&quot;&quot;\d+ points?&quot;&quot;),REGEXEXTRACT(K6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5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675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6]);&quot;/grand-final/results/&quot;);LOWER(SUBSTITUTE([.B67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76,&quot;&quot;\d+ points?&quot;&quot;),REGEXEXTRACT(J67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6,&quot;&quot;\d+ points?&quot;&quot;),REGEXEXTRACT(K67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676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7]);&quot;/grand-final/results/&quot;);LOWER(SUBSTITUTE([.B67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677,&quot;&quot;\d+ points?&quot;&quot;),REGEXEXTRACT(J677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677,&quot;&quot;\d+ points?&quot;&quot;),REGEXEXTRACT(K6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7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677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8]);&quot;/grand-final/results/&quot;);LOWER(SUBSTITUTE([.B67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678,&quot;&quot;\d+ points?&quot;&quot;),REGEXEXTRACT(J6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8,&quot;&quot;\d+ points?&quot;&quot;),REGEXEXTRACT(K6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8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678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79]);&quot;/grand-final/results/&quot;);LOWER(SUBSTITUTE([.B67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23rd</text:p>
          </table:table-cell>
          <table:table-cell table:style-name="ce4" table:formula="of:=IFERROR(__xludf.dummyfunction(&quot;INT(IF(REGEXMATCH(J679,&quot;&quot;\d+ points?&quot;&quot;),REGEXEXTRACT(J67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79,&quot;&quot;\d+ points?&quot;&quot;),REGEXEXTRACT(K67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7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679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80]);&quot;/grand-final/results/&quot;);LOWER(SUBSTITUTE([.B68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680,&quot;&quot;\d+ points?&quot;&quot;),REGEXEXTRACT(J6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0,&quot;&quot;\d+ points?&quot;&quot;),REGEXEXTRACT(K68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80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68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81]);&quot;/grand-final/results/&quot;);LOWER(SUBSTITUTE([.B68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681,&quot;&quot;\d+ points?&quot;&quot;),REGEXEXTRACT(J681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681,&quot;&quot;\d+ points?&quot;&quot;),REGEXEXTRACT(K681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681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681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82]);&quot;/grand-final/results/&quot;);LOWER(SUBSTITUTE([.B68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82,&quot;&quot;\d+ points?&quot;&quot;),REGEXEXTRACT(J682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682,&quot;&quot;\d+ points?&quot;&quot;),REGEXEXTRACT(K68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82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68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83]);&quot;/grand-final/results/&quot;);LOWER(SUBSTITUTE([.B68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683,&quot;&quot;\d+ points?&quot;&quot;),REGEXEXTRACT(J683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683,&quot;&quot;\d+ points?&quot;&quot;),REGEXEXTRACT(K683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83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683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land</text:p>
          </table:table-cell>
          <table:table-cell table:style-name="ce2" table:formula="of:=HYPERLINK(concat(concat(concat(&quot;https://eurovision.tv/event/malmo-&quot;;[.A684]);&quot;/grand-final/results/&quot;);LOWER(SUBSTITUTE([.B68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684,&quot;&quot;\d+ points?&quot;&quot;),REGEXEXTRACT(J6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4,&quot;&quot;\d+ points?&quot;&quot;),REGEXEXTRACT(K68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84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684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85]);&quot;/grand-final/results/&quot;);LOWER(SUBSTITUTE([.B68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685,&quot;&quot;\d+ points?&quot;&quot;),REGEXEXTRACT(J685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685,&quot;&quot;\d+ points?&quot;&quot;),REGEXEXTRACT(K685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685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685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86]);&quot;/grand-final/results/&quot;);LOWER(SUBSTITUTE([.B68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686,&quot;&quot;\d+ points?&quot;&quot;),REGEXEXTRACT(J6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6,&quot;&quot;\d+ points?&quot;&quot;),REGEXEXTRACT(K6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86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68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87]);&quot;/grand-final/results/&quot;);LOWER(SUBSTITUTE([.B68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687,&quot;&quot;\d+ points?&quot;&quot;),REGEXEXTRACT(J6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7,&quot;&quot;\d+ points?&quot;&quot;),REGEXEXTRACT(K687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687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687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88]);&quot;/grand-final/results/&quot;);LOWER(SUBSTITUTE([.B68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688,&quot;&quot;\d+ points?&quot;&quot;),REGEXEXTRACT(J68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8,&quot;&quot;\d+ points?&quot;&quot;),REGEXEXTRACT(K68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688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68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89]);&quot;/grand-final/results/&quot;);LOWER(SUBSTITUTE([.B68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689,&quot;&quot;\d+ points?&quot;&quot;),REGEXEXTRACT(J6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89,&quot;&quot;\d+ points?&quot;&quot;),REGEXEXTRACT(K6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89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689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0]);&quot;/grand-final/results/&quot;);LOWER(SUBSTITUTE([.B69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690,&quot;&quot;\d+ points?&quot;&quot;),REGEXEXTRACT(J69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0,&quot;&quot;\d+ points?&quot;&quot;),REGEXEXTRACT(K6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0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690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1]);&quot;/grand-final/results/&quot;);LOWER(SUBSTITUTE([.B69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691,&quot;&quot;\d+ points?&quot;&quot;),REGEXEXTRACT(J69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1,&quot;&quot;\d+ points?&quot;&quot;),REGEXEXTRACT(K691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69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691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2]);&quot;/grand-final/results/&quot;);LOWER(SUBSTITUTE([.B69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692,&quot;&quot;\d+ points?&quot;&quot;),REGEXEXTRACT(J69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2,&quot;&quot;\d+ points?&quot;&quot;),REGEXEXTRACT(K69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2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692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3]);&quot;/grand-final/results/&quot;);LOWER(SUBSTITUTE([.B69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693,&quot;&quot;\d+ points?&quot;&quot;),REGEXEXTRACT(J693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693,&quot;&quot;\d+ points?&quot;&quot;),REGEXEXTRACT(K69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69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4]);&quot;/grand-final/results/&quot;);LOWER(SUBSTITUTE([.B69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694,&quot;&quot;\d+ points?&quot;&quot;),REGEXEXTRACT(J69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4,&quot;&quot;\d+ points?&quot;&quot;),REGEXEXTRACT(K69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694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5]);&quot;/grand-final/results/&quot;);LOWER(SUBSTITUTE([.B69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695,&quot;&quot;\d+ points?&quot;&quot;),REGEXEXTRACT(J695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695,&quot;&quot;\d+ points?&quot;&quot;),REGEXEXTRACT(K695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695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695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6]);&quot;/grand-final/results/&quot;);LOWER(SUBSTITUTE([.B69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696,&quot;&quot;\d+ points?&quot;&quot;),REGEXEXTRACT(J6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6,&quot;&quot;\d+ points?&quot;&quot;),REGEXEXTRACT(K69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696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69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7]);&quot;/grand-final/results/&quot;);LOWER(SUBSTITUTE([.B69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697,&quot;&quot;\d+ points?&quot;&quot;),REGEXEXTRACT(J697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697,&quot;&quot;\d+ points?&quot;&quot;),REGEXEXTRACT(K697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697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697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8]);&quot;/grand-final/results/&quot;);LOWER(SUBSTITUTE([.B69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698,&quot;&quot;\d+ points?&quot;&quot;),REGEXEXTRACT(J69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698,&quot;&quot;\d+ points?&quot;&quot;),REGEXEXTRACT(K69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8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698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699]);&quot;/grand-final/results/&quot;);LOWER(SUBSTITUTE([.B69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699,&quot;&quot;\d+ points?&quot;&quot;),REGEXEXTRACT(J699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699,&quot;&quot;\d+ points?&quot;&quot;),REGEXEXTRACT(K6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699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69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0]);&quot;/grand-final/results/&quot;);LOWER(SUBSTITUTE([.B70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11th</text:p>
          </table:table-cell>
          <table:table-cell table:style-name="ce4" table:formula="of:=IFERROR(__xludf.dummyfunction(&quot;INT(IF(REGEXMATCH(J700,&quot;&quot;\d+ points?&quot;&quot;),REGEXEXTRACT(J70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00,&quot;&quot;\d+ points?&quot;&quot;),REGEXEXTRACT(K70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0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70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1]);&quot;/grand-final/results/&quot;);LOWER(SUBSTITUTE([.B70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701,&quot;&quot;\d+ points?&quot;&quot;),REGEXEXTRACT(J7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01,&quot;&quot;\d+ points?&quot;&quot;),REGEXEXTRACT(K7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1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701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2]);&quot;/grand-final/results/&quot;);LOWER(SUBSTITUTE([.B70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702,&quot;&quot;\d+ points?&quot;&quot;),REGEXEXTRACT(J702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02,&quot;&quot;\d+ points?&quot;&quot;),REGEXEXTRACT(K70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2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02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3]);&quot;/grand-final/results/&quot;);LOWER(SUBSTITUTE([.B70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703,&quot;&quot;\d+ points?&quot;&quot;),REGEXEXTRACT(J70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03,&quot;&quot;\d+ points?&quot;&quot;),REGEXEXTRACT(K70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703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4]);&quot;/grand-final/results/&quot;);LOWER(SUBSTITUTE([.B70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704,&quot;&quot;\d+ points?&quot;&quot;),REGEXEXTRACT(J7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04,&quot;&quot;\d+ points?&quot;&quot;),REGEXEXTRACT(K704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0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704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5]);&quot;/grand-final/results/&quot;);LOWER(SUBSTITUTE([.B70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705,&quot;&quot;\d+ points?&quot;&quot;),REGEXEXTRACT(J705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705,&quot;&quot;\d+ points?&quot;&quot;),REGEXEXTRACT(K7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5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705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6]);&quot;/grand-final/results/&quot;);LOWER(SUBSTITUTE([.B70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706,&quot;&quot;\d+ points?&quot;&quot;),REGEXEXTRACT(J70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706,&quot;&quot;\d+ points?&quot;&quot;),REGEXEXTRACT(K706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70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706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7]);&quot;/grand-final/results/&quot;);LOWER(SUBSTITUTE([.B70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707,&quot;&quot;\d+ points?&quot;&quot;),REGEXEXTRACT(J707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707,&quot;&quot;\d+ points?&quot;&quot;),REGEXEXTRACT(K707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707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07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Portugal</text:p>
          </table:table-cell>
          <table:table-cell table:style-name="ce2" table:formula="of:=HYPERLINK(concat(concat(concat(&quot;https://eurovision.tv/event/malmo-&quot;;[.A708]);&quot;/grand-final/results/&quot;);LOWER(SUBSTITUTE([.B70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708,&quot;&quot;\d+ points?&quot;&quot;),REGEXEXTRACT(J708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08,&quot;&quot;\d+ points?&quot;&quot;),REGEXEXTRACT(K70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8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08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09]);&quot;/grand-final/results/&quot;);LOWER(SUBSTITUTE([.B70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8 points 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709,&quot;&quot;\d+ points?&quot;&quot;),REGEXEXTRACT(J70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709,&quot;&quot;\d+ points?&quot;&quot;),REGEXEXTRACT(K70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09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70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0]);&quot;/grand-final/results/&quot;);LOWER(SUBSTITUTE([.B71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710,&quot;&quot;\d+ points?&quot;&quot;),REGEXEXTRACT(J71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0,&quot;&quot;\d+ points?&quot;&quot;),REGEXEXTRACT(K71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0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71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1]);&quot;/grand-final/results/&quot;);LOWER(SUBSTITUTE([.B71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711,&quot;&quot;\d+ points?&quot;&quot;),REGEXEXTRACT(J7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1,&quot;&quot;\d+ points?&quot;&quot;),REGEXEXTRACT(K711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71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711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2]);&quot;/grand-final/results/&quot;);LOWER(SUBSTITUTE([.B71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712,&quot;&quot;\d+ points?&quot;&quot;),REGEXEXTRACT(J712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712,&quot;&quot;\d+ points?&quot;&quot;),REGEXEXTRACT(K712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712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712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3]);&quot;/grand-final/results/&quot;);LOWER(SUBSTITUTE([.B71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713,&quot;&quot;\d+ points?&quot;&quot;),REGEXEXTRACT(J7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3,&quot;&quot;\d+ points?&quot;&quot;),REGEXEXTRACT(K7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3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71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4]);&quot;/grand-final/results/&quot;);LOWER(SUBSTITUTE([.B71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714,&quot;&quot;\d+ points?&quot;&quot;),REGEXEXTRACT(J714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14,&quot;&quot;\d+ points?&quot;&quot;),REGEXEXTRACT(K7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4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714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5]);&quot;/grand-final/results/&quot;);LOWER(SUBSTITUTE([.B71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715,&quot;&quot;\d+ points?&quot;&quot;),REGEXEXTRACT(J71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5,&quot;&quot;\d+ points?&quot;&quot;),REGEXEXTRACT(K715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715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715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6]);&quot;/grand-final/results/&quot;);LOWER(SUBSTITUTE([.B71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716,&quot;&quot;\d+ points?&quot;&quot;),REGEXEXTRACT(J7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6,&quot;&quot;\d+ points?&quot;&quot;),REGEXEXTRACT(K71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6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716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7]);&quot;/grand-final/results/&quot;);LOWER(SUBSTITUTE([.B71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717,&quot;&quot;\d+ points?&quot;&quot;),REGEXEXTRACT(J71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17,&quot;&quot;\d+ points?&quot;&quot;),REGEXEXTRACT(K71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1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71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8]);&quot;/grand-final/results/&quot;);LOWER(SUBSTITUTE([.B71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718,&quot;&quot;\d+ points?&quot;&quot;),REGEXEXTRACT(J71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18,&quot;&quot;\d+ points?&quot;&quot;),REGEXEXTRACT(K71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718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71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19]);&quot;/grand-final/results/&quot;);LOWER(SUBSTITUTE([.B71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7 points 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719,&quot;&quot;\d+ points?&quot;&quot;),REGEXEXTRACT(J719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719,&quot;&quot;\d+ points?&quot;&quot;),REGEXEXTRACT(K719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719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19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0]);&quot;/grand-final/results/&quot;);LOWER(SUBSTITUTE([.B72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3"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720,&quot;&quot;\d+ points?&quot;&quot;),REGEXEXTRACT(J7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0,&quot;&quot;\d+ points?&quot;&quot;),REGEXEXTRACT(K720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20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720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1]);&quot;/grand-final/results/&quot;);LOWER(SUBSTITUTE([.B72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721,&quot;&quot;\d+ points?&quot;&quot;),REGEXEXTRACT(J721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721,&quot;&quot;\d+ points?&quot;&quot;),REGEXEXTRACT(K721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21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721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2]);&quot;/grand-final/results/&quot;);LOWER(SUBSTITUTE([.B72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722,&quot;&quot;\d+ points?&quot;&quot;),REGEXEXTRACT(J7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2,&quot;&quot;\d+ points?&quot;&quot;),REGEXEXTRACT(K72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722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3]);&quot;/grand-final/results/&quot;);LOWER(SUBSTITUTE([.B72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723,&quot;&quot;\d+ points?&quot;&quot;),REGEXEXTRACT(J72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3,&quot;&quot;\d+ points?&quot;&quot;),REGEXEXTRACT(K723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723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723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4]);&quot;/grand-final/results/&quot;);LOWER(SUBSTITUTE([.B72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724,&quot;&quot;\d+ points?&quot;&quot;),REGEXEXTRACT(J7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4,&quot;&quot;\d+ points?&quot;&quot;),REGEXEXTRACT(K7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724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5]);&quot;/grand-final/results/&quot;);LOWER(SUBSTITUTE([.B72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725,&quot;&quot;\d+ points?&quot;&quot;),REGEXEXTRACT(J7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5,&quot;&quot;\d+ points?&quot;&quot;),REGEXEXTRACT(K72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5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725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6]);&quot;/grand-final/results/&quot;);LOWER(SUBSTITUTE([.B72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726,&quot;&quot;\d+ points?&quot;&quot;),REGEXEXTRACT(J72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726,&quot;&quot;\d+ points?&quot;&quot;),REGEXEXTRACT(K7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26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7]);&quot;/grand-final/results/&quot;);LOWER(SUBSTITUTE([.B72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727,&quot;&quot;\d+ points?&quot;&quot;),REGEXEXTRACT(J72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7,&quot;&quot;\d+ points?&quot;&quot;),REGEXEXTRACT(K72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7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727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8]);&quot;/grand-final/results/&quot;);LOWER(SUBSTITUTE([.B72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6th</text:p>
          </table:table-cell>
          <table:table-cell table:style-name="ce1" office:value-type="string" calcext:value-type="string">
            <text:p>25th</text:p>
          </table:table-cell>
          <table:table-cell table:style-name="ce4" table:formula="of:=IFERROR(__xludf.dummyfunction(&quot;INT(IF(REGEXMATCH(J728,&quot;&quot;\d+ points?&quot;&quot;),REGEXEXTRACT(J72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28,&quot;&quot;\d+ points?&quot;&quot;),REGEXEXTRACT(K72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8,&quot;&quot;(\d+)\w{2}&quot;&quot;))&quot;);26)" office:value-type="float" office:value="26" calcext:value-type="float">
            <text:p>26</text:p>
          </table:table-cell>
          <table:table-cell table:style-name="ce3" table:formula="of:=IFERROR(__xludf.dummyfunction(&quot;INT(REGEXEXTRACT(K728,&quot;&quot;(\d+)\w{2}&quot;&quot;))&quot;);25)" office:value-type="float" office:value="25" calcext:value-type="float">
            <text:p>2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29]);&quot;/grand-final/results/&quot;);LOWER(SUBSTITUTE([.B72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6 points 6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729,&quot;&quot;\d+ points?&quot;&quot;),REGEXEXTRACT(J729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729,&quot;&quot;\d+ points?&quot;&quot;),REGEXEXTRACT(K72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29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729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30]);&quot;/grand-final/results/&quot;);LOWER(SUBSTITUTE([.B73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730,&quot;&quot;\d+ points?&quot;&quot;),REGEXEXTRACT(J730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730,&quot;&quot;\d+ points?&quot;&quot;),REGEXEXTRACT(K73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0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30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31]);&quot;/grand-final/results/&quot;);LOWER(SUBSTITUTE([.B73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731,&quot;&quot;\d+ points?&quot;&quot;),REGEXEXTRACT(J731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731,&quot;&quot;\d+ points?&quot;&quot;),REGEXEXTRACT(K731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731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731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32]);&quot;/grand-final/results/&quot;);LOWER(SUBSTITUTE([.B73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732,&quot;&quot;\d+ points?&quot;&quot;),REGEXEXTRACT(J73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2,&quot;&quot;\d+ points?&quot;&quot;),REGEXEXTRACT(K732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732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732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an Marino</text:p>
          </table:table-cell>
          <table:table-cell table:style-name="ce2" table:formula="of:=HYPERLINK(concat(concat(concat(&quot;https://eurovision.tv/event/malmo-&quot;;[.A733]);&quot;/grand-final/results/&quot;);LOWER(SUBSTITUTE([.B73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21st</text:p>
          </table:table-cell>
          <table:table-cell table:style-name="ce4" table:formula="of:=IFERROR(__xludf.dummyfunction(&quot;INT(IF(REGEXMATCH(J733,&quot;&quot;\d+ points?&quot;&quot;),REGEXEXTRACT(J73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3,&quot;&quot;\d+ points?&quot;&quot;),REGEXEXTRACT(K7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3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733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4]);&quot;/grand-final/results/&quot;);LOWER(SUBSTITUTE([.B73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734,&quot;&quot;\d+ points?&quot;&quot;),REGEXEXTRACT(J7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4,&quot;&quot;\d+ points?&quot;&quot;),REGEXEXTRACT(K73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734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73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5]);&quot;/grand-final/results/&quot;);LOWER(SUBSTITUTE([.B73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735,&quot;&quot;\d+ points?&quot;&quot;),REGEXEXTRACT(J7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5,&quot;&quot;\d+ points?&quot;&quot;),REGEXEXTRACT(K7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5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735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6]);&quot;/grand-final/results/&quot;);LOWER(SUBSTITUTE([.B73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736,&quot;&quot;\d+ points?&quot;&quot;),REGEXEXTRACT(J73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736,&quot;&quot;\d+ points?&quot;&quot;),REGEXEXTRACT(K73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3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73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7]);&quot;/grand-final/results/&quot;);LOWER(SUBSTITUTE([.B73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737,&quot;&quot;\d+ points?&quot;&quot;),REGEXEXTRACT(J7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7,&quot;&quot;\d+ points?&quot;&quot;),REGEXEXTRACT(K7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7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737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8]);&quot;/grand-final/results/&quot;);LOWER(SUBSTITUTE([.B73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738,&quot;&quot;\d+ points?&quot;&quot;),REGEXEXTRACT(J7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8,&quot;&quot;\d+ points?&quot;&quot;),REGEXEXTRACT(K73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8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738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39]);&quot;/grand-final/results/&quot;);LOWER(SUBSTITUTE([.B73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739,&quot;&quot;\d+ points?&quot;&quot;),REGEXEXTRACT(J73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39,&quot;&quot;\d+ points?&quot;&quot;),REGEXEXTRACT(K73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39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739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0]);&quot;/grand-final/results/&quot;);LOWER(SUBSTITUTE([.B74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740,&quot;&quot;\d+ points?&quot;&quot;),REGEXEXTRACT(J740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740,&quot;&quot;\d+ points?&quot;&quot;),REGEXEXTRACT(K740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740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740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1]);&quot;/grand-final/results/&quot;);LOWER(SUBSTITUTE([.B74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741,&quot;&quot;\d+ points?&quot;&quot;),REGEXEXTRACT(J7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41,&quot;&quot;\d+ points?&quot;&quot;),REGEXEXTRACT(K74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4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74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2]);&quot;/grand-final/results/&quot;);LOWER(SUBSTITUTE([.B74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742,&quot;&quot;\d+ points?&quot;&quot;),REGEXEXTRACT(J74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42,&quot;&quot;\d+ points?&quot;&quot;),REGEXEXTRACT(K74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4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742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3]);&quot;/grand-final/results/&quot;);LOWER(SUBSTITUTE([.B74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743,&quot;&quot;\d+ points?&quot;&quot;),REGEXEXTRACT(J74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743,&quot;&quot;\d+ points?&quot;&quot;),REGEXEXTRACT(K743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74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743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4]);&quot;/grand-final/results/&quot;);LOWER(SUBSTITUTE([.B74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744,&quot;&quot;\d+ points?&quot;&quot;),REGEXEXTRACT(J744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744,&quot;&quot;\d+ points?&quot;&quot;),REGEXEXTRACT(K744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74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44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5]);&quot;/grand-final/results/&quot;);LOWER(SUBSTITUTE([.B74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745,&quot;&quot;\d+ points?&quot;&quot;),REGEXEXTRACT(J74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45,&quot;&quot;\d+ points?&quot;&quot;),REGEXEXTRACT(K745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45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745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6]);&quot;/grand-final/results/&quot;);LOWER(SUBSTITUTE([.B74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746,&quot;&quot;\d+ points?&quot;&quot;),REGEXEXTRACT(J746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746,&quot;&quot;\d+ points?&quot;&quot;),REGEXEXTRACT(K74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746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4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7]);&quot;/grand-final/results/&quot;);LOWER(SUBSTITUTE([.B74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747,&quot;&quot;\d+ points?&quot;&quot;),REGEXEXTRACT(J74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47,&quot;&quot;\d+ points?&quot;&quot;),REGEXEXTRACT(K74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47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74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8]);&quot;/grand-final/results/&quot;);LOWER(SUBSTITUTE([.B74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748,&quot;&quot;\d+ points?&quot;&quot;),REGEXEXTRACT(J74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748,&quot;&quot;\d+ points?&quot;&quot;),REGEXEXTRACT(K74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4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748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49]);&quot;/grand-final/results/&quot;);LOWER(SUBSTITUTE([.B74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749,&quot;&quot;\d+ points?&quot;&quot;),REGEXEXTRACT(J7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49,&quot;&quot;\d+ points?&quot;&quot;),REGEXEXTRACT(K74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49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749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0]);&quot;/grand-final/results/&quot;);LOWER(SUBSTITUTE([.B75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750,&quot;&quot;\d+ points?&quot;&quot;),REGEXEXTRACT(J75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50,&quot;&quot;\d+ points?&quot;&quot;),REGEXEXTRACT(K75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0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750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1]);&quot;/grand-final/results/&quot;);LOWER(SUBSTITUTE([.B75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751,&quot;&quot;\d+ points?&quot;&quot;),REGEXEXTRACT(J7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51,&quot;&quot;\d+ points?&quot;&quot;),REGEXEXTRACT(K7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1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751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2]);&quot;/grand-final/results/&quot;);LOWER(SUBSTITUTE([.B75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752,&quot;&quot;\d+ points?&quot;&quot;),REGEXEXTRACT(J75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52,&quot;&quot;\d+ points?&quot;&quot;),REGEXEXTRACT(K752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752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752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3]);&quot;/grand-final/results/&quot;);LOWER(SUBSTITUTE([.B75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753,&quot;&quot;\d+ points?&quot;&quot;),REGEXEXTRACT(J75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53,&quot;&quot;\d+ points?&quot;&quot;),REGEXEXTRACT(K75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3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753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4]);&quot;/grand-final/results/&quot;);LOWER(SUBSTITUTE([.B75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5 points 7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754,&quot;&quot;\d+ points?&quot;&quot;),REGEXEXTRACT(J754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754,&quot;&quot;\d+ points?&quot;&quot;),REGEXEXTRACT(K754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754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54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5]);&quot;/grand-final/results/&quot;);LOWER(SUBSTITUTE([.B75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755,&quot;&quot;\d+ points?&quot;&quot;),REGEXEXTRACT(J755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755,&quot;&quot;\d+ points?&quot;&quot;),REGEXEXTRACT(K755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755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755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6]);&quot;/grand-final/results/&quot;);LOWER(SUBSTITUTE([.B75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756,&quot;&quot;\d+ points?&quot;&quot;),REGEXEXTRACT(J756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56,&quot;&quot;\d+ points?&quot;&quot;),REGEXEXTRACT(K75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6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756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erbia</text:p>
          </table:table-cell>
          <table:table-cell table:style-name="ce2" table:formula="of:=HYPERLINK(concat(concat(concat(&quot;https://eurovision.tv/event/malmo-&quot;;[.A757]);&quot;/grand-final/results/&quot;);LOWER(SUBSTITUTE([.B75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4 points 8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757,&quot;&quot;\d+ points?&quot;&quot;),REGEXEXTRACT(J757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57,&quot;&quot;\d+ points?&quot;&quot;),REGEXEXTRACT(K75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7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757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58]);&quot;/grand-final/results/&quot;);LOWER(SUBSTITUTE([.B75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758,&quot;&quot;\d+ points?&quot;&quot;),REGEXEXTRACT(J75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758,&quot;&quot;\d+ points?&quot;&quot;),REGEXEXTRACT(K75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758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59]);&quot;/grand-final/results/&quot;);LOWER(SUBSTITUTE([.B75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759,&quot;&quot;\d+ points?&quot;&quot;),REGEXEXTRACT(J7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59,&quot;&quot;\d+ points?&quot;&quot;),REGEXEXTRACT(K75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5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759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0]);&quot;/grand-final/results/&quot;);LOWER(SUBSTITUTE([.B76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760,&quot;&quot;\d+ points?&quot;&quot;),REGEXEXTRACT(J760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760,&quot;&quot;\d+ points?&quot;&quot;),REGEXEXTRACT(K760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60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60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1]);&quot;/grand-final/results/&quot;);LOWER(SUBSTITUTE([.B76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761,&quot;&quot;\d+ points?&quot;&quot;),REGEXEXTRACT(J7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1,&quot;&quot;\d+ points?&quot;&quot;),REGEXEXTRACT(K76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76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76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2]);&quot;/grand-final/results/&quot;);LOWER(SUBSTITUTE([.B76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762,&quot;&quot;\d+ points?&quot;&quot;),REGEXEXTRACT(J76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2,&quot;&quot;\d+ points?&quot;&quot;),REGEXEXTRACT(K7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62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762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3]);&quot;/grand-final/results/&quot;);LOWER(SUBSTITUTE([.B76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763,&quot;&quot;\d+ points?&quot;&quot;),REGEXEXTRACT(J7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3,&quot;&quot;\d+ points?&quot;&quot;),REGEXEXTRACT(K7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63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763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4]);&quot;/grand-final/results/&quot;);LOWER(SUBSTITUTE([.B76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764,&quot;&quot;\d+ points?&quot;&quot;),REGEXEXTRACT(J764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764,&quot;&quot;\d+ points?&quot;&quot;),REGEXEXTRACT(K764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764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764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5]);&quot;/grand-final/results/&quot;);LOWER(SUBSTITUTE([.B76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765,&quot;&quot;\d+ points?&quot;&quot;),REGEXEXTRACT(J7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5,&quot;&quot;\d+ points?&quot;&quot;),REGEXEXTRACT(K7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65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765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6]);&quot;/grand-final/results/&quot;);LOWER(SUBSTITUTE([.B76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766,&quot;&quot;\d+ points?&quot;&quot;),REGEXEXTRACT(J76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6,&quot;&quot;\d+ points?&quot;&quot;),REGEXEXTRACT(K7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66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766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7]);&quot;/grand-final/results/&quot;);LOWER(SUBSTITUTE([.B76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767,&quot;&quot;\d+ points?&quot;&quot;),REGEXEXTRACT(J767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767,&quot;&quot;\d+ points?&quot;&quot;),REGEXEXTRACT(K76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67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767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8]);&quot;/grand-final/results/&quot;);LOWER(SUBSTITUTE([.B76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768,&quot;&quot;\d+ points?&quot;&quot;),REGEXEXTRACT(J768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68,&quot;&quot;\d+ points?&quot;&quot;),REGEXEXTRACT(K768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768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68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69]);&quot;/grand-final/results/&quot;);LOWER(SUBSTITUTE([.B76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769,&quot;&quot;\d+ points?&quot;&quot;),REGEXEXTRACT(J76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69,&quot;&quot;\d+ points?&quot;&quot;),REGEXEXTRACT(K769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769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769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0]);&quot;/grand-final/results/&quot;);LOWER(SUBSTITUTE([.B77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3 points 8th</text:p>
          </table:table-cell>
          <table:table-cell table:style-name="ce4" table:formula="of:=IFERROR(__xludf.dummyfunction(&quot;INT(IF(REGEXMATCH(J770,&quot;&quot;\d+ points?&quot;&quot;),REGEXEXTRACT(J770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770,&quot;&quot;\d+ points?&quot;&quot;),REGEXEXTRACT(K77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70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77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1]);&quot;/grand-final/results/&quot;);LOWER(SUBSTITUTE([.B77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1" office:value-type="string" calcext:value-type="string">
            <text:p>21st</text:p>
          </table:table-cell>
          <table:table-cell table:style-name="ce4" table:formula="of:=IFERROR(__xludf.dummyfunction(&quot;INT(IF(REGEXMATCH(J771,&quot;&quot;\d+ points?&quot;&quot;),REGEXEXTRACT(J77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71,&quot;&quot;\d+ points?&quot;&quot;),REGEXEXTRACT(K77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1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77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2]);&quot;/grand-final/results/&quot;);LOWER(SUBSTITUTE([.B77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772,&quot;&quot;\d+ points?&quot;&quot;),REGEXEXTRACT(J77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72,&quot;&quot;\d+ points?&quot;&quot;),REGEXEXTRACT(K77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2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772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3]);&quot;/grand-final/results/&quot;);LOWER(SUBSTITUTE([.B77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773,&quot;&quot;\d+ points?&quot;&quot;),REGEXEXTRACT(J773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773,&quot;&quot;\d+ points?&quot;&quot;),REGEXEXTRACT(K7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3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773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4]);&quot;/grand-final/results/&quot;);LOWER(SUBSTITUTE([.B77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774,&quot;&quot;\d+ points?&quot;&quot;),REGEXEXTRACT(J77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74,&quot;&quot;\d+ points?&quot;&quot;),REGEXEXTRACT(K77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774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5]);&quot;/grand-final/results/&quot;);LOWER(SUBSTITUTE([.B77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775,&quot;&quot;\d+ points?&quot;&quot;),REGEXEXTRACT(J775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775,&quot;&quot;\d+ points?&quot;&quot;),REGEXEXTRACT(K7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5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775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6]);&quot;/grand-final/results/&quot;);LOWER(SUBSTITUTE([.B77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776,&quot;&quot;\d+ points?&quot;&quot;),REGEXEXTRACT(J77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76,&quot;&quot;\d+ points?&quot;&quot;),REGEXEXTRACT(K776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77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76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7]);&quot;/grand-final/results/&quot;);LOWER(SUBSTITUTE([.B77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777,&quot;&quot;\d+ points?&quot;&quot;),REGEXEXTRACT(J7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77,&quot;&quot;\d+ points?&quot;&quot;),REGEXEXTRACT(K7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77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777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8]);&quot;/grand-final/results/&quot;);LOWER(SUBSTITUTE([.B77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778,&quot;&quot;\d+ points?&quot;&quot;),REGEXEXTRACT(J7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78,&quot;&quot;\d+ points?&quot;&quot;),REGEXEXTRACT(K77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778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77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79]);&quot;/grand-final/results/&quot;);LOWER(SUBSTITUTE([.B77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779,&quot;&quot;\d+ points?&quot;&quot;),REGEXEXTRACT(J779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779,&quot;&quot;\d+ points?&quot;&quot;),REGEXEXTRACT(K779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779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779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80]);&quot;/grand-final/results/&quot;);LOWER(SUBSTITUTE([.B78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780,&quot;&quot;\d+ points?&quot;&quot;),REGEXEXTRACT(J78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0,&quot;&quot;\d+ points?&quot;&quot;),REGEXEXTRACT(K780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780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780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lovenia</text:p>
          </table:table-cell>
          <table:table-cell table:style-name="ce2" table:formula="of:=HYPERLINK(concat(concat(concat(&quot;https://eurovision.tv/event/malmo-&quot;;[.A781]);&quot;/grand-final/results/&quot;);LOWER(SUBSTITUTE([.B78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781,&quot;&quot;\d+ points?&quot;&quot;),REGEXEXTRACT(J78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1,&quot;&quot;\d+ points?&quot;&quot;),REGEXEXTRACT(K7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781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2]);&quot;/grand-final/results/&quot;);LOWER(SUBSTITUTE([.B78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782,&quot;&quot;\d+ points?&quot;&quot;),REGEXEXTRACT(J7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2,&quot;&quot;\d+ points?&quot;&quot;),REGEXEXTRACT(K782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782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782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3]);&quot;/grand-final/results/&quot;);LOWER(SUBSTITUTE([.B78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783,&quot;&quot;\d+ points?&quot;&quot;),REGEXEXTRACT(J783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783,&quot;&quot;\d+ points?&quot;&quot;),REGEXEXTRACT(K78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3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783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4]);&quot;/grand-final/results/&quot;);LOWER(SUBSTITUTE([.B78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784,&quot;&quot;\d+ points?&quot;&quot;),REGEXEXTRACT(J7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4,&quot;&quot;\d+ points?&quot;&quot;),REGEXEXTRACT(K784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784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784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5]);&quot;/grand-final/results/&quot;);LOWER(SUBSTITUTE([.B78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785,&quot;&quot;\d+ points?&quot;&quot;),REGEXEXTRACT(J78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5,&quot;&quot;\d+ points?&quot;&quot;),REGEXEXTRACT(K7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5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785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6]);&quot;/grand-final/results/&quot;);LOWER(SUBSTITUTE([.B78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786,&quot;&quot;\d+ points?&quot;&quot;),REGEXEXTRACT(J78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6,&quot;&quot;\d+ points?&quot;&quot;),REGEXEXTRACT(K7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6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78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7]);&quot;/grand-final/results/&quot;);LOWER(SUBSTITUTE([.B78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787,&quot;&quot;\d+ points?&quot;&quot;),REGEXEXTRACT(J7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7,&quot;&quot;\d+ points?&quot;&quot;),REGEXEXTRACT(K78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787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8]);&quot;/grand-final/results/&quot;);LOWER(SUBSTITUTE([.B78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788,&quot;&quot;\d+ points?&quot;&quot;),REGEXEXTRACT(J78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788,&quot;&quot;\d+ points?&quot;&quot;),REGEXEXTRACT(K78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78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78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89]);&quot;/grand-final/results/&quot;);LOWER(SUBSTITUTE([.B78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17th</text:p>
          </table:table-cell>
          <table:table-cell table:style-name="ce4" table:formula="of:=IFERROR(__xludf.dummyfunction(&quot;INT(IF(REGEXMATCH(J789,&quot;&quot;\d+ points?&quot;&quot;),REGEXEXTRACT(J7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89,&quot;&quot;\d+ points?&quot;&quot;),REGEXEXTRACT(K78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89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789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0]);&quot;/grand-final/results/&quot;);LOWER(SUBSTITUTE([.B79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790,&quot;&quot;\d+ points?&quot;&quot;),REGEXEXTRACT(J790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790,&quot;&quot;\d+ points?&quot;&quot;),REGEXEXTRACT(K7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0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790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1]);&quot;/grand-final/results/&quot;);LOWER(SUBSTITUTE([.B79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791,&quot;&quot;\d+ points?&quot;&quot;),REGEXEXTRACT(J79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91,&quot;&quot;\d+ points?&quot;&quot;),REGEXEXTRACT(K791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791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791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2]);&quot;/grand-final/results/&quot;);LOWER(SUBSTITUTE([.B79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792,&quot;&quot;\d+ points?&quot;&quot;),REGEXEXTRACT(J792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792,&quot;&quot;\d+ points?&quot;&quot;),REGEXEXTRACT(K792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792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792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3]);&quot;/grand-final/results/&quot;);LOWER(SUBSTITUTE([.B79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793,&quot;&quot;\d+ points?&quot;&quot;),REGEXEXTRACT(J79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93,&quot;&quot;\d+ points?&quot;&quot;),REGEXEXTRACT(K793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793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793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4]);&quot;/grand-final/results/&quot;);LOWER(SUBSTITUTE([.B79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794,&quot;&quot;\d+ points?&quot;&quot;),REGEXEXTRACT(J794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794,&quot;&quot;\d+ points?&quot;&quot;),REGEXEXTRACT(K794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794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794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5]);&quot;/grand-final/results/&quot;);LOWER(SUBSTITUTE([.B79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795,&quot;&quot;\d+ points?&quot;&quot;),REGEXEXTRACT(J795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795,&quot;&quot;\d+ points?&quot;&quot;),REGEXEXTRACT(K79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5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795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6]);&quot;/grand-final/results/&quot;);LOWER(SUBSTITUTE([.B79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796,&quot;&quot;\d+ points?&quot;&quot;),REGEXEXTRACT(J7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96,&quot;&quot;\d+ points?&quot;&quot;),REGEXEXTRACT(K796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796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796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7]);&quot;/grand-final/results/&quot;);LOWER(SUBSTITUTE([.B79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14th</text:p>
          </table:table-cell>
          <table:table-cell table:style-name="ce4" table:formula="of:=IFERROR(__xludf.dummyfunction(&quot;INT(IF(REGEXMATCH(J797,&quot;&quot;\d+ points?&quot;&quot;),REGEXEXTRACT(J79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97,&quot;&quot;\d+ points?&quot;&quot;),REGEXEXTRACT(K79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7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797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8]);&quot;/grand-final/results/&quot;);LOWER(SUBSTITUTE([.B79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798,&quot;&quot;\d+ points?&quot;&quot;),REGEXEXTRACT(J79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798,&quot;&quot;\d+ points?&quot;&quot;),REGEXEXTRACT(K79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8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798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799]);&quot;/grand-final/results/&quot;);LOWER(SUBSTITUTE([.B79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799,&quot;&quot;\d+ points?&quot;&quot;),REGEXEXTRACT(J799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799,&quot;&quot;\d+ points?&quot;&quot;),REGEXEXTRACT(K7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799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79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0]);&quot;/grand-final/results/&quot;);LOWER(SUBSTITUTE([.B80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3"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800,&quot;&quot;\d+ points?&quot;&quot;),REGEXEXTRACT(J80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00,&quot;&quot;\d+ points?&quot;&quot;),REGEXEXTRACT(K80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0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800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1]);&quot;/grand-final/results/&quot;);LOWER(SUBSTITUTE([.B80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801,&quot;&quot;\d+ points?&quot;&quot;),REGEXEXTRACT(J8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01,&quot;&quot;\d+ points?&quot;&quot;),REGEXEXTRACT(K80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1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801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2]);&quot;/grand-final/results/&quot;);LOWER(SUBSTITUTE([.B80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02,&quot;&quot;\d+ points?&quot;&quot;),REGEXEXTRACT(J802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802,&quot;&quot;\d+ points?&quot;&quot;),REGEXEXTRACT(K80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2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802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3]);&quot;/grand-final/results/&quot;);LOWER(SUBSTITUTE([.B80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803,&quot;&quot;\d+ points?&quot;&quot;),REGEXEXTRACT(J803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803,&quot;&quot;\d+ points?&quot;&quot;),REGEXEXTRACT(K803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803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803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4]);&quot;/grand-final/results/&quot;);LOWER(SUBSTITUTE([.B80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804,&quot;&quot;\d+ points?&quot;&quot;),REGEXEXTRACT(J80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04,&quot;&quot;\d+ points?&quot;&quot;),REGEXEXTRACT(K804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04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04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pain</text:p>
          </table:table-cell>
          <table:table-cell table:style-name="ce2" table:formula="of:=HYPERLINK(concat(concat(concat(&quot;https://eurovision.tv/event/malmo-&quot;;[.A805]);&quot;/grand-final/results/&quot;);LOWER(SUBSTITUTE([.B80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805,&quot;&quot;\d+ points?&quot;&quot;),REGEXEXTRACT(J805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805,&quot;&quot;\d+ points?&quot;&quot;),REGEXEXTRACT(K80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5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0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06]);&quot;/grand-final/results/&quot;);LOWER(SUBSTITUTE([.B80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806,&quot;&quot;\d+ points?&quot;&quot;),REGEXEXTRACT(J80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06,&quot;&quot;\d+ points?&quot;&quot;),REGEXEXTRACT(K806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806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806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07]);&quot;/grand-final/results/&quot;);LOWER(SUBSTITUTE([.B80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807,&quot;&quot;\d+ points?&quot;&quot;),REGEXEXTRACT(J807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807,&quot;&quot;\d+ points?&quot;&quot;),REGEXEXTRACT(K80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7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807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08]);&quot;/grand-final/results/&quot;);LOWER(SUBSTITUTE([.B80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10 points 2nd</text:p>
          </table:table-cell>
          <table:table-cell table:style-name="ce4" table:formula="of:=IFERROR(__xludf.dummyfunction(&quot;INT(IF(REGEXMATCH(J808,&quot;&quot;\d+ points?&quot;&quot;),REGEXEXTRACT(J808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808,&quot;&quot;\d+ points?&quot;&quot;),REGEXEXTRACT(K808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08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808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09]);&quot;/grand-final/results/&quot;);LOWER(SUBSTITUTE([.B80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09,&quot;&quot;\d+ points?&quot;&quot;),REGEXEXTRACT(J809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809,&quot;&quot;\d+ points?&quot;&quot;),REGEXEXTRACT(K80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09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0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0]);&quot;/grand-final/results/&quot;);LOWER(SUBSTITUTE([.B81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810,&quot;&quot;\d+ points?&quot;&quot;),REGEXEXTRACT(J81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0,&quot;&quot;\d+ points?&quot;&quot;),REGEXEXTRACT(K81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10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810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1]);&quot;/grand-final/results/&quot;);LOWER(SUBSTITUTE([.B81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811,&quot;&quot;\d+ points?&quot;&quot;),REGEXEXTRACT(J81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1,&quot;&quot;\d+ points?&quot;&quot;),REGEXEXTRACT(K811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811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811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2]);&quot;/grand-final/results/&quot;);LOWER(SUBSTITUTE([.B81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812,&quot;&quot;\d+ points?&quot;&quot;),REGEXEXTRACT(J812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812,&quot;&quot;\d+ points?&quot;&quot;),REGEXEXTRACT(K812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812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812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3]);&quot;/grand-final/results/&quot;);LOWER(SUBSTITUTE([.B81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813,&quot;&quot;\d+ points?&quot;&quot;),REGEXEXTRACT(J81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3,&quot;&quot;\d+ points?&quot;&quot;),REGEXEXTRACT(K81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13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81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4]);&quot;/grand-final/results/&quot;);LOWER(SUBSTITUTE([.B81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814,&quot;&quot;\d+ points?&quot;&quot;),REGEXEXTRACT(J81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4,&quot;&quot;\d+ points?&quot;&quot;),REGEXEXTRACT(K81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1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814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5]);&quot;/grand-final/results/&quot;);LOWER(SUBSTITUTE([.B81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815,&quot;&quot;\d+ points?&quot;&quot;),REGEXEXTRACT(J81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5,&quot;&quot;\d+ points?&quot;&quot;),REGEXEXTRACT(K81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15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815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6]);&quot;/grand-final/results/&quot;);LOWER(SUBSTITUTE([.B81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816,&quot;&quot;\d+ points?&quot;&quot;),REGEXEXTRACT(J81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6,&quot;&quot;\d+ points?&quot;&quot;),REGEXEXTRACT(K816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816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816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7]);&quot;/grand-final/results/&quot;);LOWER(SUBSTITUTE([.B81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817,&quot;&quot;\d+ points?&quot;&quot;),REGEXEXTRACT(J81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7,&quot;&quot;\d+ points?&quot;&quot;),REGEXEXTRACT(K817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81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817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8]);&quot;/grand-final/results/&quot;);LOWER(SUBSTITUTE([.B81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818,&quot;&quot;\d+ points?&quot;&quot;),REGEXEXTRACT(J81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818,&quot;&quot;\d+ points?&quot;&quot;),REGEXEXTRACT(K818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81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818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19]);&quot;/grand-final/results/&quot;);LOWER(SUBSTITUTE([.B81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819,&quot;&quot;\d+ points?&quot;&quot;),REGEXEXTRACT(J81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19,&quot;&quot;\d+ points?&quot;&quot;),REGEXEXTRACT(K81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1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819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0]);&quot;/grand-final/results/&quot;);LOWER(SUBSTITUTE([.B82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820,&quot;&quot;\d+ points?&quot;&quot;),REGEXEXTRACT(J82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0,&quot;&quot;\d+ points?&quot;&quot;),REGEXEXTRACT(K82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820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82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1]);&quot;/grand-final/results/&quot;);LOWER(SUBSTITUTE([.B82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821,&quot;&quot;\d+ points?&quot;&quot;),REGEXEXTRACT(J821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821,&quot;&quot;\d+ points?&quot;&quot;),REGEXEXTRACT(K82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1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821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2]);&quot;/grand-final/results/&quot;);LOWER(SUBSTITUTE([.B82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822,&quot;&quot;\d+ points?&quot;&quot;),REGEXEXTRACT(J82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2,&quot;&quot;\d+ points?&quot;&quot;),REGEXEXTRACT(K82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2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822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3]);&quot;/grand-final/results/&quot;);LOWER(SUBSTITUTE([.B82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823,&quot;&quot;\d+ points?&quot;&quot;),REGEXEXTRACT(J823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823,&quot;&quot;\d+ points?&quot;&quot;),REGEXEXTRACT(K82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3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823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4]);&quot;/grand-final/results/&quot;);LOWER(SUBSTITUTE([.B82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824,&quot;&quot;\d+ points?&quot;&quot;),REGEXEXTRACT(J82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4,&quot;&quot;\d+ points?&quot;&quot;),REGEXEXTRACT(K82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4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824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5]);&quot;/grand-final/results/&quot;);LOWER(SUBSTITUTE([.B82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825,&quot;&quot;\d+ points?&quot;&quot;),REGEXEXTRACT(J82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5,&quot;&quot;\d+ points?&quot;&quot;),REGEXEXTRACT(K82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25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6]);&quot;/grand-final/results/&quot;);LOWER(SUBSTITUTE([.B82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826,&quot;&quot;\d+ points?&quot;&quot;),REGEXEXTRACT(J82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26,&quot;&quot;\d+ points?&quot;&quot;),REGEXEXTRACT(K82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6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826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7]);&quot;/grand-final/results/&quot;);LOWER(SUBSTITUTE([.B82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827,&quot;&quot;\d+ points?&quot;&quot;),REGEXEXTRACT(J827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827,&quot;&quot;\d+ points?&quot;&quot;),REGEXEXTRACT(K827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827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827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8]);&quot;/grand-final/results/&quot;);LOWER(SUBSTITUTE([.B82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828,&quot;&quot;\d+ points?&quot;&quot;),REGEXEXTRACT(J828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28,&quot;&quot;\d+ points?&quot;&quot;),REGEXEXTRACT(K828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828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828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eden</text:p>
          </table:table-cell>
          <table:table-cell table:style-name="ce2" table:formula="of:=HYPERLINK(concat(concat(concat(&quot;https://eurovision.tv/event/malmo-&quot;;[.A829]);&quot;/grand-final/results/&quot;);LOWER(SUBSTITUTE([.B82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829,&quot;&quot;\d+ points?&quot;&quot;),REGEXEXTRACT(J829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829,&quot;&quot;\d+ points?&quot;&quot;),REGEXEXTRACT(K82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29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829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0]);&quot;/grand-final/results/&quot;);LOWER(SUBSTITUTE([.B83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830,&quot;&quot;\d+ points?&quot;&quot;),REGEXEXTRACT(J830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830,&quot;&quot;\d+ points?&quot;&quot;),REGEXEXTRACT(K830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830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830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1]);&quot;/grand-final/results/&quot;);LOWER(SUBSTITUTE([.B83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831,&quot;&quot;\d+ points?&quot;&quot;),REGEXEXTRACT(J83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1,&quot;&quot;\d+ points?&quot;&quot;),REGEXEXTRACT(K83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31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831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2]);&quot;/grand-final/results/&quot;);LOWER(SUBSTITUTE([.B83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832,&quot;&quot;\d+ points?&quot;&quot;),REGEXEXTRACT(J832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832,&quot;&quot;\d+ points?&quot;&quot;),REGEXEXTRACT(K832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32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832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3]);&quot;/grand-final/results/&quot;);LOWER(SUBSTITUTE([.B83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833,&quot;&quot;\d+ points?&quot;&quot;),REGEXEXTRACT(J83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3,&quot;&quot;\d+ points?&quot;&quot;),REGEXEXTRACT(K83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33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833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4]);&quot;/grand-final/results/&quot;);LOWER(SUBSTITUTE([.B83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34,&quot;&quot;\d+ points?&quot;&quot;),REGEXEXTRACT(J83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4,&quot;&quot;\d+ points?&quot;&quot;),REGEXEXTRACT(K83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34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834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5]);&quot;/grand-final/results/&quot;);LOWER(SUBSTITUTE([.B83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835,&quot;&quot;\d+ points?&quot;&quot;),REGEXEXTRACT(J83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5,&quot;&quot;\d+ points?&quot;&quot;),REGEXEXTRACT(K83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35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83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6]);&quot;/grand-final/results/&quot;);LOWER(SUBSTITUTE([.B83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836,&quot;&quot;\d+ points?&quot;&quot;),REGEXEXTRACT(J836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836,&quot;&quot;\d+ points?&quot;&quot;),REGEXEXTRACT(K836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836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836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7]);&quot;/grand-final/results/&quot;);LOWER(SUBSTITUTE([.B83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837,&quot;&quot;\d+ points?&quot;&quot;),REGEXEXTRACT(J83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7,&quot;&quot;\d+ points?&quot;&quot;),REGEXEXTRACT(K83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37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837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8]);&quot;/grand-final/results/&quot;);LOWER(SUBSTITUTE([.B83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838,&quot;&quot;\d+ points?&quot;&quot;),REGEXEXTRACT(J83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38,&quot;&quot;\d+ points?&quot;&quot;),REGEXEXTRACT(K838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838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838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39]);&quot;/grand-final/results/&quot;);LOWER(SUBSTITUTE([.B83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839,&quot;&quot;\d+ points?&quot;&quot;),REGEXEXTRACT(J839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839,&quot;&quot;\d+ points?&quot;&quot;),REGEXEXTRACT(K839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839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839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0]);&quot;/grand-final/results/&quot;);LOWER(SUBSTITUTE([.B84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840,&quot;&quot;\d+ points?&quot;&quot;),REGEXEXTRACT(J84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840,&quot;&quot;\d+ points?&quot;&quot;),REGEXEXTRACT(K84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840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1]);&quot;/grand-final/results/&quot;);LOWER(SUBSTITUTE([.B84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841,&quot;&quot;\d+ points?&quot;&quot;),REGEXEXTRACT(J84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1,&quot;&quot;\d+ points?&quot;&quot;),REGEXEXTRACT(K841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841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41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2]);&quot;/grand-final/results/&quot;);LOWER(SUBSTITUTE([.B84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842,&quot;&quot;\d+ points?&quot;&quot;),REGEXEXTRACT(J842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842,&quot;&quot;\d+ points?&quot;&quot;),REGEXEXTRACT(K84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842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84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3]);&quot;/grand-final/results/&quot;);LOWER(SUBSTITUTE([.B84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843,&quot;&quot;\d+ points?&quot;&quot;),REGEXEXTRACT(J84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3,&quot;&quot;\d+ points?&quot;&quot;),REGEXEXTRACT(K84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3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843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4]);&quot;/grand-final/results/&quot;);LOWER(SUBSTITUTE([.B84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844,&quot;&quot;\d+ points?&quot;&quot;),REGEXEXTRACT(J84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4,&quot;&quot;\d+ points?&quot;&quot;),REGEXEXTRACT(K84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4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844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5]);&quot;/grand-final/results/&quot;);LOWER(SUBSTITUTE([.B84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845,&quot;&quot;\d+ points?&quot;&quot;),REGEXEXTRACT(J84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5,&quot;&quot;\d+ points?&quot;&quot;),REGEXEXTRACT(K84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5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845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6]);&quot;/grand-final/results/&quot;);LOWER(SUBSTITUTE([.B84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846,&quot;&quot;\d+ points?&quot;&quot;),REGEXEXTRACT(J84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6,&quot;&quot;\d+ points?&quot;&quot;),REGEXEXTRACT(K84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6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846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7]);&quot;/grand-final/results/&quot;);LOWER(SUBSTITUTE([.B84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847,&quot;&quot;\d+ points?&quot;&quot;),REGEXEXTRACT(J847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847,&quot;&quot;\d+ points?&quot;&quot;),REGEXEXTRACT(K847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847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847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8]);&quot;/grand-final/results/&quot;);LOWER(SUBSTITUTE([.B84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number-columns-repeated="3"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848,&quot;&quot;\d+ points?&quot;&quot;),REGEXEXTRACT(J84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8,&quot;&quot;\d+ points?&quot;&quot;),REGEXEXTRACT(K848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848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848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49]);&quot;/grand-final/results/&quot;);LOWER(SUBSTITUTE([.B84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849,&quot;&quot;\d+ points?&quot;&quot;),REGEXEXTRACT(J84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49,&quot;&quot;\d+ points?&quot;&quot;),REGEXEXTRACT(K84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49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849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50]);&quot;/grand-final/results/&quot;);LOWER(SUBSTITUTE([.B85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 point 11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850,&quot;&quot;\d+ points?&quot;&quot;),REGEXEXTRACT(J850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850,&quot;&quot;\d+ points?&quot;&quot;),REGEXEXTRACT(K85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50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850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51]);&quot;/grand-final/results/&quot;);LOWER(SUBSTITUTE([.B85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19th</text:p>
          </table:table-cell>
          <table:table-cell table:style-name="ce4" table:formula="of:=IFERROR(__xludf.dummyfunction(&quot;INT(IF(REGEXMATCH(J851,&quot;&quot;\d+ points?&quot;&quot;),REGEXEXTRACT(J85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1,&quot;&quot;\d+ points?&quot;&quot;),REGEXEXTRACT(K85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51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851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52]);&quot;/grand-final/results/&quot;);LOWER(SUBSTITUTE([.B85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2 points 10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852,&quot;&quot;\d+ points?&quot;&quot;),REGEXEXTRACT(J852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852,&quot;&quot;\d+ points?&quot;&quot;),REGEXEXTRACT(K852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852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852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Switzerland</text:p>
          </table:table-cell>
          <table:table-cell table:style-name="ce2" table:formula="of:=HYPERLINK(concat(concat(concat(&quot;https://eurovision.tv/event/malmo-&quot;;[.A853]);&quot;/grand-final/results/&quot;);LOWER(SUBSTITUTE([.B85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3 points 9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853,&quot;&quot;\d+ points?&quot;&quot;),REGEXEXTRACT(J853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53,&quot;&quot;\d+ points?&quot;&quot;),REGEXEXTRACT(K85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53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53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4]);&quot;/grand-final/results/&quot;);LOWER(SUBSTITUTE([.B85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854,&quot;&quot;\d+ points?&quot;&quot;),REGEXEXTRACT(J85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4,&quot;&quot;\d+ points?&quot;&quot;),REGEXEXTRACT(K854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854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854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5]);&quot;/grand-final/results/&quot;);LOWER(SUBSTITUTE([.B85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855,&quot;&quot;\d+ points?&quot;&quot;),REGEXEXTRACT(J85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5,&quot;&quot;\d+ points?&quot;&quot;),REGEXEXTRACT(K85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55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855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6]);&quot;/grand-final/results/&quot;);LOWER(SUBSTITUTE([.B85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856,&quot;&quot;\d+ points?&quot;&quot;),REGEXEXTRACT(J856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856,&quot;&quot;\d+ points?&quot;&quot;),REGEXEXTRACT(K856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56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856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7]);&quot;/grand-final/results/&quot;);LOWER(SUBSTITUTE([.B85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57,&quot;&quot;\d+ points?&quot;&quot;),REGEXEXTRACT(J85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7,&quot;&quot;\d+ points?&quot;&quot;),REGEXEXTRACT(K85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57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857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8]);&quot;/grand-final/results/&quot;);LOWER(SUBSTITUTE([.B85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858,&quot;&quot;\d+ points?&quot;&quot;),REGEXEXTRACT(J85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8,&quot;&quot;\d+ points?&quot;&quot;),REGEXEXTRACT(K858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858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858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59]);&quot;/grand-final/results/&quot;);LOWER(SUBSTITUTE([.B85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12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859,&quot;&quot;\d+ points?&quot;&quot;),REGEXEXTRACT(J85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59,&quot;&quot;\d+ points?&quot;&quot;),REGEXEXTRACT(K859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859,&quot;&quot;(\d+)\w{2}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K859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0]);&quot;/grand-final/results/&quot;);LOWER(SUBSTITUTE([.B86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6 points 5th</text:p>
          </table:table-cell>
          <table:table-cell table:style-name="ce4" table:formula="of:=IFERROR(__xludf.dummyfunction(&quot;INT(IF(REGEXMATCH(J860,&quot;&quot;\d+ points?&quot;&quot;),REGEXEXTRACT(J860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860,&quot;&quot;\d+ points?&quot;&quot;),REGEXEXTRACT(K860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860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860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1]);&quot;/grand-final/results/&quot;);LOWER(SUBSTITUTE([.B86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861,&quot;&quot;\d+ points?&quot;&quot;),REGEXEXTRACT(J86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61,&quot;&quot;\d+ points?&quot;&quot;),REGEXEXTRACT(K86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1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861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2]);&quot;/grand-final/results/&quot;);LOWER(SUBSTITUTE([.B86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862,&quot;&quot;\d+ points?&quot;&quot;),REGEXEXTRACT(J862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862,&quot;&quot;\d+ points?&quot;&quot;),REGEXEXTRACT(K86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2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862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3]);&quot;/grand-final/results/&quot;);LOWER(SUBSTITUTE([.B86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863,&quot;&quot;\d+ points?&quot;&quot;),REGEXEXTRACT(J86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63,&quot;&quot;\d+ points?&quot;&quot;),REGEXEXTRACT(K86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3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863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4]);&quot;/grand-final/results/&quot;);LOWER(SUBSTITUTE([.B86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864,&quot;&quot;\d+ points?&quot;&quot;),REGEXEXTRACT(J864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864,&quot;&quot;\d+ points?&quot;&quot;),REGEXEXTRACT(K864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864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864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5]);&quot;/grand-final/results/&quot;);LOWER(SUBSTITUTE([.B86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865,&quot;&quot;\d+ points?&quot;&quot;),REGEXEXTRACT(J86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65,&quot;&quot;\d+ points?&quot;&quot;),REGEXEXTRACT(K86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5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65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6]);&quot;/grand-final/results/&quot;);LOWER(SUBSTITUTE([.B86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866,&quot;&quot;\d+ points?&quot;&quot;),REGEXEXTRACT(J866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866,&quot;&quot;\d+ points?&quot;&quot;),REGEXEXTRACT(K86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6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66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7]);&quot;/grand-final/results/&quot;);LOWER(SUBSTITUTE([.B86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867,&quot;&quot;\d+ points?&quot;&quot;),REGEXEXTRACT(J86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67,&quot;&quot;\d+ points?&quot;&quot;),REGEXEXTRACT(K867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867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867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8]);&quot;/grand-final/results/&quot;);LOWER(SUBSTITUTE([.B86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868,&quot;&quot;\d+ points?&quot;&quot;),REGEXEXTRACT(J868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868,&quot;&quot;\d+ points?&quot;&quot;),REGEXEXTRACT(K868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868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868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69]);&quot;/grand-final/results/&quot;);LOWER(SUBSTITUTE([.B86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869,&quot;&quot;\d+ points?&quot;&quot;),REGEXEXTRACT(J869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869,&quot;&quot;\d+ points?&quot;&quot;),REGEXEXTRACT(K86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69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869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0]);&quot;/grand-final/results/&quot;);LOWER(SUBSTITUTE([.B87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870,&quot;&quot;\d+ points?&quot;&quot;),REGEXEXTRACT(J870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0,&quot;&quot;\d+ points?&quot;&quot;),REGEXEXTRACT(K870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870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870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1]);&quot;/grand-final/results/&quot;);LOWER(SUBSTITUTE([.B87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871,&quot;&quot;\d+ points?&quot;&quot;),REGEXEXTRACT(J871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71,&quot;&quot;\d+ points?&quot;&quot;),REGEXEXTRACT(K87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1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871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2]);&quot;/grand-final/results/&quot;);LOWER(SUBSTITUTE([.B87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872,&quot;&quot;\d+ points?&quot;&quot;),REGEXEXTRACT(J87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2,&quot;&quot;\d+ points?&quot;&quot;),REGEXEXTRACT(K87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2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872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3]);&quot;/grand-final/results/&quot;);LOWER(SUBSTITUTE([.B87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873,&quot;&quot;\d+ points?&quot;&quot;),REGEXEXTRACT(J87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3,&quot;&quot;\d+ points?&quot;&quot;),REGEXEXTRACT(K87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3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873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4]);&quot;/grand-final/results/&quot;);LOWER(SUBSTITUTE([.B87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874,&quot;&quot;\d+ points?&quot;&quot;),REGEXEXTRACT(J87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4,&quot;&quot;\d+ points?&quot;&quot;),REGEXEXTRACT(K87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4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874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5]);&quot;/grand-final/results/&quot;);LOWER(SUBSTITUTE([.B87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875,&quot;&quot;\d+ points?&quot;&quot;),REGEXEXTRACT(J875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875,&quot;&quot;\d+ points?&quot;&quot;),REGEXEXTRACT(K87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5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875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6]);&quot;/grand-final/results/&quot;);LOWER(SUBSTITUTE([.B87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12 points 1st</text:p>
          </table:table-cell>
          <table:table-cell table:style-name="ce4" table:formula="of:=IFERROR(__xludf.dummyfunction(&quot;INT(IF(REGEXMATCH(J876,&quot;&quot;\d+ points?&quot;&quot;),REGEXEXTRACT(J876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876,&quot;&quot;\d+ points?&quot;&quot;),REGEXEXTRACT(K876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876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876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kraine</text:p>
          </table:table-cell>
          <table:table-cell table:style-name="ce2" table:formula="of:=HYPERLINK(concat(concat(concat(&quot;https://eurovision.tv/event/malmo-&quot;;[.A877]);&quot;/grand-final/results/&quot;);LOWER(SUBSTITUTE([.B87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nited Kingdo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877,&quot;&quot;\d+ points?&quot;&quot;),REGEXEXTRACT(J87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7,&quot;&quot;\d+ points?&quot;&quot;),REGEXEXTRACT(K87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7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877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78]);&quot;/grand-final/results/&quot;);LOWER(SUBSTITUTE([.B87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rmenia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17th</text:p>
          </table:table-cell>
          <table:table-cell table:style-name="ce1" office:value-type="string" calcext:value-type="string">
            <text:p>14th</text:p>
          </table:table-cell>
          <table:table-cell table:style-name="ce4" table:formula="of:=IFERROR(__xludf.dummyfunction(&quot;INT(IF(REGEXMATCH(J878,&quot;&quot;\d+ points?&quot;&quot;),REGEXEXTRACT(J87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8,&quot;&quot;\d+ points?&quot;&quot;),REGEXEXTRACT(K87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8,&quot;&quot;(\d+)\w{2}&quot;&quot;))&quot;);17)" office:value-type="float" office:value="17" calcext:value-type="float">
            <text:p>17</text:p>
          </table:table-cell>
          <table:table-cell table:style-name="ce3" table:formula="of:=IFERROR(__xludf.dummyfunction(&quot;INT(REGEXEXTRACT(K878,&quot;&quot;(\d+)\w{2}&quot;&quot;))&quot;);14)"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79]);&quot;/grand-final/results/&quot;);LOWER(SUBSTITUTE([.B87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Austria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16th</text:p>
          </table:table-cell>
          <table:table-cell table:style-name="ce1" office:value-type="string" calcext:value-type="string">
            <text:p>15th</text:p>
          </table:table-cell>
          <table:table-cell table:style-name="ce4" table:formula="of:=IFERROR(__xludf.dummyfunction(&quot;INT(IF(REGEXMATCH(J879,&quot;&quot;\d+ points?&quot;&quot;),REGEXEXTRACT(J87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79,&quot;&quot;\d+ points?&quot;&quot;),REGEXEXTRACT(K87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79,&quot;&quot;(\d+)\w{2}&quot;&quot;))&quot;);16)" office:value-type="float" office:value="16" calcext:value-type="float">
            <text:p>16</text:p>
          </table:table-cell>
          <table:table-cell table:style-name="ce3" table:formula="of:=IFERROR(__xludf.dummyfunction(&quot;INT(REGEXEXTRACT(K879,&quot;&quot;(\d+)\w{2}&quot;&quot;))&quot;);15)" office:value-type="float" office:value="15" calcext:value-type="float">
            <text:p>15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0]);&quot;/grand-final/results/&quot;);LOWER(SUBSTITUTE([.B88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roati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8 points 3rd</text:p>
          </table:table-cell>
          <table:table-cell table:style-name="ce1" office:value-type="string" calcext:value-type="string">
            <text:p>7 points 4th</text:p>
          </table:table-cell>
          <table:table-cell table:style-name="ce4" table:formula="of:=IFERROR(__xludf.dummyfunction(&quot;INT(IF(REGEXMATCH(J880,&quot;&quot;\d+ points?&quot;&quot;),REGEXEXTRACT(J880,&quot;&quot;^(\d+) points?&quot;&quot;),&quot;&quot;0&quot;&quot;))&quot;);8)" office:value-type="float" office:value="8" calcext:value-type="float">
            <text:p>8</text:p>
          </table:table-cell>
          <table:table-cell table:style-name="ce4" table:formula="of:=IFERROR(__xludf.dummyfunction(&quot;INT(IF(REGEXMATCH(K880,&quot;&quot;\d+ points?&quot;&quot;),REGEXEXTRACT(K880,&quot;&quot;^(\d+) points?&quot;&quot;),&quot;&quot;0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J880,&quot;&quot;(\d+)\w{2}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K880,&quot;&quot;(\d+)\w{2}&quot;&quot;))&quot;);4)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1]);&quot;/grand-final/results/&quot;);LOWER(SUBSTITUTE([.B88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Cyprus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1 point 10th</text:p>
          </table:table-cell>
          <table:table-cell table:style-name="ce1" office:value-type="string" calcext:value-type="string">
            <text:p>13th</text:p>
          </table:table-cell>
          <table:table-cell table:style-name="ce4" table:formula="of:=IFERROR(__xludf.dummyfunction(&quot;INT(IF(REGEXMATCH(J881,&quot;&quot;\d+ points?&quot;&quot;),REGEXEXTRACT(J881,&quot;&quot;^(\d+) points?&quot;&quot;),&quot;&quot;0&quot;&quot;))&quot;);1)" office:value-type="float" office:value="1" calcext:value-type="float">
            <text:p>1</text:p>
          </table:table-cell>
          <table:table-cell table:style-name="ce4" table:formula="of:=IFERROR(__xludf.dummyfunction(&quot;INT(IF(REGEXMATCH(K881,&quot;&quot;\d+ points?&quot;&quot;),REGEXEXTRACT(K881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81,&quot;&quot;(\d+)\w{2}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K881,&quot;&quot;(\d+)\w{2}&quot;&quot;))&quot;);13)" office:value-type="float" office:value="13" calcext:value-type="float">
            <text:p>1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2]);&quot;/grand-final/results/&quot;);LOWER(SUBSTITUTE([.B88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Estonia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23rd</text:p>
          </table:table-cell>
          <table:table-cell table:style-name="ce1" office:value-type="string" calcext:value-type="string">
            <text:p>16th</text:p>
          </table:table-cell>
          <table:table-cell table:style-name="ce4" table:formula="of:=IFERROR(__xludf.dummyfunction(&quot;INT(IF(REGEXMATCH(J882,&quot;&quot;\d+ points?&quot;&quot;),REGEXEXTRACT(J88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2,&quot;&quot;\d+ points?&quot;&quot;),REGEXEXTRACT(K882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82,&quot;&quot;(\d+)\w{2}&quot;&quot;))&quot;);23)" office:value-type="float" office:value="23" calcext:value-type="float">
            <text:p>23</text:p>
          </table:table-cell>
          <table:table-cell table:style-name="ce3" table:formula="of:=IFERROR(__xludf.dummyfunction(&quot;INT(REGEXEXTRACT(K882,&quot;&quot;(\d+)\w{2}&quot;&quot;))&quot;);16)"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3]);&quot;/grand-final/results/&quot;);LOWER(SUBSTITUTE([.B88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inland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string" calcext:value-type="string">
            <text:p>22nd</text:p>
          </table:table-cell>
          <table:table-cell table:style-name="ce1" office:value-type="string" calcext:value-type="string">
            <text:p>3 points 8th</text:p>
          </table:table-cell>
          <table:table-cell table:style-name="ce4" table:formula="of:=IFERROR(__xludf.dummyfunction(&quot;INT(IF(REGEXMATCH(J883,&quot;&quot;\d+ points?&quot;&quot;),REGEXEXTRACT(J883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3,&quot;&quot;\d+ points?&quot;&quot;),REGEXEXTRACT(K883,&quot;&quot;^(\d+) points?&quot;&quot;),&quot;&quot;0&quot;&quot;))&quot;);3)" office:value-type="float" office:value="3" calcext:value-type="float">
            <text:p>3</text:p>
          </table:table-cell>
          <table:table-cell table:style-name="ce3" table:formula="of:=IFERROR(__xludf.dummyfunction(&quot;INT(REGEXEXTRACT(J883,&quot;&quot;(\d+)\w{2}&quot;&quot;))&quot;);22)" office:value-type="float" office:value="22" calcext:value-type="float">
            <text:p>22</text:p>
          </table:table-cell>
          <table:table-cell table:style-name="ce3" table:formula="of:=IFERROR(__xludf.dummyfunction(&quot;INT(REGEXEXTRACT(K883,&quot;&quot;(\d+)\w{2}&quot;&quot;))&quot;);8)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4]);&quot;/grand-final/results/&quot;);LOWER(SUBSTITUTE([.B88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France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20th</text:p>
          </table:table-cell>
          <table:table-cell table:style-name="ce1" office:value-type="string" calcext:value-type="string">
            <text:p>2 points 9th</text:p>
          </table:table-cell>
          <table:table-cell table:style-name="ce4" table:formula="of:=IFERROR(__xludf.dummyfunction(&quot;INT(IF(REGEXMATCH(J884,&quot;&quot;\d+ points?&quot;&quot;),REGEXEXTRACT(J88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4,&quot;&quot;\d+ points?&quot;&quot;),REGEXEXTRACT(K884,&quot;&quot;^(\d+) points?&quot;&quot;),&quot;&quot;0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J884,&quot;&quot;(\d+)\w{2}&quot;&quot;))&quot;);20)" office:value-type="float" office:value="20" calcext:value-type="float">
            <text:p>20</text:p>
          </table:table-cell>
          <table:table-cell table:style-name="ce3" table:formula="of:=IFERROR(__xludf.dummyfunction(&quot;INT(REGEXEXTRACT(K884,&quot;&quot;(\d+)\w{2}&quot;&quot;))&quot;);9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5]);&quot;/grand-final/results/&quot;);LOWER(SUBSTITUTE([.B88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orgia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string" calcext:value-type="string">
            <text:p>19th</text:p>
          </table:table-cell>
          <table:table-cell table:style-name="ce1" office:value-type="string" calcext:value-type="string">
            <text:p>22nd</text:p>
          </table:table-cell>
          <table:table-cell table:style-name="ce4" table:formula="of:=IFERROR(__xludf.dummyfunction(&quot;INT(IF(REGEXMATCH(J885,&quot;&quot;\d+ points?&quot;&quot;),REGEXEXTRACT(J885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5,&quot;&quot;\d+ points?&quot;&quot;),REGEXEXTRACT(K88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85,&quot;&quot;(\d+)\w{2}&quot;&quot;))&quot;);19)" office:value-type="float" office:value="19" calcext:value-type="float">
            <text:p>19</text:p>
          </table:table-cell>
          <table:table-cell table:style-name="ce3" table:formula="of:=IFERROR(__xludf.dummyfunction(&quot;INT(REGEXEXTRACT(K885,&quot;&quot;(\d+)\w{2}&quot;&quot;))&quot;);22)" office:value-type="float" office:value="22" calcext:value-type="float">
            <text:p>2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6]);&quot;/grand-final/results/&quot;);LOWER(SUBSTITUTE([.B88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ermany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2 points 9th</text:p>
          </table:table-cell>
          <table:table-cell table:style-name="ce1" office:value-type="string" calcext:value-type="string">
            <text:p>17th</text:p>
          </table:table-cell>
          <table:table-cell table:style-name="ce4" table:formula="of:=IFERROR(__xludf.dummyfunction(&quot;INT(IF(REGEXMATCH(J886,&quot;&quot;\d+ points?&quot;&quot;),REGEXEXTRACT(J886,&quot;&quot;^(\d+) points?&quot;&quot;),&quot;&quot;0&quot;&quot;))&quot;);2)" office:value-type="float" office:value="2" calcext:value-type="float">
            <text:p>2</text:p>
          </table:table-cell>
          <table:table-cell table:style-name="ce4" table:formula="of:=IFERROR(__xludf.dummyfunction(&quot;INT(IF(REGEXMATCH(K886,&quot;&quot;\d+ points?&quot;&quot;),REGEXEXTRACT(K88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86,&quot;&quot;(\d+)\w{2}&quot;&quot;))&quot;);9)" office:value-type="float" office:value="9" calcext:value-type="float">
            <text:p>9</text:p>
          </table:table-cell>
          <table:table-cell table:style-name="ce3" table:formula="of:=IFERROR(__xludf.dummyfunction(&quot;INT(REGEXEXTRACT(K886,&quot;&quot;(\d+)\w{2}&quot;&quot;))&quot;);17)" office:value-type="float" office:value="17" calcext:value-type="float">
            <text:p>1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7]);&quot;/grand-final/results/&quot;);LOWER(SUBSTITUTE([.B88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Greece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string" calcext:value-type="string">
            <text:p>21st</text:p>
          </table:table-cell>
          <table:table-cell table:style-name="ce1" office:value-type="string" calcext:value-type="string">
            <text:p>1 point 10th</text:p>
          </table:table-cell>
          <table:table-cell table:style-name="ce4" table:formula="of:=IFERROR(__xludf.dummyfunction(&quot;INT(IF(REGEXMATCH(J887,&quot;&quot;\d+ points?&quot;&quot;),REGEXEXTRACT(J88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7,&quot;&quot;\d+ points?&quot;&quot;),REGEXEXTRACT(K887,&quot;&quot;^(\d+) points?&quot;&quot;),&quot;&quot;0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J887,&quot;&quot;(\d+)\w{2}&quot;&quot;))&quot;);21)" office:value-type="float" office:value="21" calcext:value-type="float">
            <text:p>21</text:p>
          </table:table-cell>
          <table:table-cell table:style-name="ce3" table:formula="of:=IFERROR(__xludf.dummyfunction(&quot;INT(REGEXEXTRACT(K887,&quot;&quot;(\d+)\w{2}&quot;&quot;))&quot;);10)"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8]);&quot;/grand-final/results/&quot;);LOWER(SUBSTITUTE([.B88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relan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7 points 4th</text:p>
          </table:table-cell>
          <table:table-cell table:style-name="ce1" office:value-type="string" calcext:value-type="string">
            <text:p>10 points 2nd</text:p>
          </table:table-cell>
          <table:table-cell table:style-name="ce4" table:formula="of:=IFERROR(__xludf.dummyfunction(&quot;INT(IF(REGEXMATCH(J888,&quot;&quot;\d+ points?&quot;&quot;),REGEXEXTRACT(J888,&quot;&quot;^(\d+) points?&quot;&quot;),&quot;&quot;0&quot;&quot;))&quot;);7)" office:value-type="float" office:value="7" calcext:value-type="float">
            <text:p>7</text:p>
          </table:table-cell>
          <table:table-cell table:style-name="ce4" table:formula="of:=IFERROR(__xludf.dummyfunction(&quot;INT(IF(REGEXMATCH(K888,&quot;&quot;\d+ points?&quot;&quot;),REGEXEXTRACT(K888,&quot;&quot;^(\d+) points?&quot;&quot;),&quot;&quot;0&quot;&quot;))&quot;);10)" office:value-type="float" office:value="10" calcext:value-type="float">
            <text:p>10</text:p>
          </table:table-cell>
          <table:table-cell table:style-name="ce3" table:formula="of:=IFERROR(__xludf.dummyfunction(&quot;INT(REGEXEXTRACT(J888,&quot;&quot;(\d+)\w{2}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K888,&quot;&quot;(\d+)\w{2}&quot;&quot;))&quot;);2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89]);&quot;/grand-final/results/&quot;);LOWER(SUBSTITUTE([.B88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srael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15th</text:p>
          </table:table-cell>
          <table:table-cell table:style-name="ce1" office:value-type="string" calcext:value-type="string">
            <text:p>12 points 1st</text:p>
          </table:table-cell>
          <table:table-cell table:style-name="ce4" table:formula="of:=IFERROR(__xludf.dummyfunction(&quot;INT(IF(REGEXMATCH(J889,&quot;&quot;\d+ points?&quot;&quot;),REGEXEXTRACT(J889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89,&quot;&quot;\d+ points?&quot;&quot;),REGEXEXTRACT(K889,&quot;&quot;^(\d+) points?&quot;&quot;),&quot;&quot;0&quot;&quot;))&quot;);12)" office:value-type="float" office:value="12" calcext:value-type="float">
            <text:p>12</text:p>
          </table:table-cell>
          <table:table-cell table:style-name="ce3" table:formula="of:=IFERROR(__xludf.dummyfunction(&quot;INT(REGEXEXTRACT(J889,&quot;&quot;(\d+)\w{2}&quot;&quot;))&quot;);15)" office:value-type="float" office:value="15" calcext:value-type="float">
            <text:p>15</text:p>
          </table:table-cell>
          <table:table-cell table:style-name="ce3" table:formula="of:=IFERROR(__xludf.dummyfunction(&quot;INT(REGEXEXTRACT(K889,&quot;&quot;(\d+)\w{2}&quot;&quot;))&quot;);1)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0]);&quot;/grand-final/results/&quot;);LOWER(SUBSTITUTE([.B89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Italy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string" calcext:value-type="string">
            <text:p>5 points 6th</text:p>
          </table:table-cell>
          <table:table-cell table:style-name="ce1" office:value-type="string" calcext:value-type="string">
            <text:p>12th</text:p>
          </table:table-cell>
          <table:table-cell table:style-name="ce4" table:formula="of:=IFERROR(__xludf.dummyfunction(&quot;INT(IF(REGEXMATCH(J890,&quot;&quot;\d+ points?&quot;&quot;),REGEXEXTRACT(J890,&quot;&quot;^(\d+) points?&quot;&quot;),&quot;&quot;0&quot;&quot;))&quot;);5)" office:value-type="float" office:value="5" calcext:value-type="float">
            <text:p>5</text:p>
          </table:table-cell>
          <table:table-cell table:style-name="ce4" table:formula="of:=IFERROR(__xludf.dummyfunction(&quot;INT(IF(REGEXMATCH(K890,&quot;&quot;\d+ points?&quot;&quot;),REGEXEXTRACT(K890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0,&quot;&quot;(\d+)\w{2}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K890,&quot;&quot;(\d+)\w{2}&quot;&quot;))&quot;);12)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1]);&quot;/grand-final/results/&quot;);LOWER(SUBSTITUTE([.B89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atvia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3 points 8th</text:p>
          </table:table-cell>
          <table:table-cell table:style-name="ce1" office:value-type="string" calcext:value-type="string">
            <text:p>4 points 7th</text:p>
          </table:table-cell>
          <table:table-cell table:style-name="ce4" table:formula="of:=IFERROR(__xludf.dummyfunction(&quot;INT(IF(REGEXMATCH(J891,&quot;&quot;\d+ points?&quot;&quot;),REGEXEXTRACT(J891,&quot;&quot;^(\d+) points?&quot;&quot;),&quot;&quot;0&quot;&quot;))&quot;);3)" office:value-type="float" office:value="3" calcext:value-type="float">
            <text:p>3</text:p>
          </table:table-cell>
          <table:table-cell table:style-name="ce4" table:formula="of:=IFERROR(__xludf.dummyfunction(&quot;INT(IF(REGEXMATCH(K891,&quot;&quot;\d+ points?&quot;&quot;),REGEXEXTRACT(K891,&quot;&quot;^(\d+) points?&quot;&quot;),&quot;&quot;0&quot;&quot;))&quot;);4)" office:value-type="float" office:value="4" calcext:value-type="float">
            <text:p>4</text:p>
          </table:table-cell>
          <table:table-cell table:style-name="ce3" table:formula="of:=IFERROR(__xludf.dummyfunction(&quot;INT(REGEXEXTRACT(J891,&quot;&quot;(\d+)\w{2}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K891,&quot;&quot;(\d+)\w{2}&quot;&quot;))&quot;);7)"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2]);&quot;/grand-final/results/&quot;);LOWER(SUBSTITUTE([.B892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ithuania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11th</text:p>
          </table:table-cell>
          <table:table-cell table:style-name="ce1" office:value-type="string" calcext:value-type="string">
            <text:p>8 points 3rd</text:p>
          </table:table-cell>
          <table:table-cell table:style-name="ce4" table:formula="of:=IFERROR(__xludf.dummyfunction(&quot;INT(IF(REGEXMATCH(J892,&quot;&quot;\d+ points?&quot;&quot;),REGEXEXTRACT(J892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2,&quot;&quot;\d+ points?&quot;&quot;),REGEXEXTRACT(K892,&quot;&quot;^(\d+) points?&quot;&quot;),&quot;&quot;0&quot;&quot;))&quot;);8)" office:value-type="float" office:value="8" calcext:value-type="float">
            <text:p>8</text:p>
          </table:table-cell>
          <table:table-cell table:style-name="ce3" table:formula="of:=IFERROR(__xludf.dummyfunction(&quot;INT(REGEXEXTRACT(J892,&quot;&quot;(\d+)\w{2}&quot;&quot;))&quot;);11)" office:value-type="float" office:value="11" calcext:value-type="float">
            <text:p>11</text:p>
          </table:table-cell>
          <table:table-cell table:style-name="ce3" table:formula="of:=IFERROR(__xludf.dummyfunction(&quot;INT(REGEXEXTRACT(K892,&quot;&quot;(\d+)\w{2}&quot;&quot;))&quot;);3)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3]);&quot;/grand-final/results/&quot;);LOWER(SUBSTITUTE([.B893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Luxembourg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4 points 7th</text:p>
          </table:table-cell>
          <table:table-cell table:style-name="ce1" office:value-type="string" calcext:value-type="string">
            <text:p>19th</text:p>
          </table:table-cell>
          <table:table-cell table:style-name="ce4" table:formula="of:=IFERROR(__xludf.dummyfunction(&quot;INT(IF(REGEXMATCH(J893,&quot;&quot;\d+ points?&quot;&quot;),REGEXEXTRACT(J893,&quot;&quot;^(\d+) points?&quot;&quot;),&quot;&quot;0&quot;&quot;))&quot;);4)" office:value-type="float" office:value="4" calcext:value-type="float">
            <text:p>4</text:p>
          </table:table-cell>
          <table:table-cell table:style-name="ce4" table:formula="of:=IFERROR(__xludf.dummyfunction(&quot;INT(IF(REGEXMATCH(K893,&quot;&quot;\d+ points?&quot;&quot;),REGEXEXTRACT(K893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3,&quot;&quot;(\d+)\w{2}&quot;&quot;))&quot;);7)" office:value-type="float" office:value="7" calcext:value-type="float">
            <text:p>7</text:p>
          </table:table-cell>
          <table:table-cell table:style-name="ce3" table:formula="of:=IFERROR(__xludf.dummyfunction(&quot;INT(REGEXEXTRACT(K893,&quot;&quot;(\d+)\w{2}&quot;&quot;))&quot;);19)" office:value-type="float" office:value="19" calcext:value-type="float">
            <text:p>19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4]);&quot;/grand-final/results/&quot;);LOWER(SUBSTITUTE([.B894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Norway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25th</text:p>
          </table:table-cell>
          <table:table-cell table:style-name="ce1" office:value-type="string" calcext:value-type="string">
            <text:p>20th</text:p>
          </table:table-cell>
          <table:table-cell table:style-name="ce4" table:formula="of:=IFERROR(__xludf.dummyfunction(&quot;INT(IF(REGEXMATCH(J894,&quot;&quot;\d+ points?&quot;&quot;),REGEXEXTRACT(J894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4,&quot;&quot;\d+ points?&quot;&quot;),REGEXEXTRACT(K894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4,&quot;&quot;(\d+)\w{2}&quot;&quot;))&quot;);25)" office:value-type="float" office:value="25" calcext:value-type="float">
            <text:p>25</text:p>
          </table:table-cell>
          <table:table-cell table:style-name="ce3" table:formula="of:=IFERROR(__xludf.dummyfunction(&quot;INT(REGEXEXTRACT(K894,&quot;&quot;(\d+)\w{2}&quot;&quot;))&quot;);20)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5]);&quot;/grand-final/results/&quot;);LOWER(SUBSTITUTE([.B895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Portugal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12 points 1st</text:p>
          </table:table-cell>
          <table:table-cell table:style-name="ce1" office:value-type="string" calcext:value-type="string">
            <text:p>21st</text:p>
          </table:table-cell>
          <table:table-cell table:style-name="ce4" table:formula="of:=IFERROR(__xludf.dummyfunction(&quot;INT(IF(REGEXMATCH(J895,&quot;&quot;\d+ points?&quot;&quot;),REGEXEXTRACT(J895,&quot;&quot;^(\d+) points?&quot;&quot;),&quot;&quot;0&quot;&quot;))&quot;);12)" office:value-type="float" office:value="12" calcext:value-type="float">
            <text:p>12</text:p>
          </table:table-cell>
          <table:table-cell table:style-name="ce4" table:formula="of:=IFERROR(__xludf.dummyfunction(&quot;INT(IF(REGEXMATCH(K895,&quot;&quot;\d+ points?&quot;&quot;),REGEXEXTRACT(K895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5,&quot;&quot;(\d+)\w{2}&quot;&quot;))&quot;);1)" office:value-type="float" office:value="1" calcext:value-type="float">
            <text:p>1</text:p>
          </table:table-cell>
          <table:table-cell table:style-name="ce3" table:formula="of:=IFERROR(__xludf.dummyfunction(&quot;INT(REGEXEXTRACT(K895,&quot;&quot;(\d+)\w{2}&quot;&quot;))&quot;);21)" office:value-type="float" office:value="21" calcext:value-type="float">
            <text:p>2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6]);&quot;/grand-final/results/&quot;);LOWER(SUBSTITUTE([.B896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erb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string" calcext:value-type="string">
            <text:p>18th</text:p>
          </table:table-cell>
          <table:table-cell table:style-name="ce1" office:value-type="string" calcext:value-type="string">
            <text:p>23rd</text:p>
          </table:table-cell>
          <table:table-cell table:style-name="ce4" table:formula="of:=IFERROR(__xludf.dummyfunction(&quot;INT(IF(REGEXMATCH(J896,&quot;&quot;\d+ points?&quot;&quot;),REGEXEXTRACT(J896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6,&quot;&quot;\d+ points?&quot;&quot;),REGEXEXTRACT(K896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6,&quot;&quot;(\d+)\w{2}&quot;&quot;))&quot;);18)" office:value-type="float" office:value="18" calcext:value-type="float">
            <text:p>18</text:p>
          </table:table-cell>
          <table:table-cell table:style-name="ce3" table:formula="of:=IFERROR(__xludf.dummyfunction(&quot;INT(REGEXEXTRACT(K896,&quot;&quot;(\d+)\w{2}&quot;&quot;))&quot;);23)" office:value-type="float" office:value="23" calcext:value-type="float">
            <text:p>23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7]);&quot;/grand-final/results/&quot;);LOWER(SUBSTITUTE([.B897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lovenia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14th</text:p>
          </table:table-cell>
          <table:table-cell table:style-name="ce1" office:value-type="string" calcext:value-type="string">
            <text:p>24th</text:p>
          </table:table-cell>
          <table:table-cell table:style-name="ce4" table:formula="of:=IFERROR(__xludf.dummyfunction(&quot;INT(IF(REGEXMATCH(J897,&quot;&quot;\d+ points?&quot;&quot;),REGEXEXTRACT(J897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7,&quot;&quot;\d+ points?&quot;&quot;),REGEXEXTRACT(K897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7,&quot;&quot;(\d+)\w{2}&quot;&quot;))&quot;);14)" office:value-type="float" office:value="14" calcext:value-type="float">
            <text:p>14</text:p>
          </table:table-cell>
          <table:table-cell table:style-name="ce3" table:formula="of:=IFERROR(__xludf.dummyfunction(&quot;INT(REGEXEXTRACT(K897,&quot;&quot;(\d+)\w{2}&quot;&quot;))&quot;);24)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8]);&quot;/grand-final/results/&quot;);LOWER(SUBSTITUTE([.B898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pain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24th</text:p>
          </table:table-cell>
          <table:table-cell table:style-name="ce1" office:value-type="string" calcext:value-type="string">
            <text:p>11th</text:p>
          </table:table-cell>
          <table:table-cell table:style-name="ce4" table:formula="of:=IFERROR(__xludf.dummyfunction(&quot;INT(IF(REGEXMATCH(J898,&quot;&quot;\d+ points?&quot;&quot;),REGEXEXTRACT(J898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898,&quot;&quot;\d+ points?&quot;&quot;),REGEXEXTRACT(K898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8,&quot;&quot;(\d+)\w{2}&quot;&quot;))&quot;);24)" office:value-type="float" office:value="24" calcext:value-type="float">
            <text:p>24</text:p>
          </table:table-cell>
          <table:table-cell table:style-name="ce3" table:formula="of:=IFERROR(__xludf.dummyfunction(&quot;INT(REGEXEXTRACT(K898,&quot;&quot;(\d+)\w{2}&quot;&quot;))&quot;);11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899]);&quot;/grand-final/results/&quot;);LOWER(SUBSTITUTE([.B899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eden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6 points 5th</text:p>
          </table:table-cell>
          <table:table-cell table:style-name="ce1" office:value-type="string" calcext:value-type="string">
            <text:p>18th</text:p>
          </table:table-cell>
          <table:table-cell table:style-name="ce4" table:formula="of:=IFERROR(__xludf.dummyfunction(&quot;INT(IF(REGEXMATCH(J899,&quot;&quot;\d+ points?&quot;&quot;),REGEXEXTRACT(J899,&quot;&quot;^(\d+) points?&quot;&quot;),&quot;&quot;0&quot;&quot;))&quot;);6)" office:value-type="float" office:value="6" calcext:value-type="float">
            <text:p>6</text:p>
          </table:table-cell>
          <table:table-cell table:style-name="ce4" table:formula="of:=IFERROR(__xludf.dummyfunction(&quot;INT(IF(REGEXMATCH(K899,&quot;&quot;\d+ points?&quot;&quot;),REGEXEXTRACT(K899,&quot;&quot;^(\d+) points?&quot;&quot;),&quot;&quot;0&quot;&quot;))&quot;);0)" office:value-type="float" office:value="0" calcext:value-type="float">
            <text:p>0</text:p>
          </table:table-cell>
          <table:table-cell table:style-name="ce3" table:formula="of:=IFERROR(__xludf.dummyfunction(&quot;INT(REGEXEXTRACT(J899,&quot;&quot;(\d+)\w{2}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K899,&quot;&quot;(\d+)\w{2}&quot;&quot;))&quot;);18)"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900]);&quot;/grand-final/results/&quot;);LOWER(SUBSTITUTE([.B900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Switzerlan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10 points 2nd</text:p>
          </table:table-cell>
          <table:table-cell table:style-name="ce1" office:value-type="string" calcext:value-type="string">
            <text:p>5 points 6th</text:p>
          </table:table-cell>
          <table:table-cell table:style-name="ce4" table:formula="of:=IFERROR(__xludf.dummyfunction(&quot;INT(IF(REGEXMATCH(J900,&quot;&quot;\d+ points?&quot;&quot;),REGEXEXTRACT(J900,&quot;&quot;^(\d+) points?&quot;&quot;),&quot;&quot;0&quot;&quot;))&quot;);10)" office:value-type="float" office:value="10" calcext:value-type="float">
            <text:p>10</text:p>
          </table:table-cell>
          <table:table-cell table:style-name="ce4" table:formula="of:=IFERROR(__xludf.dummyfunction(&quot;INT(IF(REGEXMATCH(K900,&quot;&quot;\d+ points?&quot;&quot;),REGEXEXTRACT(K900,&quot;&quot;^(\d+) points?&quot;&quot;),&quot;&quot;0&quot;&quot;))&quot;);5)" office:value-type="float" office:value="5" calcext:value-type="float">
            <text:p>5</text:p>
          </table:table-cell>
          <table:table-cell table:style-name="ce3" table:formula="of:=IFERROR(__xludf.dummyfunction(&quot;INT(REGEXEXTRACT(J900,&quot;&quot;(\d+)\w{2}&quot;&quot;))&quot;);2)" office:value-type="float" office:value="2" calcext:value-type="float">
            <text:p>2</text:p>
          </table:table-cell>
          <table:table-cell table:style-name="ce3" table:formula="of:=IFERROR(__xludf.dummyfunction(&quot;INT(REGEXEXTRACT(K900,&quot;&quot;(\d+)\w{2}&quot;&quot;))&quot;);6)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1" office:value-type="float" office:value="2024" calcext:value-type="float">
            <text:p>2024</text:p>
          </table:table-cell>
          <table:table-cell table:style-name="ce1" office:value-type="string" calcext:value-type="string">
            <text:p>United Kingdom</text:p>
          </table:table-cell>
          <table:table-cell table:style-name="ce2" table:formula="of:=HYPERLINK(concat(concat(concat(&quot;https://eurovision.tv/event/malmo-&quot;;[.A901]);&quot;/grand-final/results/&quot;);LOWER(SUBSTITUTE([.B901];&quot; &quot;;&quot;-&quot;))))" office:value-type="string" office:string-value="" calcext:value-type="error">
            <text:p>#NAME?</text:p>
          </table:table-cell>
          <table:table-cell table:style-name="ce1" office:value-type="string" calcext:value-type="string">
            <text:p>Ukraine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13th</text:p>
          </table:table-cell>
          <table:table-cell table:style-name="ce1" office:value-type="string" calcext:value-type="string">
            <text:p>6 points 5th</text:p>
          </table:table-cell>
          <table:table-cell table:style-name="ce4" table:formula="of:=IFERROR(__xludf.dummyfunction(&quot;INT(IF(REGEXMATCH(J901,&quot;&quot;\d+ points?&quot;&quot;),REGEXEXTRACT(J901,&quot;&quot;^(\d+) points?&quot;&quot;),&quot;&quot;0&quot;&quot;))&quot;);0)" office:value-type="float" office:value="0" calcext:value-type="float">
            <text:p>0</text:p>
          </table:table-cell>
          <table:table-cell table:style-name="ce4" table:formula="of:=IFERROR(__xludf.dummyfunction(&quot;INT(IF(REGEXMATCH(K901,&quot;&quot;\d+ points?&quot;&quot;),REGEXEXTRACT(K901,&quot;&quot;^(\d+) points?&quot;&quot;),&quot;&quot;0&quot;&quot;))&quot;);6)" office:value-type="float" office:value="6" calcext:value-type="float">
            <text:p>6</text:p>
          </table:table-cell>
          <table:table-cell table:style-name="ce3" table:formula="of:=IFERROR(__xludf.dummyfunction(&quot;INT(REGEXEXTRACT(J901,&quot;&quot;(\d+)\w{2}&quot;&quot;))&quot;);13)" office:value-type="float" office:value="13" calcext:value-type="float">
            <text:p>13</text:p>
          </table:table-cell>
          <table:table-cell table:style-name="ce3" table:formula="of:=IFERROR(__xludf.dummyfunction(&quot;INT(REGEXEXTRACT(K901,&quot;&quot;(\d+)\w{2}&quot;&quot;))&quot;);5)" office:value-type="float" office:value="5" calcext:value-type="float">
            <text:p>5</text:p>
          </table:table-cell>
          <table:table-cell table:number-columns-repeated="1009"/>
        </table:table-row>
        <table:table-row table:style-name="ro1" table:number-rows-repeated="63">
          <table:table-cell table:number-columns-repeated="4"/>
          <table:table-cell table:style-name="ce3" table:number-columns-repeated="5"/>
          <table:table-cell table:number-columns-repeated="2"/>
          <table:table-cell table:style-name="ce3" table:number-columns-repeated="4"/>
          <table:table-cell table:number-columns-repeated="1009"/>
        </table:table-row>
        <table:table-row table:style-name="ro2" table:number-rows-repeated="10476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Detailed Points'.$A$1" table:cell-range-address="$'Detailed Points'.$A$1:.$AE$901"/>
        </table:named-expressions>
        <calcext:conditional-formats>
          <calcext:conditional-format calcext:target-range-address="'Detailed Points'.L2:'Detailed Points'.M901">
            <calcext:color-scale>
              <calcext:color-scale-entry calcext:value="=0" calcext:type="formula" calcext:color="#e67c73"/>
              <calcext:color-scale-entry calcext:value="=1" calcext:type="formula" calcext:color="#fff2cc"/>
              <calcext:color-scale-entry calcext:value="=12" calcext:type="formula" calcext:color="#57bb8a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Detailed Points'.A1:'Detailed Points'.AE9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tailed_20_Points" style:display-name="PageStyle_Detailed Poi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515" meta:object-count="0"/>
    <meta:generator>LibreOfficeDev/6.0.5.2$Linux_X86_64 LibreOffice_project/</meta:generator>
  </office:meta>
</office:document-meta>
</file>